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21315__20998__20301__91_0_93_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_21315__20998__20301__91_0_93_" style:data-style-name="N6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21315__20998__20301__91_0_93_" style:data-style-name="N67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21315__20998__20301__91_0_93_" style:data-style-name="N68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21315__20998__20301__91_0_93_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21315__20998__20301__91_0_93_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66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" style:data-style-name="N66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" style:data-style-name="N66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66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48"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5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0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5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6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7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7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97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9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0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4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6" style:family="table-cell" style:parent-style-name="_21315__20998__20301__91_0_93__32_2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7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269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3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84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5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87" style:family="table-cell" style:parent-style-name="Default" style:data-style-name="N48"/>
    <style:style style:name="ce28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3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4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5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7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1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1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8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0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2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32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3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3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6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37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8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4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5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6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51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2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7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9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70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71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2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4" style:family="table-cell" style:parent-style-name="_19968__33324___36895__22577__34920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7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7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7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8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9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1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2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4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1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1.349375cm"/>
    </style:style>
    <style:style style:name="co25" style:family="table-column">
      <style:table-column-properties fo:break-before="auto" style:column-width="2.19604166666667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2.2225cm"/>
    </style:style>
    <style:style style:name="co29" style:family="table-column">
      <style:table-column-properties fo:break-before="auto" style:column-width="1.508125cm"/>
    </style:style>
    <style:style style:name="co30" style:family="table-column">
      <style:table-column-properties fo:break-before="auto" style:column-width="1.56104166666667cm"/>
    </style:style>
    <style:style style:name="co31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6.7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.35pt" style:use-optimal-row-height="false" fo:break-before="auto"/>
    </style:style>
    <style:style style:name="ro12" style:family="table-row">
      <style:table-row-properties style:row-height="34.15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9.15pt" style:use-optimal-row-height="false" fo:break-before="auto"/>
    </style:style>
    <style:style style:name="ro15" style:family="table-row">
      <style:table-row-properties style:row-height="17.45pt" style:use-optimal-row-height="false" fo:break-before="auto"/>
    </style:style>
    <style:style style:name="ro16" style:family="table-row">
      <style:table-row-properties style:row-height="24.95pt" style:use-optimal-row-height="false" fo:break-before="auto"/>
    </style:style>
    <style:style style:name="ro17" style:family="table-row">
      <style:table-row-properties style:row-height="8.1pt" style:use-optimal-row-height="false" fo:break-before="auto"/>
    </style:style>
    <style:style style:name="ro18" style:family="table-row">
      <style:table-row-properties style:row-height="18.75pt" style:use-optimal-row-height="false" fo:break-before="auto"/>
    </style:style>
    <style:style style:name="ro19" style:family="table-row">
      <style:table-row-properties style:row-height="17.1pt" style:use-optimal-row-height="false" fo:break-before="auto"/>
    </style:style>
    <style:style style:name="ro20" style:family="table-row">
      <style:table-row-properties style:row-height="17.1pt" style:use-optimal-row-height="false" fo:break-before="page"/>
    </style:style>
    <style:style style:name="ro21" style:family="table-row">
      <style:table-row-properties style:row-height="15pt" style:use-optimal-row-height="true" fo:break-before="auto"/>
    </style:style>
    <style:style style:name="ro22" style:family="table-row">
      <style:table-row-properties style:row-height="23.25pt" style:use-optimal-row-height="false" fo:break-before="auto"/>
    </style:style>
    <style:style style:name="ro23" style:family="table-row">
      <style:table-row-properties style:row-height="8.45pt" style:use-optimal-row-height="false" fo:break-before="auto"/>
    </style:style>
    <style:style style:name="ro24" style:family="table-row">
      <style:table-row-properties style:row-height="22.15pt" style:use-optimal-row-height="false" fo:break-before="auto"/>
    </style:style>
    <style:style style:name="ro25" style:family="table-row">
      <style:table-row-properties style:row-height="30.2pt" style:use-optimal-row-height="false" fo:break-before="auto"/>
    </style:style>
    <style:style style:name="ro26" style:family="table-row">
      <style:table-row-properties style:row-height="12.2pt" style:use-optimal-row-height="false" fo:break-before="auto"/>
    </style:style>
    <style:style style:name="ro27" style:family="table-row">
      <style:table-row-properties style:row-height="16.5pt" style:use-optimal-row-height="true" fo:break-before="auto"/>
    </style:style>
    <style:style style:name="ro28" style:family="table-row">
      <style:table-row-properties style:row-height="15pt" style:use-optimal-row-height="true" fo:break-before="page"/>
    </style:style>
    <style:style style:name="ro29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4" table:default-cell-style-name="ce1"/>
        <table:table-column table:style-name="co1" table:number-columns-repeated="2" table:default-cell-style-name="ce1"/>
        <table:table-column table:style-name="co11" table:number-columns-repeated="4" table:default-cell-style-name="ce1"/>
        <table:table-column table:style-name="co10" table:number-columns-repeated="3" table:default-cell-style-name="ce1"/>
        <table:table-column table:style-name="co12" table:number-columns-repeated="16353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309">
            <text:p>民 國 112 年 1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310">
            <text:p>民 國 112 年 1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<text:span text:style-name="T6">單位：人；</text:span>‰<text:span text:style-name="T6">；對</text:span></text:p>
          </table:table-cell>
          <table:table-cell table:number-columns-repeated="16353" table:style-name="ce13"/>
        </table:table-row>
        <table:table-row table:style-name="ro4">
          <table:table-cell office:value-type="string" table:number-columns-spanned="2" table:number-rows-spanned="4" table:style-name="ce304">
            <text:p><text:span text:style-name="T6">年月別</text:span></text:p>
          </table:table-cell>
          <table:covered-table-cell/>
          <table:table-cell table:style-name="ce11"/>
          <table:table-cell office:value-type="string" table:style-name="ce12">
            <text:p><text:span text:style-name="T6">人</text:span></text:p>
          </table:table-cell>
          <table:table-cell office:value-type="string" table:style-name="ce12">
            <text:p><text:span text:style-name="T6">口</text:span></text:p>
          </table:table-cell>
          <table:table-cell office:value-type="string" table:style-name="ce12">
            <text:p><text:span text:style-name="T6">數</text:span></text:p>
          </table:table-cell>
          <table:table-cell office:value-type="string" table:number-columns-spanned="4" table:number-rows-spanned="1" table:style-name="ce367">
            <text:p><text:span text:style-name="T6">出</text:span><text:s text:c="6"/><text:span text:style-name="T6">　</text:span><text:s text:c="2"/><text:span text:style-name="T6">　生</text:span></text:p>
          </table:table-cell>
          <table:covered-table-cell table:number-columns-repeated="3"/>
          <table:table-cell office:value-type="string" table:number-columns-spanned="4" table:number-rows-spanned="1" table:style-name="ce367">
            <text:p><text:span text:style-name="T6">死　</text:span><text:s text:c="7"/><text:span text:style-name="T6">　亡</text:span></text:p>
          </table:table-cell>
          <table:covered-table-cell table:number-columns-repeated="3"/>
          <table:table-cell office:value-type="string" table:number-columns-spanned="2" table:number-rows-spanned="1" table:style-name="ce367">
            <text:p><text:span text:style-name="T6">自</text:span><text:s/><text:span text:style-name="T6">然</text:span><text:s/><text:span text:style-name="T6">增</text:span><text:s/><text:span text:style-name="T6">加</text:span></text:p>
          </table:table-cell>
          <table:covered-table-cell/>
          <table:table-cell office:value-type="string" table:number-columns-spanned="6" table:number-rows-spanned="1" table:style-name="ce368">
            <text:p><text:span text:style-name="T6">結</text:span><text:span text:style-name="T14"><text:s text:c="7"/></text:span><text:span text:style-name="T6">婚　</text:span><text:span text:style-name="T14"><text:s/>(</text:span><text:span text:style-name="T6">對</text:span><text:span text:style-name="T14"><text:s text:c="3"/></text:span><text:span text:style-name="T6">數</text:span><text:span text:style-name="T14">)</text:span></text:p>
          </table:table-cell>
          <table:covered-table-cell table:number-columns-repeated="5"/>
          <table:table-cell office:value-type="string" table:number-columns-spanned="6" table:number-rows-spanned="1" table:style-name="ce368">
            <text:p><text:span text:style-name="T6">離</text:span><text:span text:style-name="T14"><text:s text:c="5"/></text:span><text:span text:style-name="T6">婚</text:span><text:span text:style-name="T14"><text:s text:c="2"/>/<text:s text:c="2"/></text:span><text:span text:style-name="T6">終</text:span><text:span text:style-name="T14"><text:s text:c="4"/></text:span><text:span text:style-name="T6">止</text:span><text:span text:style-name="T14"><text:s text:c="2"/>(</text:span><text:span text:style-name="T6">對</text:span><text:span text:style-name="T14"><text:s text:c="2"/></text:span><text:span text:style-name="T6">數</text:span><text:span text:style-name="T14">)</text:span></text:p>
          </table:table-cell>
          <table:covered-table-cell table:number-columns-repeated="5"/>
          <table:table-cell office:value-type="string" table:number-columns-spanned="1" table:number-rows-spanned="4" table:style-name="ce369">
            <text:p><text:span text:style-name="T6">遷入</text:span></text:p>
            <text:p><text:span text:style-name="T6">人數</text:span></text:p>
          </table:table-cell>
          <table:table-cell office:value-type="string" table:number-columns-spanned="1" table:number-rows-spanned="4" table:style-name="ce369">
            <text:p><text:span text:style-name="T6">遷出</text:span></text:p>
            <text:p><text:span text:style-name="T6">人數</text:span></text:p>
          </table:table-cell>
          <table:table-cell office:value-type="string" table:number-columns-spanned="1" table:number-rows-spanned="4" table:style-name="ce371">
            <text:p>原住民</text:p>
            <text:p>人口數</text:p>
          </table:table-cell>
          <table:table-cell table:number-columns-repeated="16353" table:style-name="ce1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305">
            <text:p><text:span text:style-name="T6">戶　數</text:span></text:p>
          </table:table-cell>
          <table:table-cell table:number-columns-repeated="3" table:style-name="ce14"/>
          <table:table-cell office:value-type="string" table:number-columns-spanned="1" table:number-rows-spanned="3" table:style-name="ce367">
            <text:p><text:span text:style-name="T6">計</text:span></text:p>
          </table:table-cell>
          <table:table-cell office:value-type="string" table:number-columns-spanned="1" table:number-rows-spanned="3" table:style-name="ce367">
            <text:p><text:span text:style-name="T6">男</text:span></text:p>
          </table:table-cell>
          <table:table-cell office:value-type="string" table:number-columns-spanned="1" table:number-rows-spanned="3" table:style-name="ce367">
            <text:p><text:span text:style-name="T6">女</text:span></text:p>
          </table:table-cell>
          <table:table-cell office:value-type="string" table:style-name="ce15">
            <text:p><text:span text:style-name="T6">折合年</text:span></text:p>
          </table:table-cell>
          <table:table-cell office:value-type="string" table:number-columns-spanned="1" table:number-rows-spanned="3" table:style-name="ce367">
            <text:p><text:span text:style-name="T6">計</text:span></text:p>
          </table:table-cell>
          <table:table-cell office:value-type="string" table:number-columns-spanned="1" table:number-rows-spanned="3" table:style-name="ce367">
            <text:p><text:span text:style-name="T6">男</text:span></text:p>
          </table:table-cell>
          <table:table-cell office:value-type="string" table:number-columns-spanned="1" table:number-rows-spanned="3" table:style-name="ce367">
            <text:p><text:span text:style-name="T6">女</text:span></text:p>
          </table:table-cell>
          <table:table-cell office:value-type="string" table:style-name="ce16">
            <text:p><text:span text:style-name="T6">折合年</text:span></text:p>
          </table:table-cell>
          <table:table-cell office:value-type="string" table:style-name="ce14">
            <text:p><text:s/></text:p>
          </table:table-cell>
          <table:table-cell office:value-type="string" table:style-name="ce17">
            <text:p><text:span text:style-name="T6">折合年自</text:span></text:p>
          </table:table-cell>
          <table:table-cell office:value-type="string" table:number-columns-spanned="1" table:number-rows-spanned="3" table:style-name="ce367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369">
            <text:p><text:span text:style-name="T6">不同性別</text:span></text:p>
          </table:table-cell>
          <table:table-cell office:value-type="string" table:number-columns-spanned="3" table:number-rows-spanned="1" table:style-name="ce367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table-cell office:value-type="string" table:number-columns-spanned="1" table:number-rows-spanned="3" table:style-name="ce367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369">
            <text:p><text:span text:style-name="T6">不同性別</text:span></text:p>
          </table:table-cell>
          <table:table-cell office:value-type="string" table:number-columns-spanned="3" table:number-rows-spanned="1" table:style-name="ce367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3">
          <table:covered-table-cell/>
          <table:covered-table-cell/>
          <table:covered-table-cell/>
          <table:table-cell office:value-type="string" table:style-name="ce18">
            <text:p><text:span text:style-name="T6">計</text:span></text:p>
          </table:table-cell>
          <table:table-cell office:value-type="string" table:style-name="ce18">
            <text:p><text:span text:style-name="T6">男</text:span></text:p>
          </table:table-cell>
          <table:table-cell office:value-type="string" table:style-name="ce18">
            <text:p><text:span text:style-name="T6">女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出生率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死亡率</text:span></text:p>
          </table:table-cell>
          <table:table-cell office:value-type="string" table:style-name="ce18">
            <text:p><text:span text:style-name="T6">人數</text:span></text:p>
          </table:table-cell>
          <table:table-cell office:value-type="string" table:style-name="ce17">
            <text:p><text:span text:style-name="T6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67">
            <text:p><text:span text:style-name="T6">計</text:span></text:p>
          </table:table-cell>
          <table:table-cell office:value-type="string" table:number-columns-spanned="1" table:number-rows-spanned="2" table:style-name="ce367">
            <text:p><text:span text:style-name="T6">男</text:span></text:p>
          </table:table-cell>
          <table:table-cell office:value-type="string" table:number-columns-spanned="1" table:number-rows-spanned="2" table:style-name="ce370">
            <text:p><text:span text:style-name="T6">女</text:span></text:p>
          </table:table-cell>
          <table:table-cell office:value-type="string" table:style-name="ce19">
            <text:p><text:span text:style-name="T6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67">
            <text:p><text:span text:style-name="T6">計</text:span></text:p>
          </table:table-cell>
          <table:table-cell office:value-type="string" table:number-columns-spanned="1" table:number-rows-spanned="2" table:style-name="ce367">
            <text:p><text:span text:style-name="T6">男</text:span></text:p>
          </table:table-cell>
          <table:table-cell office:value-type="string" table:number-columns-spanned="1" table:number-rows-spanned="2" table:style-name="ce370">
            <text:p><text:span text:style-name="T6">女</text:span></text:p>
          </table:table-cell>
          <table:table-cell office:value-type="string" table:style-name="ce19">
            <text:p><text:span text:style-name="T6">粗離婚率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5">
          <table:covered-table-cell/>
          <table:covered-table-cell/>
          <table:table-cell table:style-name="ce20"/>
          <table:table-cell table:style-name="ce21"/>
          <table:table-cell table:number-columns-repeated="2" table:style-name="ce22"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office:value-type="string" table:style-name="ce23">
            <text:p>‰</text:p>
          </table:table-cell>
          <table:table-cell table:style-name="ce22"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6">
          <table:table-cell table:style-name="ce15"/>
          <table:table-cell table:style-name="ce24"/>
          <table:table-cell table:style-name="ce25"/>
          <table:table-cell table:style-name="ce26"/>
          <table:table-cell table:number-columns-repeated="2" table:style-name="ce27"/>
          <table:table-cell office:value-type="float" office:value="0" table:style-name="ce28">
            <text:p>—</text:p>
          </table:table-cell>
          <table:table-cell table:number-columns-repeated="2" table:style-name="ce15"/>
          <table:table-cell table:style-name="ce27"/>
          <table:table-cell table:number-columns-repeated="3" table:style-name="ce15"/>
          <table:table-cell table:style-name="ce27"/>
          <table:table-cell office:value-type="float" office:value="0" table:style-name="ce29">
            <text:p>—</text:p>
          </table:table-cell>
          <table:table-cell table:style-name="ce1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number-columns-repeated="2" table:style-name="ce15"/>
          <table:table-cell table:style-name="ce31"/>
          <table:table-cell table:number-columns-repeated="16353" table:style-name="ce13"/>
        </table:table-row>
        <table:table-row table:style-name="ro7">
          <table:table-cell office:value-type="string" table:number-columns-spanned="2" table:number-rows-spanned="1" table:style-name="ce281">
            <text:p>40<text:s/><text:span text:style-name="T7">年</text:span></text:p>
          </table:table-cell>
          <table:covered-table-cell/>
          <table:table-cell office:value-type="float" office:value="1440787" table:style-name="ce7">
            <text:p>1,440,787</text:p>
          </table:table-cell>
          <table:table-cell office:value-type="float" office:value="7869247" table:style-name="ce7">
            <text:p>7,869,247</text:p>
          </table:table-cell>
          <table:table-cell office:value-type="float" office:value="4016708" table:style-name="ce7">
            <text:p>4,016,708</text:p>
          </table:table-cell>
          <table:table-cell office:value-type="float" office:value="3852539" table:style-name="ce7">
            <text:p>3,852,539</text:p>
          </table:table-cell>
          <table:table-cell office:value-type="float" office:value="385383" table:style-name="ce7">
            <text:p>385,383</text:p>
          </table:table-cell>
          <table:table-cell office:value-type="float" office:value="197297" table:style-name="ce7">
            <text:p>197,297</text:p>
          </table:table-cell>
          <table:table-cell office:value-type="float" office:value="188086" table:style-name="ce7">
            <text:p>188,086</text:p>
          </table:table-cell>
          <table:table-cell office:value-type="float" office:value="49.97" table:style-name="ce8">
            <text:p>49.97</text:p>
          </table:table-cell>
          <table:table-cell office:value-type="float" office:value="89259" table:style-name="ce7">
            <text:p>89,259</text:p>
          </table:table-cell>
          <table:table-cell office:value-type="float" office:value="46225" table:style-name="ce7">
            <text:p>46,225</text:p>
          </table:table-cell>
          <table:table-cell office:value-type="float" office:value="43034" table:style-name="ce7">
            <text:p>43,034</text:p>
          </table:table-cell>
          <table:table-cell office:value-type="float" office:value="11.57" table:style-name="ce8">
            <text:p>11.57</text:p>
          </table:table-cell>
          <table:table-cell office:value-type="float" office:value="296124" table:style-name="ce7">
            <text:p>296,124</text:p>
          </table:table-cell>
          <table:table-cell office:value-type="float" office:value="38.4" table:style-name="ce9">
            <text:p>38.40</text:p>
          </table:table-cell>
          <table:table-cell table:style-name="ce7"/>
          <table:table-cell office:value-type="float" office:value="73676" table:style-name="ce7">
            <text:p>73,676</text:p>
          </table:table-cell>
          <table:table-cell table:number-columns-repeated="3" table:style-name="ce7"/>
          <table:table-cell office:value-type="float" office:value="9.5500000000000007" table:style-name="ce8">
            <text:p>9.55</text:p>
          </table:table-cell>
          <table:table-cell table:style-name="ce7"/>
          <table:table-cell office:value-type="float" office:value="3858" table:style-name="ce7">
            <text:p>3,858</text:p>
          </table:table-cell>
          <table:table-cell table:number-columns-repeated="3" table:style-name="ce7"/>
          <table:table-cell office:value-type="float" office:value="0.5" table:style-name="ce8">
            <text:p>0.5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170729" table:style-name="ce32">
            <text:p>170,729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81">
            <text:p>50<text:s/><text:span text:style-name="T7">年</text:span></text:p>
          </table:table-cell>
          <table:covered-table-cell/>
          <table:table-cell office:value-type="float" office:value="2002493" table:style-name="ce7">
            <text:p>2,002,493</text:p>
          </table:table-cell>
          <table:table-cell office:value-type="float" office:value="11149139" table:style-name="ce7">
            <text:p>11,149,139</text:p>
          </table:table-cell>
          <table:table-cell office:value-type="float" office:value="5715463" table:style-name="ce7">
            <text:p>5,715,463</text:p>
          </table:table-cell>
          <table:table-cell office:value-type="float" office:value="5433676" table:style-name="ce7">
            <text:p>5,433,676</text:p>
          </table:table-cell>
          <table:table-cell office:value-type="float" office:value="420254" table:style-name="ce7">
            <text:p>420,254</text:p>
          </table:table-cell>
          <table:table-cell office:value-type="float" office:value="216728" table:style-name="ce7">
            <text:p>216,728</text:p>
          </table:table-cell>
          <table:table-cell office:value-type="float" office:value="203526" table:style-name="ce7">
            <text:p>203,526</text:p>
          </table:table-cell>
          <table:table-cell office:value-type="float" office:value="38.31" table:style-name="ce8">
            <text:p>38.31</text:p>
          </table:table-cell>
          <table:table-cell office:value-type="float" office:value="73823" table:style-name="ce7">
            <text:p>73,823</text:p>
          </table:table-cell>
          <table:table-cell office:value-type="float" office:value="40570" table:style-name="ce7">
            <text:p>40,570</text:p>
          </table:table-cell>
          <table:table-cell office:value-type="float" office:value="33253" table:style-name="ce7">
            <text:p>33,253</text:p>
          </table:table-cell>
          <table:table-cell office:value-type="float" office:value="6.73" table:style-name="ce8">
            <text:p>6.73</text:p>
          </table:table-cell>
          <table:table-cell office:value-type="float" office:value="346431" table:style-name="ce7">
            <text:p>346,431</text:p>
          </table:table-cell>
          <table:table-cell office:value-type="float" office:value="31.58" table:style-name="ce9">
            <text:p>31.58</text:p>
          </table:table-cell>
          <table:table-cell table:style-name="ce7"/>
          <table:table-cell office:value-type="float" office:value="83797" table:style-name="ce7">
            <text:p>83,797</text:p>
          </table:table-cell>
          <table:table-cell table:number-columns-repeated="3" table:style-name="ce7"/>
          <table:table-cell office:value-type="float" office:value="7.51" table:style-name="ce8">
            <text:p>7.51</text:p>
          </table:table-cell>
          <table:table-cell table:style-name="ce7"/>
          <table:table-cell office:value-type="float" office:value="4487" table:style-name="ce7">
            <text:p>4,487</text:p>
          </table:table-cell>
          <table:table-cell table:number-columns-repeated="3" table:style-name="ce7"/>
          <table:table-cell office:value-type="float" office:value="0.4" table:style-name="ce8">
            <text:p>0.4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18098" table:style-name="ce32">
            <text:p>218,098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81">
            <text:p>60<text:s/><text:span text:style-name="T7">年</text:span></text:p>
          </table:table-cell>
          <table:covered-table-cell/>
          <table:table-cell office:value-type="float" office:value="2702792" table:style-name="ce7">
            <text:p>2,702,792</text:p>
          </table:table-cell>
          <table:table-cell office:value-type="float" office:value="14994823" table:style-name="ce7">
            <text:p>14,994,823</text:p>
          </table:table-cell>
          <table:table-cell office:value-type="float" office:value="7895140" table:style-name="ce7">
            <text:p>7,895,140</text:p>
          </table:table-cell>
          <table:table-cell office:value-type="float" office:value="7099683" table:style-name="ce7">
            <text:p>7,099,683</text:p>
          </table:table-cell>
          <table:table-cell office:value-type="float" office:value="380424" table:style-name="ce7">
            <text:p>380,424</text:p>
          </table:table-cell>
          <table:table-cell office:value-type="float" office:value="195938" table:style-name="ce7">
            <text:p>195,938</text:p>
          </table:table-cell>
          <table:table-cell office:value-type="float" office:value="184486" table:style-name="ce7">
            <text:p>184,486</text:p>
          </table:table-cell>
          <table:table-cell office:value-type="float" office:value="25.64" table:style-name="ce8">
            <text:p>25.64</text:p>
          </table:table-cell>
          <table:table-cell office:value-type="float" office:value="70954" table:style-name="ce7">
            <text:p>70,954</text:p>
          </table:table-cell>
          <table:table-cell office:value-type="float" office:value="41596" table:style-name="ce7">
            <text:p>41,596</text:p>
          </table:table-cell>
          <table:table-cell office:value-type="float" office:value="29358" table:style-name="ce7">
            <text:p>29,358</text:p>
          </table:table-cell>
          <table:table-cell office:value-type="float" office:value="4.78" table:style-name="ce8">
            <text:p>4.78</text:p>
          </table:table-cell>
          <table:table-cell office:value-type="float" office:value="309470" table:style-name="ce7">
            <text:p>309,470</text:p>
          </table:table-cell>
          <table:table-cell office:value-type="float" office:value="20.86" table:style-name="ce9">
            <text:p>20.86</text:p>
          </table:table-cell>
          <table:table-cell table:style-name="ce7"/>
          <table:table-cell office:value-type="float" office:value="106812" table:style-name="ce7">
            <text:p>106,812</text:p>
          </table:table-cell>
          <table:table-cell table:number-columns-repeated="3" table:style-name="ce7"/>
          <table:table-cell office:value-type="float" office:value="7.2" table:style-name="ce8">
            <text:p>7.20</text:p>
          </table:table-cell>
          <table:table-cell table:style-name="ce7"/>
          <table:table-cell office:value-type="float" office:value="5310" table:style-name="ce7">
            <text:p>5,310</text:p>
          </table:table-cell>
          <table:table-cell table:number-columns-repeated="3" table:style-name="ce7"/>
          <table:table-cell office:value-type="float" office:value="0.36" table:style-name="ce8">
            <text:p>0.36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70905" table:style-name="ce7">
            <text:p>270,905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81">
            <text:p>70<text:s/><text:span text:style-name="T7">年</text:span></text:p>
          </table:table-cell>
          <table:covered-table-cell/>
          <table:table-cell office:value-type="float" office:value="3906015" table:style-name="ce7">
            <text:p>3,906,015</text:p>
          </table:table-cell>
          <table:table-cell office:value-type="float" office:value="18193955" table:style-name="ce7">
            <text:p>18,193,955</text:p>
          </table:table-cell>
          <table:table-cell office:value-type="float" office:value="9479508" table:style-name="ce7">
            <text:p>9,479,508</text:p>
          </table:table-cell>
          <table:table-cell office:value-type="float" office:value="8714447" table:style-name="ce7">
            <text:p>8,714,447</text:p>
          </table:table-cell>
          <table:table-cell office:value-type="float" office:value="412779" table:style-name="ce7">
            <text:p>412,779</text:p>
          </table:table-cell>
          <table:table-cell office:value-type="float" office:value="213273" table:style-name="ce7">
            <text:p>213,273</text:p>
          </table:table-cell>
          <table:table-cell office:value-type="float" office:value="199506" table:style-name="ce7">
            <text:p>199,506</text:p>
          </table:table-cell>
          <table:table-cell office:value-type="float" office:value="22.97" table:style-name="ce8">
            <text:p>22.97</text:p>
          </table:table-cell>
          <table:table-cell office:value-type="float" office:value="86848" table:style-name="ce7">
            <text:p>86,848</text:p>
          </table:table-cell>
          <table:table-cell office:value-type="float" office:value="52627" table:style-name="ce7">
            <text:p>52,627</text:p>
          </table:table-cell>
          <table:table-cell office:value-type="float" office:value="34221" table:style-name="ce7">
            <text:p>34,221</text:p>
          </table:table-cell>
          <table:table-cell office:value-type="float" office:value="4.83" table:style-name="ce8">
            <text:p>4.83</text:p>
          </table:table-cell>
          <table:table-cell office:value-type="float" office:value="325931" table:style-name="ce7">
            <text:p>325,931</text:p>
          </table:table-cell>
          <table:table-cell office:value-type="float" office:value="18.14" table:style-name="ce9">
            <text:p>18.14</text:p>
          </table:table-cell>
          <table:table-cell table:style-name="ce7"/>
          <table:table-cell office:value-type="float" office:value="167496" table:style-name="ce7">
            <text:p>167,496</text:p>
          </table:table-cell>
          <table:table-cell table:number-columns-repeated="3" table:style-name="ce7"/>
          <table:table-cell office:value-type="float" office:value="9.2899999999999991" table:style-name="ce8">
            <text:p>9.29</text:p>
          </table:table-cell>
          <table:table-cell table:style-name="ce7"/>
          <table:table-cell office:value-type="float" office:value="14875" table:style-name="ce7">
            <text:p>14,875</text:p>
          </table:table-cell>
          <table:table-cell table:number-columns-repeated="3" table:style-name="ce7"/>
          <table:table-cell office:value-type="float" office:value="0.83" table:style-name="ce8">
            <text:p>0.83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310116" table:style-name="ce7">
            <text:p>310,11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1">
            <text:p>80<text:s/><text:span text:style-name="T7">年</text:span></text:p>
          </table:table-cell>
          <table:covered-table-cell/>
          <table:table-cell office:value-type="float" office:value="5227185" table:style-name="ce7">
            <text:p>5,227,185</text:p>
          </table:table-cell>
          <table:table-cell office:value-type="float" office:value="20605831" table:style-name="ce7">
            <text:p>20,605,831</text:p>
          </table:table-cell>
          <table:table-cell office:value-type="float" office:value="10640276" table:style-name="ce7">
            <text:p>10,640,276</text:p>
          </table:table-cell>
          <table:table-cell office:value-type="float" office:value="9965555" table:style-name="ce7">
            <text:p>9,965,555</text:p>
          </table:table-cell>
          <table:table-cell office:value-type="float" office:value="321932" table:style-name="ce7">
            <text:p>321,932</text:p>
          </table:table-cell>
          <table:table-cell office:value-type="float" office:value="168865" table:style-name="ce7">
            <text:p>168,865</text:p>
          </table:table-cell>
          <table:table-cell office:value-type="float" office:value="153067" table:style-name="ce7">
            <text:p>153,067</text:p>
          </table:table-cell>
          <table:table-cell office:value-type="float" office:value="15.7" table:style-name="ce8">
            <text:p>15.70</text:p>
          </table:table-cell>
          <table:table-cell office:value-type="float" office:value="106284" table:style-name="ce7">
            <text:p>106,284</text:p>
          </table:table-cell>
          <table:table-cell office:value-type="float" office:value="65386" table:style-name="ce7">
            <text:p>65,386</text:p>
          </table:table-cell>
          <table:table-cell office:value-type="float" office:value="40898" table:style-name="ce7">
            <text:p>40,898</text:p>
          </table:table-cell>
          <table:table-cell office:value-type="float" office:value="5.18" table:style-name="ce8">
            <text:p>5.18</text:p>
          </table:table-cell>
          <table:table-cell office:value-type="float" office:value="215648" table:style-name="ce7">
            <text:p>215,648</text:p>
          </table:table-cell>
          <table:table-cell office:value-type="float" office:value="10.52" table:style-name="ce9">
            <text:p>10.52</text:p>
          </table:table-cell>
          <table:table-cell table:style-name="ce7"/>
          <table:table-cell office:value-type="float" office:value="162972" table:style-name="ce7">
            <text:p>162,972</text:p>
          </table:table-cell>
          <table:table-cell table:number-columns-repeated="3" table:style-name="ce7"/>
          <table:table-cell office:value-type="float" office:value="7.95" table:style-name="ce8">
            <text:p>7.95</text:p>
          </table:table-cell>
          <table:table-cell table:style-name="ce7"/>
          <table:table-cell office:value-type="float" office:value="28298" table:style-name="ce7">
            <text:p>28,298</text:p>
          </table:table-cell>
          <table:table-cell table:number-columns-repeated="3" table:style-name="ce7"/>
          <table:table-cell office:value-type="float" office:value="1.38" table:style-name="ce8">
            <text:p>1.38</text:p>
          </table:table-cell>
          <table:table-cell office:value-type="float" office:value="1477764" table:style-name="ce7">
            <text:p>1,477,764</text:p>
          </table:table-cell>
          <table:table-cell office:value-type="float" office:value="1489892" table:style-name="ce7">
            <text:p>1,489,892</text:p>
          </table:table-cell>
          <table:table-cell office:value-type="float" office:value="345523" table:style-name="ce7">
            <text:p>345,5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1">
            <text:p>90<text:s/><text:span text:style-name="T7">年</text:span></text:p>
          </table:table-cell>
          <table:covered-table-cell/>
          <table:table-cell office:value-type="float" office:value="6802281" table:style-name="ce7">
            <text:p>6,802,281</text:p>
          </table:table-cell>
          <table:table-cell office:value-type="float" office:value="22405568" table:style-name="ce7">
            <text:p>22,405,568</text:p>
          </table:table-cell>
          <table:table-cell office:value-type="float" office:value="11441651" table:style-name="ce7">
            <text:p>11,441,651</text:p>
          </table:table-cell>
          <table:table-cell office:value-type="float" office:value="10963917" table:style-name="ce7">
            <text:p>10,963,917</text:p>
          </table:table-cell>
          <table:table-cell office:value-type="float" office:value="260354" table:style-name="ce7">
            <text:p>260,354</text:p>
          </table:table-cell>
          <table:table-cell office:value-type="float" office:value="135596" table:style-name="ce7">
            <text:p>135,596</text:p>
          </table:table-cell>
          <table:table-cell office:value-type="float" office:value="124758" table:style-name="ce7">
            <text:p>124,758</text:p>
          </table:table-cell>
          <table:table-cell office:value-type="float" office:value="11.65" table:style-name="ce8">
            <text:p>11.65</text:p>
          </table:table-cell>
          <table:table-cell office:value-type="float" office:value="127647" table:style-name="ce7">
            <text:p>127,647</text:p>
          </table:table-cell>
          <table:table-cell office:value-type="float" office:value="79319" table:style-name="ce7">
            <text:p>79,319</text:p>
          </table:table-cell>
          <table:table-cell office:value-type="float" office:value="48328" table:style-name="ce7">
            <text:p>48,328</text:p>
          </table:table-cell>
          <table:table-cell office:value-type="float" office:value="5.71" table:style-name="ce8">
            <text:p>5.71</text:p>
          </table:table-cell>
          <table:table-cell office:value-type="float" office:value="132707" table:style-name="ce7">
            <text:p>132,707</text:p>
          </table:table-cell>
          <table:table-cell office:value-type="float" office:value="5.94" table:style-name="ce9">
            <text:p>5.94</text:p>
          </table:table-cell>
          <table:table-cell table:style-name="ce7"/>
          <table:table-cell office:value-type="float" office:value="170515" table:style-name="ce7">
            <text:p>170,515</text:p>
          </table:table-cell>
          <table:table-cell table:number-columns-repeated="3" table:style-name="ce7"/>
          <table:table-cell office:value-type="float" office:value="7.63" table:style-name="ce8">
            <text:p>7.63</text:p>
          </table:table-cell>
          <table:table-cell table:style-name="ce7"/>
          <table:table-cell office:value-type="float" office:value="56538" table:style-name="ce7">
            <text:p>56,538</text:p>
          </table:table-cell>
          <table:table-cell table:number-columns-repeated="3" table:style-name="ce7"/>
          <table:table-cell office:value-type="float" office:value="2.5299999999999998" table:style-name="ce8">
            <text:p>2.53</text:p>
          </table:table-cell>
          <table:table-cell office:value-type="float" office:value="1373363" table:style-name="ce7">
            <text:p>1,373,363</text:p>
          </table:table-cell>
          <table:table-cell office:value-type="float" office:value="1377174" table:style-name="ce7">
            <text:p>1,377,174</text:p>
          </table:table-cell>
          <table:table-cell office:value-type="float" office:value="420892" table:style-name="ce7">
            <text:p>420,8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1">
            <text:p>95<text:s/><text:span text:style-name="T7">年</text:span></text:p>
          </table:table-cell>
          <table:covered-table-cell/>
          <table:table-cell office:value-type="float" office:value="7394758" table:style-name="ce7">
            <text:p>7,394,758</text:p>
          </table:table-cell>
          <table:table-cell office:value-type="float" office:value="22876527" table:style-name="ce7">
            <text:p>22,876,527</text:p>
          </table:table-cell>
          <table:table-cell office:value-type="float" office:value="11591707" table:style-name="ce7">
            <text:p>11,591,707</text:p>
          </table:table-cell>
          <table:table-cell office:value-type="float" office:value="11284820" table:style-name="ce7">
            <text:p>11,284,820</text:p>
          </table:table-cell>
          <table:table-cell office:value-type="float" office:value="204459" table:style-name="ce7">
            <text:p>204,459</text:p>
          </table:table-cell>
          <table:table-cell office:value-type="float" office:value="106936" table:style-name="ce7">
            <text:p>106,936</text:p>
          </table:table-cell>
          <table:table-cell office:value-type="float" office:value="97523" table:style-name="ce7">
            <text:p>97,523</text:p>
          </table:table-cell>
          <table:table-cell office:value-type="float" office:value="8.9600000000000009" table:style-name="ce8">
            <text:p>8.96</text:p>
          </table:table-cell>
          <table:table-cell office:value-type="float" office:value="135839" table:style-name="ce7">
            <text:p>135,839</text:p>
          </table:table-cell>
          <table:table-cell office:value-type="float" office:value="84800" table:style-name="ce7">
            <text:p>84,800</text:p>
          </table:table-cell>
          <table:table-cell office:value-type="float" office:value="51039" table:style-name="ce7">
            <text:p>51,039</text:p>
          </table:table-cell>
          <table:table-cell office:value-type="float" office:value="5.95" table:style-name="ce8">
            <text:p>5.95</text:p>
          </table:table-cell>
          <table:table-cell office:value-type="float" office:value="68620" table:style-name="ce7">
            <text:p>68,620</text:p>
          </table:table-cell>
          <table:table-cell office:value-type="float" office:value="3.01" table:style-name="ce9">
            <text:p>3.01</text:p>
          </table:table-cell>
          <table:table-cell table:style-name="ce7"/>
          <table:table-cell office:value-type="float" office:value="142669" table:style-name="ce7">
            <text:p>142,669</text:p>
          </table:table-cell>
          <table:table-cell table:number-columns-repeated="3" table:style-name="ce7"/>
          <table:table-cell office:value-type="float" office:value="6.25" table:style-name="ce8">
            <text:p>6.25</text:p>
          </table:table-cell>
          <table:table-cell table:style-name="ce7"/>
          <table:table-cell office:value-type="float" office:value="64540" table:style-name="ce7">
            <text:p>64,540</text:p>
          </table:table-cell>
          <table:table-cell table:number-columns-repeated="3" table:style-name="ce7"/>
          <table:table-cell office:value-type="float" office:value="2.83" table:style-name="ce8">
            <text:p>2.83</text:p>
          </table:table-cell>
          <table:table-cell office:value-type="float" office:value="1414340" table:style-name="ce7">
            <text:p>1,414,340</text:p>
          </table:table-cell>
          <table:table-cell office:value-type="float" office:value="1376816" table:style-name="ce7">
            <text:p>1,376,816</text:p>
          </table:table-cell>
          <table:table-cell office:value-type="float" office:value="474919" table:style-name="ce7">
            <text:p>474,919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81">
            <text:p>96<text:s/><text:span text:style-name="T7">年</text:span></text:p>
          </table:table-cell>
          <table:covered-table-cell/>
          <table:table-cell office:value-type="float" office:value="7512449" table:style-name="ce7">
            <text:p>7,512,449</text:p>
          </table:table-cell>
          <table:table-cell office:value-type="float" office:value="22958360" table:style-name="ce7">
            <text:p>22,958,360</text:p>
          </table:table-cell>
          <table:table-cell office:value-type="float" office:value="11608767" table:style-name="ce7">
            <text:p>11,608,767</text:p>
          </table:table-cell>
          <table:table-cell office:value-type="float" office:value="11349593" table:style-name="ce7">
            <text:p>11,349,593</text:p>
          </table:table-cell>
          <table:table-cell office:value-type="float" office:value="204414" table:style-name="ce7">
            <text:p>204,414</text:p>
          </table:table-cell>
          <table:table-cell office:value-type="float" office:value="106898" table:style-name="ce7">
            <text:p>106,898</text:p>
          </table:table-cell>
          <table:table-cell office:value-type="float" office:value="97516" table:style-name="ce7">
            <text:p>97,516</text:p>
          </table:table-cell>
          <table:table-cell office:value-type="float" office:value="8.92" table:style-name="ce8">
            <text:p>8.92</text:p>
          </table:table-cell>
          <table:table-cell office:value-type="float" office:value="141111" table:style-name="ce7">
            <text:p>141,111</text:p>
          </table:table-cell>
          <table:table-cell office:value-type="float" office:value="87029" table:style-name="ce7">
            <text:p>87,029</text:p>
          </table:table-cell>
          <table:table-cell office:value-type="float" office:value="54082" table:style-name="ce7">
            <text:p>54,082</text:p>
          </table:table-cell>
          <table:table-cell office:value-type="float" office:value="6.16" table:style-name="ce8">
            <text:p>6.16</text:p>
          </table:table-cell>
          <table:table-cell office:value-type="float" office:value="63303" table:style-name="ce7">
            <text:p>63,303</text:p>
          </table:table-cell>
          <table:table-cell office:value-type="float" office:value="2.76" table:style-name="ce9">
            <text:p>2.76</text:p>
          </table:table-cell>
          <table:table-cell table:style-name="ce7"/>
          <table:table-cell office:value-type="float" office:value="135041" table:style-name="ce7">
            <text:p>135,041</text:p>
          </table:table-cell>
          <table:table-cell table:number-columns-repeated="3" table:style-name="ce7"/>
          <table:table-cell office:value-type="float" office:value="5.89" table:style-name="ce8">
            <text:p>5.89</text:p>
          </table:table-cell>
          <table:table-cell table:style-name="ce7"/>
          <table:table-cell office:value-type="float" office:value="58518" table:style-name="ce7">
            <text:p>58,518</text:p>
          </table:table-cell>
          <table:table-cell table:number-columns-repeated="3" table:style-name="ce7"/>
          <table:table-cell office:value-type="float" office:value="2.5499999999999998" table:style-name="ce8">
            <text:p>2.55</text:p>
          </table:table-cell>
          <table:table-cell office:value-type="float" office:value="1173040" table:style-name="ce7">
            <text:p>1,173,040</text:p>
          </table:table-cell>
          <table:table-cell office:value-type="float" office:value="1154510" table:style-name="ce7">
            <text:p>1,154,510</text:p>
          </table:table-cell>
          <table:table-cell office:value-type="float" office:value="484174" table:style-name="ce7">
            <text:p>484,174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81">
            <text:p>97<text:s/><text:span text:style-name="T7">年</text:span></text:p>
          </table:table-cell>
          <table:covered-table-cell/>
          <table:table-cell office:value-type="float" office:value="7655772" table:style-name="ce7">
            <text:p>7,655,772</text:p>
          </table:table-cell>
          <table:table-cell office:value-type="float" office:value="23037031" table:style-name="ce7">
            <text:p>23,037,031</text:p>
          </table:table-cell>
          <table:table-cell office:value-type="float" office:value="11626351" table:style-name="ce7">
            <text:p>11,626,351</text:p>
          </table:table-cell>
          <table:table-cell office:value-type="float" office:value="11410680" table:style-name="ce7">
            <text:p>11,410,680</text:p>
          </table:table-cell>
          <table:table-cell office:value-type="float" office:value="198733" table:style-name="ce7">
            <text:p>198,733</text:p>
          </table:table-cell>
          <table:table-cell office:value-type="float" office:value="103937" table:style-name="ce7">
            <text:p>103,937</text:p>
          </table:table-cell>
          <table:table-cell office:value-type="float" office:value="94796" table:style-name="ce7">
            <text:p>94,796</text:p>
          </table:table-cell>
          <table:table-cell office:value-type="float" office:value="8.64" table:style-name="ce8">
            <text:p>8.64</text:p>
          </table:table-cell>
          <table:table-cell office:value-type="float" office:value="143624" table:style-name="ce7">
            <text:p>143,624</text:p>
          </table:table-cell>
          <table:table-cell office:value-type="float" office:value="88541" table:style-name="ce7">
            <text:p>88,541</text:p>
          </table:table-cell>
          <table:table-cell office:value-type="float" office:value="55083" table:style-name="ce7">
            <text:p>55,083</text:p>
          </table:table-cell>
          <table:table-cell office:value-type="float" office:value="6.25" table:style-name="ce8">
            <text:p>6.25</text:p>
          </table:table-cell>
          <table:table-cell office:value-type="float" office:value="55109" table:style-name="ce7">
            <text:p>55,109</text:p>
          </table:table-cell>
          <table:table-cell office:value-type="float" office:value="2.4" table:style-name="ce9">
            <text:p>2.40</text:p>
          </table:table-cell>
          <table:table-cell table:style-name="ce7"/>
          <table:table-cell office:value-type="float" office:value="154866" table:style-name="ce7">
            <text:p>154,866</text:p>
          </table:table-cell>
          <table:table-cell table:number-columns-repeated="3" table:style-name="ce7"/>
          <table:table-cell office:value-type="float" office:value="6.73" table:style-name="ce8">
            <text:p>6.73</text:p>
          </table:table-cell>
          <table:table-cell table:style-name="ce7"/>
          <table:table-cell office:value-type="float" office:value="55995" table:style-name="ce7">
            <text:p>55,995</text:p>
          </table:table-cell>
          <table:table-cell table:number-columns-repeated="3" table:style-name="ce7"/>
          <table:table-cell office:value-type="float" office:value="2.4300000000000002" table:style-name="ce8">
            <text:p>2.43</text:p>
          </table:table-cell>
          <table:table-cell office:value-type="float" office:value="1196407" table:style-name="ce7">
            <text:p>1,196,407</text:p>
          </table:table-cell>
          <table:table-cell office:value-type="float" office:value="1172845" table:style-name="ce7">
            <text:p>1,172,845</text:p>
          </table:table-cell>
          <table:table-cell office:value-type="float" office:value="494107" table:style-name="ce7">
            <text:p>494,107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81">
            <text:p>98<text:s/><text:span text:style-name="T7">年</text:span></text:p>
          </table:table-cell>
          <table:covered-table-cell/>
          <table:table-cell office:value-type="float" office:value="7805834" table:style-name="ce7">
            <text:p>7,805,834</text:p>
          </table:table-cell>
          <table:table-cell office:value-type="float" office:value="23119772" table:style-name="ce7">
            <text:p>23,119,772</text:p>
          </table:table-cell>
          <table:table-cell office:value-type="float" office:value="11636734" table:style-name="ce7">
            <text:p>11,636,734</text:p>
          </table:table-cell>
          <table:table-cell office:value-type="float" office:value="11483038" table:style-name="ce7">
            <text:p>11,483,038</text:p>
          </table:table-cell>
          <table:table-cell office:value-type="float" office:value="191310" table:style-name="ce7">
            <text:p>191,310</text:p>
          </table:table-cell>
          <table:table-cell office:value-type="float" office:value="99492" table:style-name="ce7">
            <text:p>99,492</text:p>
          </table:table-cell>
          <table:table-cell office:value-type="float" office:value="91818" table:style-name="ce7">
            <text:p>91,818</text:p>
          </table:table-cell>
          <table:table-cell office:value-type="float" office:value="8.2899999999999991" table:style-name="ce8">
            <text:p>8.29</text:p>
          </table:table-cell>
          <table:table-cell office:value-type="float" office:value="143582" table:style-name="ce7">
            <text:p>143,582</text:p>
          </table:table-cell>
          <table:table-cell office:value-type="float" office:value="88088" table:style-name="ce7">
            <text:p>88,088</text:p>
          </table:table-cell>
          <table:table-cell office:value-type="float" office:value="55494" table:style-name="ce7">
            <text:p>55,494</text:p>
          </table:table-cell>
          <table:table-cell office:value-type="float" office:value="6.22" table:style-name="ce8">
            <text:p>6.22</text:p>
          </table:table-cell>
          <table:table-cell office:value-type="float" office:value="47728" table:style-name="ce7">
            <text:p>47,728</text:p>
          </table:table-cell>
          <table:table-cell office:value-type="float" office:value="2.0699999999999998" table:style-name="ce9">
            <text:p>2.07</text:p>
          </table:table-cell>
          <table:table-cell table:style-name="ce7"/>
          <table:table-cell office:value-type="float" office:value="117099" table:style-name="ce7">
            <text:p>117,099</text:p>
          </table:table-cell>
          <table:table-cell table:number-columns-repeated="3" table:style-name="ce7"/>
          <table:table-cell office:value-type="float" office:value="5.07" table:style-name="ce8">
            <text:p>5.07</text:p>
          </table:table-cell>
          <table:table-cell table:style-name="ce7"/>
          <table:table-cell office:value-type="float" office:value="57223" table:style-name="ce7">
            <text:p>57,223</text:p>
          </table:table-cell>
          <table:table-cell table:number-columns-repeated="3" table:style-name="ce7"/>
          <table:table-cell office:value-type="float" office:value="2.48" table:style-name="ce8">
            <text:p>2.48</text:p>
          </table:table-cell>
          <table:table-cell office:value-type="float" office:value="1198561" table:style-name="ce7">
            <text:p>1,198,561</text:p>
          </table:table-cell>
          <table:table-cell office:value-type="float" office:value="1163548" table:style-name="ce7">
            <text:p>1,163,548</text:p>
          </table:table-cell>
          <table:table-cell office:value-type="float" office:value="504531" table:style-name="ce7">
            <text:p>504,531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81">
            <text:p>99<text:s/><text:span text:style-name="T7">年</text:span></text:p>
          </table:table-cell>
          <table:covered-table-cell/>
          <table:table-cell office:value-type="float" office:value="7937024" table:style-name="ce7">
            <text:p>7,937,024</text:p>
          </table:table-cell>
          <table:table-cell office:value-type="float" office:value="23162123" table:style-name="ce7">
            <text:p>23,162,123</text:p>
          </table:table-cell>
          <table:table-cell office:value-type="float" office:value="11635225" table:style-name="ce7">
            <text:p>11,635,225</text:p>
          </table:table-cell>
          <table:table-cell office:value-type="float" office:value="11526898" table:style-name="ce7">
            <text:p>11,526,898</text:p>
          </table:table-cell>
          <table:table-cell office:value-type="float" office:value="166886" table:style-name="ce7">
            <text:p>166,886</text:p>
          </table:table-cell>
          <table:table-cell office:value-type="float" office:value="87213" table:style-name="ce7">
            <text:p>87,213</text:p>
          </table:table-cell>
          <table:table-cell office:value-type="float" office:value="79673" table:style-name="ce7">
            <text:p>79,673</text:p>
          </table:table-cell>
          <table:table-cell office:value-type="float" office:value="7.21" table:style-name="ce8">
            <text:p>7.21</text:p>
          </table:table-cell>
          <table:table-cell office:value-type="float" office:value="145772" table:style-name="ce7">
            <text:p>145,772</text:p>
          </table:table-cell>
          <table:table-cell office:value-type="float" office:value="89152" table:style-name="ce7">
            <text:p>89,152</text:p>
          </table:table-cell>
          <table:table-cell office:value-type="float" office:value="56620" table:style-name="ce7">
            <text:p>56,620</text:p>
          </table:table-cell>
          <table:table-cell office:value-type="float" office:value="6.3" table:style-name="ce8">
            <text:p>6.30</text:p>
          </table:table-cell>
          <table:table-cell office:value-type="float" office:value="21114" table:style-name="ce7">
            <text:p>21,114</text:p>
          </table:table-cell>
          <table:table-cell office:value-type="float" office:value="0.91" table:style-name="ce9">
            <text:p>0.91</text:p>
          </table:table-cell>
          <table:table-cell table:style-name="ce7"/>
          <table:table-cell office:value-type="float" office:value="138819" table:style-name="ce7">
            <text:p>138,819</text:p>
          </table:table-cell>
          <table:table-cell table:number-columns-repeated="3" table:style-name="ce7"/>
          <table:table-cell office:value-type="float" office:value="6" table:style-name="ce8">
            <text:p>6.00</text:p>
          </table:table-cell>
          <table:table-cell table:style-name="ce7"/>
          <table:table-cell office:value-type="float" office:value="58115" table:style-name="ce7">
            <text:p>58,115</text:p>
          </table:table-cell>
          <table:table-cell table:number-columns-repeated="3" table:style-name="ce7"/>
          <table:table-cell office:value-type="float" office:value="2.5099999999999998" table:style-name="ce8">
            <text:p>2.51</text:p>
          </table:table-cell>
          <table:table-cell office:value-type="float" office:value="1213899" table:style-name="ce7">
            <text:p>1,213,899</text:p>
          </table:table-cell>
          <table:table-cell office:value-type="float" office:value="1192662" table:style-name="ce7">
            <text:p>1,192,662</text:p>
          </table:table-cell>
          <table:table-cell office:value-type="float" office:value="512701" table:style-name="ce7">
            <text:p>512,7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1">
            <text:p>100<text:span text:style-name="T7">年</text:span></text:p>
          </table:table-cell>
          <table:covered-table-cell/>
          <table:table-cell office:value-type="float" office:value="8057761" table:style-name="ce7">
            <text:p>8,057,761</text:p>
          </table:table-cell>
          <table:table-cell office:value-type="float" office:value="23224912" table:style-name="ce7">
            <text:p>23,224,912</text:p>
          </table:table-cell>
          <table:table-cell office:value-type="float" office:value="11645674" table:style-name="ce7">
            <text:p>11,645,674</text:p>
          </table:table-cell>
          <table:table-cell office:value-type="float" office:value="11579238" table:style-name="ce7">
            <text:p>11,579,238</text:p>
          </table:table-cell>
          <table:table-cell office:value-type="float" office:value="196627" table:style-name="ce7">
            <text:p>196,627</text:p>
          </table:table-cell>
          <table:table-cell office:value-type="float" office:value="101943" table:style-name="ce7">
            <text:p>101,943</text:p>
          </table:table-cell>
          <table:table-cell office:value-type="float" office:value="94684" table:style-name="ce7">
            <text:p>94,684</text:p>
          </table:table-cell>
          <table:table-cell office:value-type="float" office:value="8.48" table:style-name="ce8">
            <text:p>8.48</text:p>
          </table:table-cell>
          <table:table-cell office:value-type="float" office:value="152915" table:style-name="ce7">
            <text:p>152,915</text:p>
          </table:table-cell>
          <table:table-cell office:value-type="float" office:value="93810" table:style-name="ce7">
            <text:p>93,810</text:p>
          </table:table-cell>
          <table:table-cell office:value-type="float" office:value="59105" table:style-name="ce7">
            <text:p>59,105</text:p>
          </table:table-cell>
          <table:table-cell office:value-type="float" office:value="6.59" table:style-name="ce8">
            <text:p>6.59</text:p>
          </table:table-cell>
          <table:table-cell office:value-type="float" office:value="43712" table:style-name="ce7">
            <text:p>43,712</text:p>
          </table:table-cell>
          <table:table-cell office:value-type="float" office:value="1.88" table:style-name="ce9">
            <text:p>1.88</text:p>
          </table:table-cell>
          <table:table-cell table:style-name="ce7"/>
          <table:table-cell office:value-type="float" office:value="165327" table:style-name="ce7">
            <text:p>165,327</text:p>
          </table:table-cell>
          <table:table-cell table:number-columns-repeated="3" table:style-name="ce7"/>
          <table:table-cell office:value-type="float" office:value="7.13" table:style-name="ce8">
            <text:p>7.13</text:p>
          </table:table-cell>
          <table:table-cell table:style-name="ce7"/>
          <table:table-cell office:value-type="float" office:value="57008" table:style-name="ce7">
            <text:p>57,008</text:p>
          </table:table-cell>
          <table:table-cell table:number-columns-repeated="3" table:style-name="ce7"/>
          <table:table-cell office:value-type="float" office:value="2.46" table:style-name="ce8">
            <text:p>2.46</text:p>
          </table:table-cell>
          <table:table-cell office:value-type="float" office:value="1128449" table:style-name="ce7">
            <text:p>1,128,449</text:p>
          </table:table-cell>
          <table:table-cell office:value-type="float" office:value="1109372" table:style-name="ce7">
            <text:p>1,109,372</text:p>
          </table:table-cell>
          <table:table-cell office:value-type="float" office:value="519984" table:style-name="ce7">
            <text:p>519,984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1">
            <text:p>101<text:span text:style-name="T7">年</text:span></text:p>
          </table:table-cell>
          <table:covered-table-cell/>
          <table:table-cell office:value-type="float" office:value="8186432" table:style-name="ce7">
            <text:p>8,186,432</text:p>
          </table:table-cell>
          <table:table-cell office:value-type="float" office:value="23315822" table:style-name="ce7">
            <text:p>23,315,822</text:p>
          </table:table-cell>
          <table:table-cell office:value-type="float" office:value="11673319" table:style-name="ce7">
            <text:p>11,673,319</text:p>
          </table:table-cell>
          <table:table-cell office:value-type="float" office:value="11642503" table:style-name="ce7">
            <text:p>11,642,503</text:p>
          </table:table-cell>
          <table:table-cell office:value-type="float" office:value="229481" table:style-name="ce7">
            <text:p>229,481</text:p>
          </table:table-cell>
          <table:table-cell office:value-type="float" office:value="118848" table:style-name="ce7">
            <text:p>118,848</text:p>
          </table:table-cell>
          <table:table-cell office:value-type="float" office:value="110633" table:style-name="ce7">
            <text:p>110,633</text:p>
          </table:table-cell>
          <table:table-cell office:value-type="float" office:value="9.86" table:style-name="ce8">
            <text:p>9.86</text:p>
          </table:table-cell>
          <table:table-cell office:value-type="float" office:value="154251" table:style-name="ce7">
            <text:p>154,251</text:p>
          </table:table-cell>
          <table:table-cell office:value-type="float" office:value="93618" table:style-name="ce7">
            <text:p>93,618</text:p>
          </table:table-cell>
          <table:table-cell office:value-type="float" office:value="60633" table:style-name="ce7">
            <text:p>60,633</text:p>
          </table:table-cell>
          <table:table-cell office:value-type="float" office:value="6.63" table:style-name="ce8">
            <text:p>6.63</text:p>
          </table:table-cell>
          <table:table-cell office:value-type="float" office:value="75230" table:style-name="ce7">
            <text:p>75,230</text:p>
          </table:table-cell>
          <table:table-cell office:value-type="float" office:value="3.23" table:style-name="ce9">
            <text:p>3.23</text:p>
          </table:table-cell>
          <table:table-cell table:style-name="ce7"/>
          <table:table-cell office:value-type="float" office:value="143384" table:style-name="ce7">
            <text:p>143,384</text:p>
          </table:table-cell>
          <table:table-cell table:number-columns-repeated="3" table:style-name="ce7"/>
          <table:table-cell office:value-type="float" office:value="6.16" table:style-name="ce8">
            <text:p>6.16</text:p>
          </table:table-cell>
          <table:table-cell table:style-name="ce7"/>
          <table:table-cell office:value-type="float" office:value="55980" table:style-name="ce7">
            <text:p>55,980</text:p>
          </table:table-cell>
          <table:table-cell table:number-columns-repeated="3" table:style-name="ce7"/>
          <table:table-cell office:value-type="float" office:value="2.41" table:style-name="ce8">
            <text:p>2.41</text:p>
          </table:table-cell>
          <table:table-cell office:value-type="float" office:value="1118006" table:style-name="ce7">
            <text:p>1,118,006</text:p>
          </table:table-cell>
          <table:table-cell office:value-type="float" office:value="1102326" table:style-name="ce7">
            <text:p>1,102,326</text:p>
          </table:table-cell>
          <table:table-cell office:value-type="float" office:value="527250" table:style-name="ce7">
            <text:p>527,250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1">
            <text:p>102<text:span text:style-name="T7">年</text:span></text:p>
          </table:table-cell>
          <table:covered-table-cell/>
          <table:table-cell office:value-type="float" office:value="8286260" table:style-name="ce7">
            <text:p>8,286,260</text:p>
          </table:table-cell>
          <table:table-cell office:value-type="float" office:value="23373517" table:style-name="ce7">
            <text:p>23,373,517</text:p>
          </table:table-cell>
          <table:table-cell office:value-type="float" office:value="11684674" table:style-name="ce7">
            <text:p>11,684,674</text:p>
          </table:table-cell>
          <table:table-cell office:value-type="float" office:value="11688843" table:style-name="ce7">
            <text:p>11,688,843</text:p>
          </table:table-cell>
          <table:table-cell office:value-type="float" office:value="199113" table:style-name="ce7">
            <text:p>199,113</text:p>
          </table:table-cell>
          <table:table-cell office:value-type="float" office:value="103120" table:style-name="ce7">
            <text:p>103,120</text:p>
          </table:table-cell>
          <table:table-cell office:value-type="float" office:value="95993" table:style-name="ce7">
            <text:p>95,993</text:p>
          </table:table-cell>
          <table:table-cell office:value-type="float" office:value="8.5299999999999994" table:style-name="ce8">
            <text:p>8.53</text:p>
          </table:table-cell>
          <table:table-cell office:value-type="float" office:value="155908" table:style-name="ce7">
            <text:p>155,908</text:p>
          </table:table-cell>
          <table:table-cell office:value-type="float" office:value="94505" table:style-name="ce7">
            <text:p>94,505</text:p>
          </table:table-cell>
          <table:table-cell office:value-type="float" office:value="61403" table:style-name="ce7">
            <text:p>61,403</text:p>
          </table:table-cell>
          <table:table-cell office:value-type="float" office:value="6.68" table:style-name="ce8">
            <text:p>6.68</text:p>
          </table:table-cell>
          <table:table-cell office:value-type="float" office:value="43205" table:style-name="ce7">
            <text:p>43,205</text:p>
          </table:table-cell>
          <table:table-cell office:value-type="float" office:value="1.85" table:style-name="ce9">
            <text:p>1.85</text:p>
          </table:table-cell>
          <table:table-cell table:style-name="ce7"/>
          <table:table-cell office:value-type="float" office:value="147636" table:style-name="ce7">
            <text:p>147,636</text:p>
          </table:table-cell>
          <table:table-cell table:number-columns-repeated="3" table:style-name="ce7"/>
          <table:table-cell office:value-type="float" office:value="6.32" table:style-name="ce8">
            <text:p>6.32</text:p>
          </table:table-cell>
          <table:table-cell table:style-name="ce7"/>
          <table:table-cell office:value-type="float" office:value="53604" table:style-name="ce7">
            <text:p>53,604</text:p>
          </table:table-cell>
          <table:table-cell table:number-columns-repeated="3" table:style-name="ce7"/>
          <table:table-cell office:value-type="float" office:value="2.2999999999999998" table:style-name="ce8">
            <text:p>2.30</text:p>
          </table:table-cell>
          <table:table-cell office:value-type="float" office:value="1079702" table:style-name="ce7">
            <text:p>1,079,702</text:p>
          </table:table-cell>
          <table:table-cell office:value-type="float" office:value="1065212" table:style-name="ce7">
            <text:p>1,065,212</text:p>
          </table:table-cell>
          <table:table-cell office:value-type="float" office:value="533601" table:style-name="ce7">
            <text:p>533,6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1">
            <text:p>103<text:span text:style-name="T7">年</text:span></text:p>
          </table:table-cell>
          <table:covered-table-cell/>
          <table:table-cell office:value-type="float" office:value="8382699" table:style-name="ce7">
            <text:p>8,382,699</text:p>
          </table:table-cell>
          <table:table-cell office:value-type="float" office:value="23433753" table:style-name="ce7">
            <text:p>23,433,753</text:p>
          </table:table-cell>
          <table:table-cell office:value-type="float" office:value="11697971" table:style-name="ce7">
            <text:p>11,697,971</text:p>
          </table:table-cell>
          <table:table-cell office:value-type="float" office:value="11735782" table:style-name="ce7">
            <text:p>11,735,782</text:p>
          </table:table-cell>
          <table:table-cell office:value-type="float" office:value="210383" table:style-name="ce7">
            <text:p>210,383</text:p>
          </table:table-cell>
          <table:table-cell office:value-type="float" office:value="108817" table:style-name="ce7">
            <text:p>108,817</text:p>
          </table:table-cell>
          <table:table-cell office:value-type="float" office:value="101566" table:style-name="ce7">
            <text:p>101,566</text:p>
          </table:table-cell>
          <table:table-cell office:value-type="float" office:value="8.99" table:style-name="ce8">
            <text:p>8.99</text:p>
          </table:table-cell>
          <table:table-cell office:value-type="float" office:value="163929" table:style-name="ce7">
            <text:p>163,929</text:p>
          </table:table-cell>
          <table:table-cell office:value-type="float" office:value="98733" table:style-name="ce7">
            <text:p>98,733</text:p>
          </table:table-cell>
          <table:table-cell office:value-type="float" office:value="65196" table:style-name="ce7">
            <text:p>65,196</text:p>
          </table:table-cell>
          <table:table-cell office:value-type="float" office:value="7" table:style-name="ce8">
            <text:p>7.00</text:p>
          </table:table-cell>
          <table:table-cell office:value-type="float" office:value="46454" table:style-name="ce7">
            <text:p>46,454</text:p>
          </table:table-cell>
          <table:table-cell office:value-type="float" office:value="1.98" table:style-name="ce9">
            <text:p>1.98</text:p>
          </table:table-cell>
          <table:table-cell table:style-name="ce7"/>
          <table:table-cell office:value-type="float" office:value="149287" table:style-name="ce7">
            <text:p>149,287</text:p>
          </table:table-cell>
          <table:table-cell table:number-columns-repeated="3" table:style-name="ce7"/>
          <table:table-cell office:value-type="float" office:value="6.38" table:style-name="ce8">
            <text:p>6.38</text:p>
          </table:table-cell>
          <table:table-cell table:style-name="ce7"/>
          <table:table-cell office:value-type="float" office:value="53190" table:style-name="ce7">
            <text:p>53,190</text:p>
          </table:table-cell>
          <table:table-cell table:number-columns-repeated="3" table:style-name="ce7"/>
          <table:table-cell office:value-type="float" office:value="2.27" table:style-name="ce8">
            <text:p>2.27</text:p>
          </table:table-cell>
          <table:table-cell office:value-type="float" office:value="1073783" table:style-name="ce7">
            <text:p>1,073,783</text:p>
          </table:table-cell>
          <table:table-cell office:value-type="float" office:value="1060001" table:style-name="ce7">
            <text:p>1,060,001</text:p>
          </table:table-cell>
          <table:table-cell office:value-type="float" office:value="540023" table:style-name="ce7">
            <text:p>540,0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1">
            <text:p>104<text:span text:style-name="T7">年</text:span></text:p>
          </table:table-cell>
          <table:covered-table-cell/>
          <table:table-cell office:value-type="float" office:value="8468978" table:style-name="ce7">
            <text:p>8,468,978</text:p>
          </table:table-cell>
          <table:table-cell office:value-type="float" office:value="23492074" table:style-name="ce7">
            <text:p>23,492,074</text:p>
          </table:table-cell>
          <table:table-cell office:value-type="float" office:value="11712047" table:style-name="ce7">
            <text:p>11,712,047</text:p>
          </table:table-cell>
          <table:table-cell office:value-type="float" office:value="11780027" table:style-name="ce7">
            <text:p>11,780,027</text:p>
          </table:table-cell>
          <table:table-cell office:value-type="float" office:value="213598" table:style-name="ce7">
            <text:p>213,598</text:p>
          </table:table-cell>
          <table:table-cell office:value-type="float" office:value="111041" table:style-name="ce7">
            <text:p>111,041</text:p>
          </table:table-cell>
          <table:table-cell office:value-type="float" office:value="102557" table:style-name="ce7">
            <text:p>102,557</text:p>
          </table:table-cell>
          <table:table-cell office:value-type="float" office:value="9.1" table:style-name="ce8">
            <text:p>9.10</text:p>
          </table:table-cell>
          <table:table-cell office:value-type="float" office:value="163858" table:style-name="ce7">
            <text:p>163,858</text:p>
          </table:table-cell>
          <table:table-cell office:value-type="float" office:value="98580" table:style-name="ce7">
            <text:p>98,580</text:p>
          </table:table-cell>
          <table:table-cell office:value-type="float" office:value="65278" table:style-name="ce7">
            <text:p>65,278</text:p>
          </table:table-cell>
          <table:table-cell office:value-type="float" office:value="6.98" table:style-name="ce8">
            <text:p>6.98</text:p>
          </table:table-cell>
          <table:table-cell office:value-type="float" office:value="49740" table:style-name="ce7">
            <text:p>49,740</text:p>
          </table:table-cell>
          <table:table-cell office:value-type="float" office:value="2.12" table:style-name="ce9">
            <text:p>2.12</text:p>
          </table:table-cell>
          <table:table-cell table:style-name="ce7"/>
          <table:table-cell office:value-type="float" office:value="154346" table:style-name="ce7">
            <text:p>154,346</text:p>
          </table:table-cell>
          <table:table-cell table:number-columns-repeated="3" table:style-name="ce7"/>
          <table:table-cell office:value-type="float" office:value="6.58" table:style-name="ce8">
            <text:p>6.58</text:p>
          </table:table-cell>
          <table:table-cell table:style-name="ce7"/>
          <table:table-cell office:value-type="float" office:value="53459" table:style-name="ce7">
            <text:p>53,459</text:p>
          </table:table-cell>
          <table:table-cell table:number-columns-repeated="3" table:style-name="ce7"/>
          <table:table-cell office:value-type="float" office:value="2.2799999999999998" table:style-name="ce8">
            <text:p>2.28</text:p>
          </table:table-cell>
          <table:table-cell office:value-type="float" office:value="1004108" table:style-name="ce7">
            <text:p>1,004,108</text:p>
          </table:table-cell>
          <table:table-cell office:value-type="float" office:value="995527" table:style-name="ce7">
            <text:p>995,527</text:p>
          </table:table-cell>
          <table:table-cell office:value-type="float" office:value="546698" table:style-name="ce7">
            <text:p>546,69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1">
            <text:p>105<text:span text:style-name="T7">年</text:span></text:p>
          </table:table-cell>
          <table:covered-table-cell/>
          <table:table-cell office:value-type="float" office:value="8561383" table:style-name="ce7">
            <text:p>8,561,383</text:p>
          </table:table-cell>
          <table:table-cell office:value-type="float" office:value="23539816" table:style-name="ce7">
            <text:p>23,539,816</text:p>
          </table:table-cell>
          <table:table-cell office:value-type="float" office:value="11719270" table:style-name="ce7">
            <text:p>11,719,270</text:p>
          </table:table-cell>
          <table:table-cell office:value-type="float" office:value="11820546" table:style-name="ce7">
            <text:p>11,820,546</text:p>
          </table:table-cell>
          <table:table-cell office:value-type="float" office:value="208440" table:style-name="ce7">
            <text:p>208,440</text:p>
          </table:table-cell>
          <table:table-cell office:value-type="float" office:value="108133" table:style-name="ce7">
            <text:p>108,133</text:p>
          </table:table-cell>
          <table:table-cell office:value-type="float" office:value="100307" table:style-name="ce7">
            <text:p>100,307</text:p>
          </table:table-cell>
          <table:table-cell office:value-type="float" office:value="8.86" table:style-name="ce8">
            <text:p>8.86</text:p>
          </table:table-cell>
          <table:table-cell office:value-type="float" office:value="172405" table:style-name="ce7">
            <text:p>172,405</text:p>
          </table:table-cell>
          <table:table-cell office:value-type="float" office:value="103144" table:style-name="ce7">
            <text:p>103,144</text:p>
          </table:table-cell>
          <table:table-cell office:value-type="float" office:value="69261" table:style-name="ce7">
            <text:p>69,261</text:p>
          </table:table-cell>
          <table:table-cell office:value-type="float" office:value="7.33" table:style-name="ce8">
            <text:p>7.33</text:p>
          </table:table-cell>
          <table:table-cell office:value-type="float" office:value="36035" table:style-name="ce7">
            <text:p>36,035</text:p>
          </table:table-cell>
          <table:table-cell office:value-type="float" office:value="1.53" table:style-name="ce9">
            <text:p>1.53</text:p>
          </table:table-cell>
          <table:table-cell table:style-name="ce7"/>
          <table:table-cell office:value-type="float" office:value="147861" table:style-name="ce7">
            <text:p>147,861</text:p>
          </table:table-cell>
          <table:table-cell table:number-columns-repeated="3" table:style-name="ce7"/>
          <table:table-cell office:value-type="float" office:value="6.29" table:style-name="ce8">
            <text:p>6.29</text:p>
          </table:table-cell>
          <table:table-cell table:style-name="ce7"/>
          <table:table-cell office:value-type="float" office:value="53837" table:style-name="ce7">
            <text:p>53,837</text:p>
          </table:table-cell>
          <table:table-cell table:number-columns-repeated="3" table:style-name="ce7"/>
          <table:table-cell office:value-type="float" office:value="2.29" table:style-name="ce8">
            <text:p>2.29</text:p>
          </table:table-cell>
          <table:table-cell office:value-type="float" office:value="964536" table:style-name="ce7">
            <text:p>964,536</text:p>
          </table:table-cell>
          <table:table-cell office:value-type="float" office:value="952829" table:style-name="ce7">
            <text:p>952,829</text:p>
          </table:table-cell>
          <table:table-cell office:value-type="float" office:value="553228" table:style-name="ce7">
            <text:p>553,22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1">
            <text:p>106<text:span text:style-name="T7">年</text:span></text:p>
          </table:table-cell>
          <table:covered-table-cell/>
          <table:table-cell office:value-type="float" office:value="8649000" table:style-name="ce7">
            <text:p>8,649,000</text:p>
          </table:table-cell>
          <table:table-cell office:value-type="float" office:value="23571227" table:style-name="ce7">
            <text:p>23,571,227</text:p>
          </table:table-cell>
          <table:table-cell office:value-type="float" office:value="11719580" table:style-name="ce7">
            <text:p>11,719,580</text:p>
          </table:table-cell>
          <table:table-cell office:value-type="float" office:value="11851647" table:style-name="ce7">
            <text:p>11,851,647</text:p>
          </table:table-cell>
          <table:table-cell office:value-type="float" office:value="193844" table:style-name="ce7">
            <text:p>193,844</text:p>
          </table:table-cell>
          <table:table-cell office:value-type="float" office:value="100477" table:style-name="ce7">
            <text:p>100,477</text:p>
          </table:table-cell>
          <table:table-cell office:value-type="float" office:value="93367" table:style-name="ce7">
            <text:p>93,367</text:p>
          </table:table-cell>
          <table:table-cell office:value-type="float" office:value="8.23" table:style-name="ce8">
            <text:p>8.23</text:p>
          </table:table-cell>
          <table:table-cell office:value-type="float" office:value="171242" table:style-name="ce7">
            <text:p>171,242</text:p>
          </table:table-cell>
          <table:table-cell office:value-type="float" office:value="101555" table:style-name="ce7">
            <text:p>101,555</text:p>
          </table:table-cell>
          <table:table-cell office:value-type="float" office:value="69687" table:style-name="ce7">
            <text:p>69,687</text:p>
          </table:table-cell>
          <table:table-cell office:value-type="float" office:value="7.27" table:style-name="ce8">
            <text:p>7.27</text:p>
          </table:table-cell>
          <table:table-cell office:value-type="float" office:value="22602" table:style-name="ce7">
            <text:p>22,602</text:p>
          </table:table-cell>
          <table:table-cell office:value-type="float" office:value="0.96" table:style-name="ce9">
            <text:p>0.96</text:p>
          </table:table-cell>
          <table:table-cell table:style-name="ce7"/>
          <table:table-cell office:value-type="float" office:value="138034" table:style-name="ce7">
            <text:p>138,034</text:p>
          </table:table-cell>
          <table:table-cell table:number-columns-repeated="3" table:style-name="ce7"/>
          <table:table-cell office:value-type="float" office:value="5.86" table:style-name="ce8">
            <text:p>5.86</text:p>
          </table:table-cell>
          <table:table-cell table:style-name="ce7"/>
          <table:table-cell office:value-type="float" office:value="54412" table:style-name="ce7">
            <text:p>54,412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48049" table:style-name="ce7">
            <text:p>948,049</text:p>
          </table:table-cell>
          <table:table-cell office:value-type="float" office:value="939240" table:style-name="ce7">
            <text:p>939,240</text:p>
          </table:table-cell>
          <table:table-cell office:value-type="float" office:value="559426" table:style-name="ce7">
            <text:p>559,42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1">
            <text:p>107<text:span text:style-name="T7">年</text:span></text:p>
          </table:table-cell>
          <table:covered-table-cell/>
          <table:table-cell office:value-type="float" office:value="8734477" table:style-name="ce7">
            <text:p>8,734,477</text:p>
          </table:table-cell>
          <table:table-cell office:value-type="float" office:value="23588932" table:style-name="ce7">
            <text:p>23,588,932</text:p>
          </table:table-cell>
          <table:table-cell office:value-type="float" office:value="11712913" table:style-name="ce7">
            <text:p>11,712,913</text:p>
          </table:table-cell>
          <table:table-cell office:value-type="float" office:value="11876019" table:style-name="ce7">
            <text:p>11,876,019</text:p>
          </table:table-cell>
          <table:table-cell office:value-type="float" office:value="181601" table:style-name="ce7">
            <text:p>181,601</text:p>
          </table:table-cell>
          <table:table-cell office:value-type="float" office:value="93876" table:style-name="ce7">
            <text:p>93,876</text:p>
          </table:table-cell>
          <table:table-cell office:value-type="float" office:value="87725" table:style-name="ce7">
            <text:p>87,725</text:p>
          </table:table-cell>
          <table:table-cell office:value-type="float" office:value="7.7" table:style-name="ce8">
            <text:p>7.70</text:p>
          </table:table-cell>
          <table:table-cell office:value-type="float" office:value="172784" table:style-name="ce7">
            <text:p>172,784</text:p>
          </table:table-cell>
          <table:table-cell office:value-type="float" office:value="101931" table:style-name="ce7">
            <text:p>101,931</text:p>
          </table:table-cell>
          <table:table-cell office:value-type="float" office:value="70853" table:style-name="ce7">
            <text:p>70,853</text:p>
          </table:table-cell>
          <table:table-cell office:value-type="float" office:value="7.33" table:style-name="ce8">
            <text:p>7.33</text:p>
          </table:table-cell>
          <table:table-cell office:value-type="float" office:value="8817" table:style-name="ce7">
            <text:p>8,817</text:p>
          </table:table-cell>
          <table:table-cell office:value-type="float" office:value="0.37" table:style-name="ce9">
            <text:p>0.37</text:p>
          </table:table-cell>
          <table:table-cell table:style-name="ce7"/>
          <table:table-cell office:value-type="float" office:value="135403" table:style-name="ce7">
            <text:p>135,403</text:p>
          </table:table-cell>
          <table:table-cell table:number-columns-repeated="3" table:style-name="ce7"/>
          <table:table-cell office:value-type="float" office:value="5.74" table:style-name="ce8">
            <text:p>5.74</text:p>
          </table:table-cell>
          <table:table-cell table:style-name="ce7"/>
          <table:table-cell office:value-type="float" office:value="54443" table:style-name="ce7">
            <text:p>54,443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84815" table:style-name="ce7">
            <text:p>984,815</text:p>
          </table:table-cell>
          <table:table-cell office:value-type="float" office:value="975927" table:style-name="ce7">
            <text:p>975,927</text:p>
          </table:table-cell>
          <table:table-cell office:value-type="float" office:value="565561" table:style-name="ce7">
            <text:p>565,56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1">
            <text:p>108<text:span text:style-name="T7">年</text:span></text:p>
          </table:table-cell>
          <table:covered-table-cell/>
          <table:table-cell office:value-type="float" office:value="8832745" table:style-name="ce7">
            <text:p>8,832,745</text:p>
          </table:table-cell>
          <table:table-cell office:value-type="float" office:value="23603121" table:style-name="ce7">
            <text:p>23,603,121</text:p>
          </table:table-cell>
          <table:table-cell office:value-type="float" office:value="11705186" table:style-name="ce7">
            <text:p>11,705,186</text:p>
          </table:table-cell>
          <table:table-cell office:value-type="float" office:value="11897935" table:style-name="ce7">
            <text:p>11,897,935</text:p>
          </table:table-cell>
          <table:table-cell office:value-type="float" office:value="177767" table:style-name="ce7">
            <text:p>177,767</text:p>
          </table:table-cell>
          <table:table-cell office:value-type="float" office:value="92237" table:style-name="ce7">
            <text:p>92,237</text:p>
          </table:table-cell>
          <table:table-cell office:value-type="float" office:value="85530" table:style-name="ce7">
            <text:p>85,530</text:p>
          </table:table-cell>
          <table:table-cell office:value-type="float" office:value="7.53" table:style-name="ce8">
            <text:p>7.53</text:p>
          </table:table-cell>
          <table:table-cell office:value-type="float" office:value="176296" table:style-name="ce7">
            <text:p>176,296</text:p>
          </table:table-cell>
          <table:table-cell office:value-type="float" office:value="103720" table:style-name="ce7">
            <text:p>103,720</text:p>
          </table:table-cell>
          <table:table-cell office:value-type="float" office:value="72576" table:style-name="ce7">
            <text:p>72,576</text:p>
          </table:table-cell>
          <table:table-cell office:value-type="float" office:value="7.47" table:style-name="ce8">
            <text:p>7.47</text:p>
          </table:table-cell>
          <table:table-cell office:value-type="float" office:value="1471" table:style-name="ce7">
            <text:p>1,471</text:p>
          </table:table-cell>
          <table:table-cell office:value-type="float" office:value="6.2E-2" table:style-name="ce9">
            <text:p>0.06</text:p>
          </table:table-cell>
          <table:table-cell office:value-type="float" office:value="134524" table:style-name="ce7">
            <text:p>134,524</text:p>
          </table:table-cell>
          <table:table-cell office:value-type="float" office:value="131585" table:style-name="ce7">
            <text:p>131,585</text:p>
          </table:table-cell>
          <table:table-cell office:value-type="float" office:value="2939" table:style-name="ce7">
            <text:p>2,939</text:p>
          </table:table-cell>
          <table:table-cell office:value-type="float" office:value="928" table:style-name="ce7">
            <text:p>928</text:p>
          </table:table-cell>
          <table:table-cell office:value-type="float" office:value="2011" table:style-name="ce7">
            <text:p>2,011</text:p>
          </table:table-cell>
          <table:table-cell office:value-type="float" office:value="5.7" table:style-name="ce8">
            <text:p>5.70</text:p>
          </table:table-cell>
          <table:table-cell office:value-type="float" office:value="54473" table:style-name="ce7">
            <text:p>54,473</text:p>
          </table:table-cell>
          <table:table-cell office:value-type="float" office:value="54363" table:style-name="ce7">
            <text:p>54,363</text:p>
          </table:table-cell>
          <table:table-cell office:value-type="float" office:value="110" table:style-name="ce7">
            <text:p>110</text:p>
          </table:table-cell>
          <table:table-cell office:value-type="float" office:value="50" table:style-name="ce7">
            <text:p>50</text:p>
          </table:table-cell>
          <table:table-cell office:value-type="float" office:value="60" table:style-name="ce7">
            <text:p>60</text:p>
          </table:table-cell>
          <table:table-cell office:value-type="float" office:value="2.31" table:style-name="ce8">
            <text:p>2.31</text:p>
          </table:table-cell>
          <table:table-cell office:value-type="float" office:value="972043" table:style-name="ce7">
            <text:p>972,043</text:p>
          </table:table-cell>
          <table:table-cell office:value-type="float" office:value="959325" table:style-name="ce7">
            <text:p>959,325</text:p>
          </table:table-cell>
          <table:table-cell office:value-type="float" office:value="571427" table:style-name="ce7">
            <text:p>571,427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1">
            <text:p>109<text:span text:style-name="T7">年</text:span></text:p>
          </table:table-cell>
          <table:covered-table-cell/>
          <table:table-cell office:value-type="float" office:value="8933814" table:style-name="ce7">
            <text:p>8,933,814</text:p>
          </table:table-cell>
          <table:table-cell office:value-type="float" office:value="23561236" table:style-name="ce7">
            <text:p>23,561,236</text:p>
          </table:table-cell>
          <table:table-cell office:value-type="float" office:value="11673765" table:style-name="ce7">
            <text:p>11,673,765</text:p>
          </table:table-cell>
          <table:table-cell office:value-type="float" office:value="11887471" table:style-name="ce7">
            <text:p>11,887,471</text:p>
          </table:table-cell>
          <table:table-cell office:value-type="float" office:value="165249" table:style-name="ce7">
            <text:p>165,249</text:p>
          </table:table-cell>
          <table:table-cell office:value-type="float" office:value="85704" table:style-name="ce7">
            <text:p>85,704</text:p>
          </table:table-cell>
          <table:table-cell office:value-type="float" office:value="79545" table:style-name="ce7">
            <text:p>79,545</text:p>
          </table:table-cell>
          <table:table-cell office:value-type="float" office:value="7.0073678731589624" table:style-name="ce36">
            <text:p>7.01</text:p>
          </table:table-cell>
          <table:table-cell office:value-type="float" office:value="173156" table:style-name="ce7">
            <text:p>173,156</text:p>
          </table:table-cell>
          <table:table-cell office:value-type="float" office:value="101468" table:style-name="ce7">
            <text:p>101,468</text:p>
          </table:table-cell>
          <table:table-cell office:value-type="float" office:value="71688" table:style-name="ce7">
            <text:p>71,688</text:p>
          </table:table-cell>
          <table:table-cell office:value-type="float" office:value="7.342663443922282" table:style-name="ce36">
            <text:p>7.34</text:p>
          </table:table-cell>
          <table:table-cell office:value-type="float" office:value="-7907" table:style-name="ce7">
            <text:p>–7,907</text:p>
          </table:table-cell>
          <table:table-cell office:value-type="float" office:value="-0.33529557076332028" table:style-name="ce37">
            <text:p>–0.34</text:p>
          </table:table-cell>
          <table:table-cell office:value-type="float" office:value="121702" table:style-name="ce7">
            <text:p>121,702</text:p>
          </table:table-cell>
          <table:table-cell office:value-type="float" office:value="119315" table:style-name="ce7">
            <text:p>119,315</text:p>
          </table:table-cell>
          <table:table-cell office:value-type="float" office:value="2387" table:style-name="ce7">
            <text:p>2,387</text:p>
          </table:table-cell>
          <table:table-cell office:value-type="float" office:value="674" table:style-name="ce7">
            <text:p>674</text:p>
          </table:table-cell>
          <table:table-cell office:value-type="float" office:value="1713" table:style-name="ce7">
            <text:p>1,713</text:p>
          </table:table-cell>
          <table:table-cell office:value-type="float" office:value="5.1607615471149115" table:style-name="ce36">
            <text:p>5.16</text:p>
          </table:table-cell>
          <table:table-cell office:value-type="float" office:value="51680" table:style-name="ce7">
            <text:p>51,680</text:p>
          </table:table-cell>
          <table:table-cell office:value-type="float" office:value="51309" table:style-name="ce7">
            <text:p>51,309</text:p>
          </table:table-cell>
          <table:table-cell office:value-type="float" office:value="371" table:style-name="ce7">
            <text:p>371</text:p>
          </table:table-cell>
          <table:table-cell office:value-type="float" office:value="100" table:style-name="ce7">
            <text:p>100</text:p>
          </table:table-cell>
          <table:table-cell office:value-type="float" office:value="271" table:style-name="ce7">
            <text:p>271</text:p>
          </table:table-cell>
          <table:table-cell office:value-type="float" office:value="2.1914854049637524" table:style-name="ce36">
            <text:p>2.19</text:p>
          </table:table-cell>
          <table:table-cell office:value-type="float" office:value="946251" table:style-name="ce7">
            <text:p>946,251</text:p>
          </table:table-cell>
          <table:table-cell office:value-type="float" office:value="980229" table:style-name="ce7">
            <text:p>980,229</text:p>
          </table:table-cell>
          <table:table-cell office:value-type="float" office:value="576792" table:style-name="ce7">
            <text:p>576,7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1">
            <text:p>110<text:span text:style-name="T7">年</text:span></text:p>
          </table:table-cell>
          <table:covered-table-cell/>
          <table:table-cell office:value-type="float" office:value="9006580" table:style-name="ce115">
            <text:p>9,006,580</text:p>
          </table:table-cell>
          <table:table-cell office:value-type="float" office:value="23375314" table:style-name="ce115">
            <text:p>23,375,314</text:p>
          </table:table-cell>
          <table:table-cell office:value-type="float" office:value="11578696" table:style-name="ce115">
            <text:p>11,578,696</text:p>
          </table:table-cell>
          <table:table-cell office:value-type="float" office:value="11796618" table:style-name="ce115">
            <text:p>11,796,618</text:p>
          </table:table-cell>
          <table:table-cell office:value-type="float" office:value="153820" table:style-name="ce115">
            <text:p>153,820</text:p>
          </table:table-cell>
          <table:table-cell office:value-type="float" office:value="79513" table:style-name="ce115">
            <text:p>79,513</text:p>
          </table:table-cell>
          <table:table-cell office:value-type="float" office:value="74307" table:style-name="ce115">
            <text:p>74,307</text:p>
          </table:table-cell>
          <table:table-cell office:value-type="float" office:value="6.5543803283368716" table:style-name="ce116">
            <text:p>6.55</text:p>
          </table:table-cell>
          <table:table-cell office:value-type="float" office:value="183732" table:style-name="ce115">
            <text:p>183,732</text:p>
          </table:table-cell>
          <table:table-cell office:value-type="float" office:value="106877" table:style-name="ce115">
            <text:p>106,877</text:p>
          </table:table-cell>
          <table:table-cell office:value-type="float" office:value="76855" table:style-name="ce115">
            <text:p>76,855</text:p>
          </table:table-cell>
          <table:table-cell office:value-type="float" office:value="7.8289520640098162" table:style-name="ce116">
            <text:p>7.83</text:p>
          </table:table-cell>
          <table:table-cell office:value-type="float" office:value="-29912" table:style-name="ce115">
            <text:p>–29,912</text:p>
          </table:table-cell>
          <table:table-cell office:value-type="float" office:value="-1.2745717356729458" table:style-name="ce117">
            <text:p>–1.27</text:p>
          </table:table-cell>
          <table:table-cell office:value-type="float" office:value="114606" table:style-name="ce115">
            <text:p>114,606</text:p>
          </table:table-cell>
          <table:table-cell office:value-type="float" office:value="112750" table:style-name="ce115">
            <text:p>112,750</text:p>
          </table:table-cell>
          <table:table-cell office:value-type="float" office:value="1856" table:style-name="ce115">
            <text:p>1,856</text:p>
          </table:table-cell>
          <table:table-cell office:value-type="float" office:value="535" table:style-name="ce115">
            <text:p>535</text:p>
          </table:table-cell>
          <table:table-cell office:value-type="float" office:value="1321" table:style-name="ce115">
            <text:p>1,321</text:p>
          </table:table-cell>
          <table:table-cell office:value-type="float" office:value="4.8834437128421246" table:style-name="ce116">
            <text:p>4.88</text:p>
          </table:table-cell>
          <table:table-cell office:value-type="float" office:value="47887" table:style-name="ce115">
            <text:p>47,887</text:p>
          </table:table-cell>
          <table:table-cell office:value-type="float" office:value="47379" table:style-name="ce115">
            <text:p>47,379</text:p>
          </table:table-cell>
          <table:table-cell office:value-type="float" office:value="508" table:style-name="ce115">
            <text:p>508</text:p>
          </table:table-cell>
          <table:table-cell office:value-type="float" office:value="126" table:style-name="ce115">
            <text:p>126</text:p>
          </table:table-cell>
          <table:table-cell office:value-type="float" office:value="382" table:style-name="ce115">
            <text:p>382</text:p>
          </table:table-cell>
          <table:table-cell office:value-type="float" office:value="2.040499354980287" table:style-name="ce116">
            <text:p>2.04</text:p>
          </table:table-cell>
          <table:table-cell office:value-type="float" office:value="920703" table:style-name="ce115">
            <text:p>920,703</text:p>
          </table:table-cell>
          <table:table-cell office:value-type="float" office:value="1076713" table:style-name="ce115">
            <text:p>1,076,713</text:p>
          </table:table-cell>
          <table:table-cell office:value-type="float" office:value="580758" table:style-name="ce115">
            <text:p>580,758</text:p>
          </table:table-cell>
          <table:table-cell table:number-columns-repeated="16353" table:style-name="ce118"/>
        </table:table-row>
        <table:table-row table:style-name="ro3">
          <table:table-cell office:value-type="string" table:number-columns-spanned="2" table:number-rows-spanned="1" table:style-name="ce288">
            <text:p>111年</text:p>
          </table:table-cell>
          <table:covered-table-cell/>
          <table:table-cell office:value-type="float" office:value="9089450" table:style-name="ce122">
            <text:p><text:s text:c="3"/>9,089,450</text:p>
          </table:table-cell>
          <table:table-cell office:value-type="float" office:value="23264640" table:style-name="ce122">
            <text:p><text:s text:c="3"/>23,264,640</text:p>
          </table:table-cell>
          <table:table-cell office:value-type="float" office:value="11499136" table:style-name="ce122">
            <text:p><text:s text:c="3"/>11,499,136</text:p>
          </table:table-cell>
          <table:table-cell office:value-type="float" office:value="11765504" table:style-name="ce122">
            <text:p><text:s text:c="3"/>11,765,504</text:p>
          </table:table-cell>
          <table:table-cell office:value-type="float" office:value="138986" table:style-name="ce122">
            <text:p><text:s text:c="3"/>138,986</text:p>
          </table:table-cell>
          <table:table-cell office:value-type="float" office:value="72097" table:style-name="ce122">
            <text:p><text:s text:c="3"/>72,097</text:p>
          </table:table-cell>
          <table:table-cell office:value-type="float" office:value="66889" table:style-name="ce122">
            <text:p><text:s text:c="3"/>66,889</text:p>
          </table:table-cell>
          <table:table-cell office:value-type="float" office:value="5.9599544201951797" table:style-name="ce123">
            <text:p>5.96</text:p>
          </table:table-cell>
          <table:table-cell office:value-type="float" office:value="207230" table:style-name="ce122">
            <text:p><text:s text:c="3"/>207,230</text:p>
          </table:table-cell>
          <table:table-cell office:value-type="float" office:value="119920" table:style-name="ce122">
            <text:p><text:s text:c="3"/>119,920</text:p>
          </table:table-cell>
          <table:table-cell office:value-type="float" office:value="87310" table:style-name="ce122">
            <text:p><text:s text:c="3"/>87,310</text:p>
          </table:table-cell>
          <table:table-cell office:value-type="float" office:value="8.8863724007961107" table:style-name="ce123">
            <text:p>8.89</text:p>
          </table:table-cell>
          <table:table-cell office:value-type="float" office:value="-68244" table:style-name="ce122">
            <text:p>－ <text:s/>68,244</text:p>
          </table:table-cell>
          <table:table-cell office:value-type="float" office:value="-2.9264179806009198" table:style-name="ce124">
            <text:p>－ <text:s/>2.93</text:p>
          </table:table-cell>
          <table:table-cell office:value-type="float" office:value="124997" table:style-name="ce122">
            <text:p><text:s text:c="3"/>124,997</text:p>
          </table:table-cell>
          <table:table-cell office:value-type="float" office:value="122520" table:style-name="ce122">
            <text:p><text:s text:c="3"/>122,520</text:p>
          </table:table-cell>
          <table:table-cell office:value-type="float" office:value="2477" table:style-name="ce122">
            <text:p><text:s text:c="3"/>2,477</text:p>
          </table:table-cell>
          <table:table-cell office:value-type="float" office:value="685" table:style-name="ce122">
            <text:p><text:s text:c="3"/>685</text:p>
          </table:table-cell>
          <table:table-cell office:value-type="float" office:value="1792" table:style-name="ce122">
            <text:p><text:s text:c="3"/>1,792</text:p>
          </table:table-cell>
          <table:table-cell office:value-type="float" office:value="5.3600824734947201" table:style-name="ce123">
            <text:p>5.36</text:p>
          </table:table-cell>
          <table:table-cell office:value-type="float" office:value="50609" table:style-name="ce122">
            <text:p><text:s text:c="3"/>50,609</text:p>
          </table:table-cell>
          <table:table-cell office:value-type="float" office:value="49997" table:style-name="ce122">
            <text:p><text:s text:c="3"/>49,997</text:p>
          </table:table-cell>
          <table:table-cell office:value-type="float" office:value="612" table:style-name="ce122">
            <text:p><text:s text:c="3"/>612</text:p>
          </table:table-cell>
          <table:table-cell office:value-type="float" office:value="158" table:style-name="ce122">
            <text:p><text:s text:c="3"/>158</text:p>
          </table:table-cell>
          <table:table-cell office:value-type="float" office:value="454" table:style-name="ce122">
            <text:p><text:s text:c="3"/>454</text:p>
          </table:table-cell>
          <table:table-cell office:value-type="float" office:value="2.1701993959942598" table:style-name="ce123">
            <text:p>2.17</text:p>
          </table:table-cell>
          <table:table-cell office:value-type="float" office:value="1086712" table:style-name="ce122">
            <text:p><text:s text:c="3"/>1,086,712</text:p>
          </table:table-cell>
          <table:table-cell office:value-type="float" office:value="1129142" table:style-name="ce122">
            <text:p><text:s text:c="3"/>1,129,142</text:p>
          </table:table-cell>
          <table:table-cell office:value-type="float" office:value="584125" table:style-name="ce122">
            <text:p><text:s text:c="3"/>584,12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89">
            <text:p>1月</text:p>
          </table:table-cell>
          <table:covered-table-cell/>
          <table:table-cell office:value-type="float" office:value="9005752" table:style-name="ce125">
            <text:p><text:s text:c="3"/>9,005,752</text:p>
          </table:table-cell>
          <table:table-cell office:value-type="float" office:value="23349666" table:style-name="ce125">
            <text:p><text:s text:c="3"/>23,349,666</text:p>
          </table:table-cell>
          <table:table-cell office:value-type="float" office:value="11565761" table:style-name="ce125">
            <text:p><text:s text:c="3"/>11,565,761</text:p>
          </table:table-cell>
          <table:table-cell office:value-type="float" office:value="11783905" table:style-name="ce125">
            <text:p><text:s text:c="3"/>11,783,905</text:p>
          </table:table-cell>
          <table:table-cell office:value-type="float" office:value="13137" table:style-name="ce125">
            <text:p><text:s text:c="3"/>13,137</text:p>
          </table:table-cell>
          <table:table-cell office:value-type="float" office:value="6878" table:style-name="ce125">
            <text:p><text:s text:c="3"/>6,878</text:p>
          </table:table-cell>
          <table:table-cell office:value-type="float" office:value="6259" table:style-name="ce125">
            <text:p><text:s text:c="3"/>6,259</text:p>
          </table:table-cell>
          <table:table-cell office:value-type="float" office:value="6.6207660504150603" table:style-name="ce126">
            <text:p>6.62</text:p>
          </table:table-cell>
          <table:table-cell office:value-type="float" office:value="15954" table:style-name="ce125">
            <text:p><text:s text:c="3"/>15,954</text:p>
          </table:table-cell>
          <table:table-cell office:value-type="float" office:value="9342" table:style-name="ce125">
            <text:p><text:s text:c="3"/>9,342</text:p>
          </table:table-cell>
          <table:table-cell office:value-type="float" office:value="6612" table:style-name="ce125">
            <text:p><text:s text:c="3"/>6,612</text:p>
          </table:table-cell>
          <table:table-cell office:value-type="float" office:value="8.0404735912553704" table:style-name="ce126">
            <text:p>8.04</text:p>
          </table:table-cell>
          <table:table-cell office:value-type="float" office:value="-2817" table:style-name="ce125">
            <text:p>－ <text:s/>2,817</text:p>
          </table:table-cell>
          <table:table-cell office:value-type="float" office:value="-1.4197075408403199" table:style-name="ce127">
            <text:p>－ <text:s/>1.42</text:p>
          </table:table-cell>
          <table:table-cell office:value-type="float" office:value="11189" table:style-name="ce125">
            <text:p><text:s text:c="3"/>11,189</text:p>
          </table:table-cell>
          <table:table-cell office:value-type="float" office:value="11027" table:style-name="ce125">
            <text:p><text:s text:c="3"/>11,027</text:p>
          </table:table-cell>
          <table:table-cell office:value-type="float" office:value="162" table:style-name="ce125">
            <text:p><text:s text:c="3"/>162</text:p>
          </table:table-cell>
          <table:table-cell office:value-type="float" office:value="45" table:style-name="ce125">
            <text:p><text:s text:c="3"/>45</text:p>
          </table:table-cell>
          <table:table-cell office:value-type="float" office:value="117" table:style-name="ce125">
            <text:p><text:s text:c="3"/>117</text:p>
          </table:table-cell>
          <table:table-cell office:value-type="float" office:value="5.6390158588790502" table:style-name="ce126">
            <text:p>5.64</text:p>
          </table:table-cell>
          <table:table-cell office:value-type="float" office:value="3961" table:style-name="ce125">
            <text:p><text:s text:c="3"/>3,961</text:p>
          </table:table-cell>
          <table:table-cell office:value-type="float" office:value="3914" table:style-name="ce125">
            <text:p><text:s text:c="3"/>3,914</text:p>
          </table:table-cell>
          <table:table-cell office:value-type="float" office:value="47" table:style-name="ce125">
            <text:p><text:s text:c="3"/>47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2" table:style-name="ce125">
            <text:p><text:s text:c="3"/>32</text:p>
          </table:table-cell>
          <table:table-cell office:value-type="float" office:value="1.99625898802573" table:style-name="ce126">
            <text:p>2.00</text:p>
          </table:table-cell>
          <table:table-cell office:value-type="float" office:value="81011" table:style-name="ce125">
            <text:p><text:s text:c="3"/>81,011</text:p>
          </table:table-cell>
          <table:table-cell office:value-type="float" office:value="103842" table:style-name="ce125">
            <text:p><text:s text:c="3"/>103,842</text:p>
          </table:table-cell>
          <table:table-cell office:value-type="float" office:value="580944" table:style-name="ce125">
            <text:p><text:s text:c="3"/>580,94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90">
            <text:p>2月</text:p>
          </table:table-cell>
          <table:covered-table-cell/>
          <table:table-cell office:value-type="float" office:value="9005454" table:style-name="ce128">
            <text:p><text:s text:c="3"/>9,005,454</text:p>
          </table:table-cell>
          <table:table-cell office:value-type="float" office:value="23319776" table:style-name="ce128">
            <text:p><text:s text:c="3"/>23,319,776</text:p>
          </table:table-cell>
          <table:table-cell office:value-type="float" office:value="11550791" table:style-name="ce128">
            <text:p><text:s text:c="3"/>11,550,791</text:p>
          </table:table-cell>
          <table:table-cell office:value-type="float" office:value="11768985" table:style-name="ce128">
            <text:p><text:s text:c="3"/>11,768,985</text:p>
          </table:table-cell>
          <table:table-cell office:value-type="float" office:value="9617" table:style-name="ce128">
            <text:p><text:s text:c="3"/>9,617</text:p>
          </table:table-cell>
          <table:table-cell office:value-type="float" office:value="4941" table:style-name="ce128">
            <text:p><text:s text:c="3"/>4,941</text:p>
          </table:table-cell>
          <table:table-cell office:value-type="float" office:value="4676" table:style-name="ce128">
            <text:p><text:s text:c="3"/>4,676</text:p>
          </table:table-cell>
          <table:table-cell office:value-type="float" office:value="5.3724432482271496" table:style-name="ce129">
            <text:p>5.37</text:p>
          </table:table-cell>
          <table:table-cell office:value-type="float" office:value="14887" table:style-name="ce128">
            <text:p><text:s text:c="3"/>14,887</text:p>
          </table:table-cell>
          <table:table-cell office:value-type="float" office:value="8666" table:style-name="ce128">
            <text:p><text:s text:c="3"/>8,666</text:p>
          </table:table-cell>
          <table:table-cell office:value-type="float" office:value="6221" table:style-name="ce128">
            <text:p><text:s text:c="3"/>6,221</text:p>
          </table:table-cell>
          <table:table-cell office:value-type="float" office:value="8.3164773459870602" table:style-name="ce129">
            <text:p>8.32</text:p>
          </table:table-cell>
          <table:table-cell office:value-type="float" office:value="-5270" table:style-name="ce128">
            <text:p>－ <text:s/>5,270</text:p>
          </table:table-cell>
          <table:table-cell office:value-type="float" office:value="-2.9440340977599102" table:style-name="ce130">
            <text:p>－ <text:s/>2.94</text:p>
          </table:table-cell>
          <table:table-cell office:value-type="float" office:value="8640" table:style-name="ce128">
            <text:p><text:s text:c="3"/>8,640</text:p>
          </table:table-cell>
          <table:table-cell office:value-type="float" office:value="8443" table:style-name="ce128">
            <text:p><text:s text:c="3"/>8,443</text:p>
          </table:table-cell>
          <table:table-cell office:value-type="float" office:value="197" table:style-name="ce128">
            <text:p><text:s text:c="3"/>197</text:p>
          </table:table-cell>
          <table:table-cell office:value-type="float" office:value="49" table:style-name="ce128">
            <text:p><text:s text:c="3"/>49</text:p>
          </table:table-cell>
          <table:table-cell office:value-type="float" office:value="148" table:style-name="ce128">
            <text:p><text:s text:c="3"/>148</text:p>
          </table:table-cell>
          <table:table-cell office:value-type="float" office:value="4.8266517276367402" table:style-name="ce129">
            <text:p>4.83</text:p>
          </table:table-cell>
          <table:table-cell office:value-type="float" office:value="3358" table:style-name="ce128">
            <text:p><text:s text:c="3"/>3,358</text:p>
          </table:table-cell>
          <table:table-cell office:value-type="float" office:value="3316" table:style-name="ce128">
            <text:p><text:s text:c="3"/>3,316</text:p>
          </table:table-cell>
          <table:table-cell office:value-type="float" office:value="42" table:style-name="ce128">
            <text:p><text:s text:c="3"/>42</text:p>
          </table:table-cell>
          <table:table-cell office:value-type="float" office:value="10" table:style-name="ce128">
            <text:p><text:s text:c="3"/>10</text:p>
          </table:table-cell>
          <table:table-cell office:value-type="float" office:value="32" table:style-name="ce128">
            <text:p><text:s text:c="3"/>32</text:p>
          </table:table-cell>
          <table:table-cell office:value-type="float" office:value="1.87591394692178" table:style-name="ce129">
            <text:p>1.88</text:p>
          </table:table-cell>
          <table:table-cell office:value-type="float" office:value="67432" table:style-name="ce128">
            <text:p><text:s text:c="3"/>67,432</text:p>
          </table:table-cell>
          <table:table-cell office:value-type="float" office:value="92052" table:style-name="ce128">
            <text:p><text:s text:c="3"/>92,052</text:p>
          </table:table-cell>
          <table:table-cell office:value-type="float" office:value="581134" table:style-name="ce128">
            <text:p><text:s text:c="3"/>581,13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91">
            <text:p>3月</text:p>
          </table:table-cell>
          <table:covered-table-cell/>
          <table:table-cell office:value-type="float" office:value="9004145" table:style-name="ce131">
            <text:p><text:s text:c="3"/>9,004,145</text:p>
          </table:table-cell>
          <table:table-cell office:value-type="float" office:value="23268991" table:style-name="ce131">
            <text:p><text:s text:c="3"/>23,268,991</text:p>
          </table:table-cell>
          <table:table-cell office:value-type="float" office:value="11523301" table:style-name="ce131">
            <text:p><text:s text:c="3"/>11,523,301</text:p>
          </table:table-cell>
          <table:table-cell office:value-type="float" office:value="11745690" table:style-name="ce131">
            <text:p><text:s text:c="3"/>11,745,690</text:p>
          </table:table-cell>
          <table:table-cell office:value-type="float" office:value="12788" table:style-name="ce131">
            <text:p><text:s text:c="3"/>12,788</text:p>
          </table:table-cell>
          <table:table-cell office:value-type="float" office:value="6672" table:style-name="ce131">
            <text:p><text:s text:c="3"/>6,672</text:p>
          </table:table-cell>
          <table:table-cell office:value-type="float" office:value="6116" table:style-name="ce131">
            <text:p><text:s text:c="3"/>6,116</text:p>
          </table:table-cell>
          <table:table-cell office:value-type="float" office:value="6.4637206259085698" table:style-name="ce132">
            <text:p>6.46</text:p>
          </table:table-cell>
          <table:table-cell office:value-type="float" office:value="18239" table:style-name="ce131">
            <text:p><text:s text:c="3"/>18,239</text:p>
          </table:table-cell>
          <table:table-cell office:value-type="float" office:value="10624" table:style-name="ce131">
            <text:p><text:s text:c="3"/>10,624</text:p>
          </table:table-cell>
          <table:table-cell office:value-type="float" office:value="7615" table:style-name="ce131">
            <text:p><text:s text:c="3"/>7,615</text:p>
          </table:table-cell>
          <table:table-cell office:value-type="float" office:value="9.2189396696861401" table:style-name="ce132">
            <text:p>9.22</text:p>
          </table:table-cell>
          <table:table-cell office:value-type="float" office:value="-5451" table:style-name="ce131">
            <text:p>－ <text:s/>5,451</text:p>
          </table:table-cell>
          <table:table-cell office:value-type="float" office:value="-2.7552190437775699" table:style-name="ce133">
            <text:p>－ <text:s/>2.76</text:p>
          </table:table-cell>
          <table:table-cell office:value-type="float" office:value="10509" table:style-name="ce131">
            <text:p><text:s text:c="3"/>10,509</text:p>
          </table:table-cell>
          <table:table-cell office:value-type="float" office:value="10293" table:style-name="ce131">
            <text:p><text:s text:c="3"/>10,293</text:p>
          </table:table-cell>
          <table:table-cell office:value-type="float" office:value="216" table:style-name="ce131">
            <text:p><text:s text:c="3"/>216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159" table:style-name="ce131">
            <text:p><text:s text:c="3"/>159</text:p>
          </table:table-cell>
          <table:table-cell office:value-type="float" office:value="5.3117954377285796" table:style-name="ce132">
            <text:p>5.31</text:p>
          </table:table-cell>
          <table:table-cell office:value-type="float" office:value="4821" table:style-name="ce131">
            <text:p><text:s text:c="3"/>4,821</text:p>
          </table:table-cell>
          <table:table-cell office:value-type="float" office:value="4768" table:style-name="ce131">
            <text:p><text:s text:c="3"/>4,768</text:p>
          </table:table-cell>
          <table:table-cell office:value-type="float" office:value="53" table:style-name="ce131">
            <text:p><text:s text:c="3"/>53</text:p>
          </table:table-cell>
          <table:table-cell office:value-type="float" office:value="12" table:style-name="ce131">
            <text:p><text:s text:c="3"/>12</text:p>
          </table:table-cell>
          <table:table-cell office:value-type="float" office:value="41" table:style-name="ce131">
            <text:p><text:s text:c="3"/>41</text:p>
          </table:table-cell>
          <table:table-cell office:value-type="float" office:value="2.4367842616128601" table:style-name="ce132">
            <text:p>2.44</text:p>
          </table:table-cell>
          <table:table-cell office:value-type="float" office:value="103168" table:style-name="ce131">
            <text:p><text:s text:c="3"/>103,168</text:p>
          </table:table-cell>
          <table:table-cell office:value-type="float" office:value="148502" table:style-name="ce131">
            <text:p><text:s text:c="3"/>148,502</text:p>
          </table:table-cell>
          <table:table-cell office:value-type="float" office:value="581327" table:style-name="ce131">
            <text:p><text:s text:c="3"/>581,327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92">
            <text:p>4月</text:p>
          </table:table-cell>
          <table:covered-table-cell/>
          <table:table-cell office:value-type="float" office:value="9002584" table:style-name="ce134">
            <text:p><text:s text:c="3"/>9,002,584</text:p>
          </table:table-cell>
          <table:table-cell office:value-type="float" office:value="23215015" table:style-name="ce134">
            <text:p><text:s text:c="3"/>23,215,015</text:p>
          </table:table-cell>
          <table:table-cell office:value-type="float" office:value="11493738" table:style-name="ce134">
            <text:p><text:s text:c="3"/>11,493,738</text:p>
          </table:table-cell>
          <table:table-cell office:value-type="float" office:value="11721277" table:style-name="ce134">
            <text:p><text:s text:c="3"/>11,721,277</text:p>
          </table:table-cell>
          <table:table-cell office:value-type="float" office:value="11222" table:style-name="ce134">
            <text:p><text:s text:c="3"/>11,222</text:p>
          </table:table-cell>
          <table:table-cell office:value-type="float" office:value="5808" table:style-name="ce134">
            <text:p><text:s text:c="3"/>5,808</text:p>
          </table:table-cell>
          <table:table-cell office:value-type="float" office:value="5414" table:style-name="ce134">
            <text:p><text:s text:c="3"/>5,414</text:p>
          </table:table-cell>
          <table:table-cell office:value-type="float" office:value="5.87446500774195" table:style-name="ce135">
            <text:p>5.87</text:p>
          </table:table-cell>
          <table:table-cell office:value-type="float" office:value="14655" table:style-name="ce134">
            <text:p><text:s text:c="3"/>14,655</text:p>
          </table:table-cell>
          <table:table-cell office:value-type="float" office:value="8554" table:style-name="ce134">
            <text:p><text:s text:c="3"/>8,554</text:p>
          </table:table-cell>
          <table:table-cell office:value-type="float" office:value="6101" table:style-name="ce134">
            <text:p><text:s text:c="3"/>6,101</text:p>
          </table:table-cell>
          <table:table-cell office:value-type="float" office:value="7.6715634190392299" table:style-name="ce135">
            <text:p>7.67</text:p>
          </table:table-cell>
          <table:table-cell office:value-type="float" office:value="-3433" table:style-name="ce134">
            <text:p>－ <text:s/>3,433</text:p>
          </table:table-cell>
          <table:table-cell office:value-type="float" office:value="-1.7970984112972801" table:style-name="ce136">
            <text:p>－ <text:s/>1.80</text:p>
          </table:table-cell>
          <table:table-cell office:value-type="float" office:value="6539" table:style-name="ce134">
            <text:p><text:s text:c="3"/>6,539</text:p>
          </table:table-cell>
          <table:table-cell office:value-type="float" office:value="6390" table:style-name="ce134">
            <text:p><text:s text:c="3"/>6,390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96" table:style-name="ce134">
            <text:p><text:s text:c="3"/>96</text:p>
          </table:table-cell>
          <table:table-cell office:value-type="float" office:value="3.4230196654450702" table:style-name="ce135">
            <text:p>3.42</text:p>
          </table:table-cell>
          <table:table-cell office:value-type="float" office:value="4051" table:style-name="ce134">
            <text:p><text:s text:c="3"/>4,051</text:p>
          </table:table-cell>
          <table:table-cell office:value-type="float" office:value="4003" table:style-name="ce134">
            <text:p><text:s text:c="3"/>4,003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.1206075339834798" table:style-name="ce135">
            <text:p>2.12</text:p>
          </table:table-cell>
          <table:table-cell office:value-type="float" office:value="84281" table:style-name="ce134">
            <text:p><text:s text:c="3"/>84,281</text:p>
          </table:table-cell>
          <table:table-cell office:value-type="float" office:value="134824" table:style-name="ce134">
            <text:p><text:s text:c="3"/>134,824</text:p>
          </table:table-cell>
          <table:table-cell office:value-type="float" office:value="581406" table:style-name="ce134">
            <text:p><text:s text:c="3"/>581,40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74">
            <text:p>5月</text:p>
          </table:table-cell>
          <table:covered-table-cell/>
          <table:table-cell office:value-type="float" office:value="9008300" table:style-name="ce137">
            <text:p><text:s text:c="3"/>9,008,300</text:p>
          </table:table-cell>
          <table:table-cell office:value-type="float" office:value="23196178" table:style-name="ce137">
            <text:p><text:s text:c="3"/>23,196,178</text:p>
          </table:table-cell>
          <table:table-cell office:value-type="float" office:value="11482441" table:style-name="ce137">
            <text:p><text:s text:c="3"/>11,482,441</text:p>
          </table:table-cell>
          <table:table-cell office:value-type="float" office:value="11713737" table:style-name="ce137">
            <text:p><text:s text:c="3"/>11,713,737</text:p>
          </table:table-cell>
          <table:table-cell office:value-type="float" office:value="9442" table:style-name="ce137">
            <text:p><text:s text:c="3"/>9,442</text:p>
          </table:table-cell>
          <table:table-cell office:value-type="float" office:value="4897" table:style-name="ce137">
            <text:p><text:s text:c="3"/>4,897</text:p>
          </table:table-cell>
          <table:table-cell office:value-type="float" office:value="4545" table:style-name="ce137">
            <text:p><text:s text:c="3"/>4,545</text:p>
          </table:table-cell>
          <table:table-cell office:value-type="float" office:value="4.7907381085364902" table:style-name="ce138">
            <text:p>4.79</text:p>
          </table:table-cell>
          <table:table-cell office:value-type="float" office:value="17409" table:style-name="ce137">
            <text:p><text:s text:c="3"/>17,409</text:p>
          </table:table-cell>
          <table:table-cell office:value-type="float" office:value="9997" table:style-name="ce137">
            <text:p><text:s text:c="3"/>9,997</text:p>
          </table:table-cell>
          <table:table-cell office:value-type="float" office:value="7412" table:style-name="ce137">
            <text:p><text:s text:c="3"/>7,412</text:p>
          </table:table-cell>
          <table:table-cell office:value-type="float" office:value="8.8330819457224905" table:style-name="ce138">
            <text:p>8.83</text:p>
          </table:table-cell>
          <table:table-cell office:value-type="float" office:value="-7967" table:style-name="ce137">
            <text:p>－ <text:s/>7,967</text:p>
          </table:table-cell>
          <table:table-cell office:value-type="float" office:value="-4.0423438371860003" table:style-name="ce139">
            <text:p>－ <text:s/>4.04</text:p>
          </table:table-cell>
          <table:table-cell office:value-type="float" office:value="15597" table:style-name="ce137">
            <text:p><text:s text:c="3"/>15,597</text:p>
          </table:table-cell>
          <table:table-cell office:value-type="float" office:value="15293" table:style-name="ce137">
            <text:p><text:s text:c="3"/>15,293</text:p>
          </table:table-cell>
          <table:table-cell office:value-type="float" office:value="304" table:style-name="ce137">
            <text:p><text:s text:c="3"/>304</text:p>
          </table:table-cell>
          <table:table-cell office:value-type="float" office:value="72" table:style-name="ce137">
            <text:p><text:s text:c="3"/>72</text:p>
          </table:table-cell>
          <table:table-cell office:value-type="float" office:value="232" table:style-name="ce137">
            <text:p><text:s text:c="3"/>232</text:p>
          </table:table-cell>
          <table:table-cell office:value-type="float" office:value="7.9136986103414104" table:style-name="ce138">
            <text:p>7.91</text:p>
          </table:table-cell>
          <table:table-cell office:value-type="float" office:value="4019" table:style-name="ce137">
            <text:p><text:s text:c="3"/>4,019</text:p>
          </table:table-cell>
          <table:table-cell office:value-type="float" office:value="3975" table:style-name="ce137">
            <text:p><text:s text:c="3"/>3,975</text:p>
          </table:table-cell>
          <table:table-cell office:value-type="float" office:value="44" table:style-name="ce137">
            <text:p><text:s text:c="3"/>44</text:p>
          </table:table-cell>
          <table:table-cell office:value-type="float" office:value="8" table:style-name="ce137">
            <text:p><text:s text:c="3"/>8</text:p>
          </table:table-cell>
          <table:table-cell office:value-type="float" office:value="36" table:style-name="ce137">
            <text:p><text:s text:c="3"/>36</text:p>
          </table:table-cell>
          <table:table-cell office:value-type="float" office:value="2.0391841197000802" table:style-name="ce138">
            <text:p>2.04</text:p>
          </table:table-cell>
          <table:table-cell office:value-type="float" office:value="82997" table:style-name="ce137">
            <text:p><text:s text:c="3"/>82,997</text:p>
          </table:table-cell>
          <table:table-cell office:value-type="float" office:value="93867" table:style-name="ce137">
            <text:p><text:s text:c="3"/>93,867</text:p>
          </table:table-cell>
          <table:table-cell office:value-type="float" office:value="581530" table:style-name="ce137">
            <text:p><text:s text:c="3"/>581,530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75">
            <text:p>6月</text:p>
          </table:table-cell>
          <table:covered-table-cell/>
          <table:table-cell office:value-type="float" office:value="9014700" table:style-name="ce140">
            <text:p><text:s text:c="3"/>9,014,700</text:p>
          </table:table-cell>
          <table:table-cell office:value-type="float" office:value="23186278" table:style-name="ce140">
            <text:p><text:s text:c="3"/>23,186,278</text:p>
          </table:table-cell>
          <table:table-cell office:value-type="float" office:value="11475116" table:style-name="ce140">
            <text:p><text:s text:c="3"/>11,475,116</text:p>
          </table:table-cell>
          <table:table-cell office:value-type="float" office:value="11711162" table:style-name="ce140">
            <text:p><text:s text:c="3"/>11,711,162</text:p>
          </table:table-cell>
          <table:table-cell office:value-type="float" office:value="10943" table:style-name="ce140">
            <text:p><text:s text:c="3"/>10,943</text:p>
          </table:table-cell>
          <table:table-cell office:value-type="float" office:value="5677" table:style-name="ce140">
            <text:p><text:s text:c="3"/>5,677</text:p>
          </table:table-cell>
          <table:table-cell office:value-type="float" office:value="5266" table:style-name="ce140">
            <text:p><text:s text:c="3"/>5,266</text:p>
          </table:table-cell>
          <table:table-cell office:value-type="float" office:value="5.7409565950252102" table:style-name="ce141">
            <text:p>5.74</text:p>
          </table:table-cell>
          <table:table-cell office:value-type="float" office:value="21033" table:style-name="ce140">
            <text:p><text:s text:c="3"/>21,033</text:p>
          </table:table-cell>
          <table:table-cell office:value-type="float" office:value="12152" table:style-name="ce140">
            <text:p><text:s text:c="3"/>12,152</text:p>
          </table:table-cell>
          <table:table-cell office:value-type="float" office:value="8881" table:style-name="ce140">
            <text:p><text:s text:c="3"/>8,881</text:p>
          </table:table-cell>
          <table:table-cell office:value-type="float" office:value="11.034409217140199" table:style-name="ce141">
            <text:p>11.03</text:p>
          </table:table-cell>
          <table:table-cell office:value-type="float" office:value="-10090" table:style-name="ce140">
            <text:p>－ <text:s/>10,090</text:p>
          </table:table-cell>
          <table:table-cell office:value-type="float" office:value="-5.29345262211499" table:style-name="ce142">
            <text:p>－ <text:s/>5.29</text:p>
          </table:table-cell>
          <table:table-cell office:value-type="float" office:value="9045" table:style-name="ce140">
            <text:p><text:s text:c="3"/>9,045</text:p>
          </table:table-cell>
          <table:table-cell office:value-type="float" office:value="8868" table:style-name="ce140">
            <text:p><text:s text:c="3"/>8,868</text:p>
          </table:table-cell>
          <table:table-cell office:value-type="float" office:value="177" table:style-name="ce140">
            <text:p><text:s text:c="3"/>177</text:p>
          </table:table-cell>
          <table:table-cell office:value-type="float" office:value="41" table:style-name="ce140">
            <text:p><text:s text:c="3"/>41</text:p>
          </table:table-cell>
          <table:table-cell office:value-type="float" office:value="136" table:style-name="ce140">
            <text:p><text:s text:c="3"/>136</text:p>
          </table:table-cell>
          <table:table-cell office:value-type="float" office:value="4.7452209085262798" table:style-name="ce141">
            <text:p>4.75</text:p>
          </table:table-cell>
          <table:table-cell office:value-type="float" office:value="4156" table:style-name="ce140">
            <text:p><text:s text:c="3"/>4,156</text:p>
          </table:table-cell>
          <table:table-cell office:value-type="float" office:value="4103" table:style-name="ce140">
            <text:p><text:s text:c="3"/>4,103</text:p>
          </table:table-cell>
          <table:table-cell office:value-type="float" office:value="53" table:style-name="ce140">
            <text:p><text:s text:c="3"/>53</text:p>
          </table:table-cell>
          <table:table-cell office:value-type="float" office:value="14" table:style-name="ce140">
            <text:p><text:s text:c="3"/>14</text:p>
          </table:table-cell>
          <table:table-cell office:value-type="float" office:value="39" table:style-name="ce140">
            <text:p><text:s text:c="3"/>39</text:p>
          </table:table-cell>
          <table:table-cell office:value-type="float" office:value="2.18033588677006" table:style-name="ce141">
            <text:p>2.18</text:p>
          </table:table-cell>
          <table:table-cell office:value-type="float" office:value="85868" table:style-name="ce140">
            <text:p><text:s text:c="3"/>85,868</text:p>
          </table:table-cell>
          <table:table-cell office:value-type="float" office:value="85678" table:style-name="ce140">
            <text:p><text:s text:c="3"/>85,678</text:p>
          </table:table-cell>
          <table:table-cell office:value-type="float" office:value="581694" table:style-name="ce140">
            <text:p><text:s text:c="3"/>581,69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76">
            <text:p>7月</text:p>
          </table:table-cell>
          <table:covered-table-cell/>
          <table:table-cell office:value-type="float" office:value="9026456" table:style-name="ce143">
            <text:p><text:s text:c="3"/>9,026,456</text:p>
          </table:table-cell>
          <table:table-cell office:value-type="float" office:value="23190064" table:style-name="ce143">
            <text:p><text:s text:c="3"/>23,190,064</text:p>
          </table:table-cell>
          <table:table-cell office:value-type="float" office:value="11475027" table:style-name="ce143">
            <text:p><text:s text:c="3"/>11,475,027</text:p>
          </table:table-cell>
          <table:table-cell office:value-type="float" office:value="11715037" table:style-name="ce143">
            <text:p><text:s text:c="3"/>11,715,037</text:p>
          </table:table-cell>
          <table:table-cell office:value-type="float" office:value="10950" table:style-name="ce143">
            <text:p><text:s text:c="3"/>10,950</text:p>
          </table:table-cell>
          <table:table-cell office:value-type="float" office:value="5813" table:style-name="ce143">
            <text:p><text:s text:c="3"/>5,813</text:p>
          </table:table-cell>
          <table:table-cell office:value-type="float" office:value="5137" table:style-name="ce143">
            <text:p><text:s text:c="3"/>5,137</text:p>
          </table:table-cell>
          <table:table-cell office:value-type="float" office:value="5.5600512586714501" table:style-name="ce144">
            <text:p>5.56</text:p>
          </table:table-cell>
          <table:table-cell office:value-type="float" office:value="18215" table:style-name="ce143">
            <text:p><text:s text:c="3"/>18,215</text:p>
          </table:table-cell>
          <table:table-cell office:value-type="float" office:value="10505" table:style-name="ce143">
            <text:p><text:s text:c="3"/>10,505</text:p>
          </table:table-cell>
          <table:table-cell office:value-type="float" office:value="7710" table:style-name="ce143">
            <text:p><text:s text:c="3"/>7,710</text:p>
          </table:table-cell>
          <table:table-cell office:value-type="float" office:value="9.2489802444475195" table:style-name="ce144">
            <text:p>9.25</text:p>
          </table:table-cell>
          <table:table-cell office:value-type="float" office:value="-7265" table:style-name="ce143">
            <text:p>－ <text:s/>7,265</text:p>
          </table:table-cell>
          <table:table-cell office:value-type="float" office:value="-3.6889289857760801" table:style-name="ce145">
            <text:p>－ <text:s/>3.69</text:p>
          </table:table-cell>
          <table:table-cell office:value-type="float" office:value="9327" table:style-name="ce143">
            <text:p><text:s text:c="3"/>9,327</text:p>
          </table:table-cell>
          <table:table-cell office:value-type="float" office:value="9122" table:style-name="ce143">
            <text:p><text:s text:c="3"/>9,122</text:p>
          </table:table-cell>
          <table:table-cell office:value-type="float" office:value="205" table:style-name="ce143">
            <text:p><text:s text:c="3"/>205</text:p>
          </table:table-cell>
          <table:table-cell office:value-type="float" office:value="58" table:style-name="ce143">
            <text:p><text:s text:c="3"/>58</text:p>
          </table:table-cell>
          <table:table-cell office:value-type="float" office:value="147" table:style-name="ce143">
            <text:p><text:s text:c="3"/>147</text:p>
          </table:table-cell>
          <table:table-cell office:value-type="float" office:value="4.7359450310163096" table:style-name="ce144">
            <text:p>4.74</text:p>
          </table:table-cell>
          <table:table-cell office:value-type="float" office:value="4476" table:style-name="ce143">
            <text:p><text:s text:c="3"/>4,476</text:p>
          </table:table-cell>
          <table:table-cell office:value-type="float" office:value="4426" table:style-name="ce143">
            <text:p><text:s text:c="3"/>4,426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35" table:style-name="ce143">
            <text:p><text:s text:c="3"/>35</text:p>
          </table:table-cell>
          <table:table-cell office:value-type="float" office:value="2.2727661583391199" table:style-name="ce144">
            <text:p>2.27</text:p>
          </table:table-cell>
          <table:table-cell office:value-type="float" office:value="101555" table:style-name="ce143">
            <text:p><text:s text:c="3"/>101,555</text:p>
          </table:table-cell>
          <table:table-cell office:value-type="float" office:value="90504" table:style-name="ce143">
            <text:p><text:s text:c="3"/>90,504</text:p>
          </table:table-cell>
          <table:table-cell office:value-type="float" office:value="582008" table:style-name="ce143">
            <text:p><text:s text:c="3"/>582,008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77">
            <text:p>8月</text:p>
          </table:table-cell>
          <table:covered-table-cell/>
          <table:table-cell office:value-type="float" office:value="9042909" table:style-name="ce146">
            <text:p><text:s text:c="3"/>9,042,909</text:p>
          </table:table-cell>
          <table:table-cell office:value-type="float" office:value="23194554" table:style-name="ce146">
            <text:p><text:s text:c="3"/>23,194,554</text:p>
          </table:table-cell>
          <table:table-cell office:value-type="float" office:value="11475623" table:style-name="ce146">
            <text:p><text:s text:c="3"/>11,475,623</text:p>
          </table:table-cell>
          <table:table-cell office:value-type="float" office:value="11718931" table:style-name="ce146">
            <text:p><text:s text:c="3"/>11,718,931</text:p>
          </table:table-cell>
          <table:table-cell office:value-type="float" office:value="11902" table:style-name="ce146">
            <text:p><text:s text:c="3"/>11,902</text:p>
          </table:table-cell>
          <table:table-cell office:value-type="float" office:value="6218" table:style-name="ce146">
            <text:p><text:s text:c="3"/>6,218</text:p>
          </table:table-cell>
          <table:table-cell office:value-type="float" office:value="5684" table:style-name="ce146">
            <text:p><text:s text:c="3"/>5,684</text:p>
          </table:table-cell>
          <table:table-cell office:value-type="float" office:value="6.0423673905389599" table:style-name="ce147">
            <text:p>6.04</text:p>
          </table:table-cell>
          <table:table-cell office:value-type="float" office:value="17830" table:style-name="ce146">
            <text:p><text:s text:c="3"/>17,830</text:p>
          </table:table-cell>
          <table:table-cell office:value-type="float" office:value="10333" table:style-name="ce146">
            <text:p><text:s text:c="3"/>10,333</text:p>
          </table:table-cell>
          <table:table-cell office:value-type="float" office:value="7497" table:style-name="ce146">
            <text:p><text:s text:c="3"/>7,497</text:p>
          </table:table-cell>
          <table:table-cell office:value-type="float" office:value="9.0518745230473598" table:style-name="ce147">
            <text:p>9.05</text:p>
          </table:table-cell>
          <table:table-cell office:value-type="float" office:value="-5928" table:style-name="ce146">
            <text:p>－ <text:s/>5,928</text:p>
          </table:table-cell>
          <table:table-cell office:value-type="float" office:value="-3.0095071325084" table:style-name="ce148">
            <text:p>－ <text:s/>3.01</text:p>
          </table:table-cell>
          <table:table-cell office:value-type="float" office:value="4315" table:style-name="ce146">
            <text:p><text:s text:c="3"/>4,315</text:p>
          </table:table-cell>
          <table:table-cell office:value-type="float" office:value="4174" table:style-name="ce146">
            <text:p><text:s text:c="3"/>4,174</text:p>
          </table:table-cell>
          <table:table-cell office:value-type="float" office:value="141" table:style-name="ce146">
            <text:p><text:s text:c="3"/>141</text:p>
          </table:table-cell>
          <table:table-cell office:value-type="float" office:value="44" table:style-name="ce146">
            <text:p><text:s text:c="3"/>44</text:p>
          </table:table-cell>
          <table:table-cell office:value-type="float" office:value="97" table:style-name="ce146">
            <text:p><text:s text:c="3"/>97</text:p>
          </table:table-cell>
          <table:table-cell office:value-type="float" office:value="2.1906247093073099" table:style-name="ce147">
            <text:p>2.19</text:p>
          </table:table-cell>
          <table:table-cell office:value-type="float" office:value="4787" table:style-name="ce146">
            <text:p><text:s text:c="3"/>4,787</text:p>
          </table:table-cell>
          <table:table-cell office:value-type="float" office:value="4725" table:style-name="ce146">
            <text:p><text:s text:c="3"/>4,725</text:p>
          </table:table-cell>
          <table:table-cell office:value-type="float" office:value="62" table:style-name="ce146">
            <text:p><text:s text:c="3"/>62</text:p>
          </table:table-cell>
          <table:table-cell office:value-type="float" office:value="16" table:style-name="ce146">
            <text:p><text:s text:c="3"/>16</text:p>
          </table:table-cell>
          <table:table-cell office:value-type="float" office:value="46" table:style-name="ce146">
            <text:p><text:s text:c="3"/>46</text:p>
          </table:table-cell>
          <table:table-cell office:value-type="float" office:value="2.4302480842303802" table:style-name="ce147">
            <text:p>2.43</text:p>
          </table:table-cell>
          <table:table-cell office:value-type="float" office:value="99646" table:style-name="ce146">
            <text:p><text:s text:c="3"/>99,646</text:p>
          </table:table-cell>
          <table:table-cell office:value-type="float" office:value="89228" table:style-name="ce146">
            <text:p><text:s text:c="3"/>89,228</text:p>
          </table:table-cell>
          <table:table-cell office:value-type="float" office:value="582485" table:style-name="ce146">
            <text:p><text:s text:c="3"/>582,48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78">
            <text:p>9月</text:p>
          </table:table-cell>
          <table:covered-table-cell/>
          <table:table-cell office:value-type="float" office:value="9062527" table:style-name="ce149">
            <text:p><text:s text:c="3"/>9,062,527</text:p>
          </table:table-cell>
          <table:table-cell office:value-type="float" office:value="23198133" table:style-name="ce149">
            <text:p><text:s text:c="3"/>23,198,133</text:p>
          </table:table-cell>
          <table:table-cell office:value-type="float" office:value="11475695" table:style-name="ce149">
            <text:p><text:s text:c="3"/>11,475,695</text:p>
          </table:table-cell>
          <table:table-cell office:value-type="float" office:value="11722438" table:style-name="ce149">
            <text:p><text:s text:c="3"/>11,722,438</text:p>
          </table:table-cell>
          <table:table-cell office:value-type="float" office:value="12217" table:style-name="ce149">
            <text:p><text:s text:c="3"/>12,217</text:p>
          </table:table-cell>
          <table:table-cell office:value-type="float" office:value="6322" table:style-name="ce149">
            <text:p><text:s text:c="3"/>6,322</text:p>
          </table:table-cell>
          <table:table-cell office:value-type="float" office:value="5895" table:style-name="ce149">
            <text:p><text:s text:c="3"/>5,895</text:p>
          </table:table-cell>
          <table:table-cell office:value-type="float" office:value="6.4079136725435504" table:style-name="ce150">
            <text:p>6.41</text:p>
          </table:table-cell>
          <table:table-cell office:value-type="float" office:value="16505" table:style-name="ce149">
            <text:p><text:s text:c="3"/>16,505</text:p>
          </table:table-cell>
          <table:table-cell office:value-type="float" office:value="9540" table:style-name="ce149">
            <text:p><text:s text:c="3"/>9,540</text:p>
          </table:table-cell>
          <table:table-cell office:value-type="float" office:value="6965" table:style-name="ce149">
            <text:p><text:s text:c="3"/>6,965</text:p>
          </table:table-cell>
          <table:table-cell office:value-type="float" office:value="8.6570037787780407" table:style-name="ce150">
            <text:p>8.66</text:p>
          </table:table-cell>
          <table:table-cell office:value-type="float" office:value="-4288" table:style-name="ce149">
            <text:p>－ <text:s/>4,288</text:p>
          </table:table-cell>
          <table:table-cell office:value-type="float" office:value="-2.2490901062344899" table:style-name="ce151">
            <text:p>－ <text:s/>2.25</text:p>
          </table:table-cell>
          <table:table-cell office:value-type="float" office:value="11546" table:style-name="ce149">
            <text:p><text:s text:c="3"/>11,546</text:p>
          </table:table-cell>
          <table:table-cell office:value-type="float" office:value="11350" table:style-name="ce149">
            <text:p><text:s text:c="3"/>11,350</text:p>
          </table:table-cell>
          <table:table-cell office:value-type="float" office:value="196" table:style-name="ce149">
            <text:p><text:s text:c="3"/>196</text:p>
          </table:table-cell>
          <table:table-cell office:value-type="float" office:value="52" table:style-name="ce149">
            <text:p><text:s text:c="3"/>52</text:p>
          </table:table-cell>
          <table:table-cell office:value-type="float" office:value="144" table:style-name="ce149">
            <text:p><text:s text:c="3"/>144</text:p>
          </table:table-cell>
          <table:table-cell office:value-type="float" office:value="6.0559688354905301" table:style-name="ce150">
            <text:p>6.06</text:p>
          </table:table-cell>
          <table:table-cell office:value-type="float" office:value="4335" table:style-name="ce149">
            <text:p><text:s text:c="3"/>4,335</text:p>
          </table:table-cell>
          <table:table-cell office:value-type="float" office:value="4286" table:style-name="ce149">
            <text:p><text:s text:c="3"/>4,286</text:p>
          </table:table-cell>
          <table:table-cell office:value-type="float" office:value="49" table:style-name="ce149">
            <text:p><text:s text:c="3"/>49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40" table:style-name="ce149">
            <text:p><text:s text:c="3"/>40</text:p>
          </table:table-cell>
          <table:table-cell office:value-type="float" office:value="2.2737419800668199" table:style-name="ce150">
            <text:p>2.27</text:p>
          </table:table-cell>
          <table:table-cell office:value-type="float" office:value="95826" table:style-name="ce149">
            <text:p><text:s text:c="3"/>95,826</text:p>
          </table:table-cell>
          <table:table-cell office:value-type="float" office:value="87959" table:style-name="ce149">
            <text:p><text:s text:c="3"/>87,959</text:p>
          </table:table-cell>
          <table:table-cell office:value-type="float" office:value="582846" table:style-name="ce149">
            <text:p><text:s text:c="3"/>582,84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79">
            <text:p>10月</text:p>
          </table:table-cell>
          <table:covered-table-cell/>
          <table:table-cell office:value-type="float" office:value="9068488" table:style-name="ce152">
            <text:p><text:s text:c="3"/>9,068,488</text:p>
          </table:table-cell>
          <table:table-cell office:value-type="float" office:value="23212056" table:style-name="ce152">
            <text:p><text:s text:c="3"/>23,212,056</text:p>
          </table:table-cell>
          <table:table-cell office:value-type="float" office:value="11480153" table:style-name="ce152">
            <text:p><text:s text:c="3"/>11,480,153</text:p>
          </table:table-cell>
          <table:table-cell office:value-type="float" office:value="11731903" table:style-name="ce152">
            <text:p><text:s text:c="3"/>11,731,903</text:p>
          </table:table-cell>
          <table:table-cell office:value-type="float" office:value="12242" table:style-name="ce152">
            <text:p><text:s text:c="3"/>12,242</text:p>
          </table:table-cell>
          <table:table-cell office:value-type="float" office:value="6345" table:style-name="ce152">
            <text:p><text:s text:c="3"/>6,345</text:p>
          </table:table-cell>
          <table:table-cell office:value-type="float" office:value="5897" table:style-name="ce152">
            <text:p><text:s text:c="3"/>5,897</text:p>
          </table:table-cell>
          <table:table-cell office:value-type="float" office:value="6.2115531319794801" table:style-name="ce153">
            <text:p>6.21</text:p>
          </table:table-cell>
          <table:table-cell office:value-type="float" office:value="17099" table:style-name="ce152">
            <text:p><text:s text:c="3"/>17,099</text:p>
          </table:table-cell>
          <table:table-cell office:value-type="float" office:value="9820" table:style-name="ce152">
            <text:p><text:s text:c="3"/>9,820</text:p>
          </table:table-cell>
          <table:table-cell office:value-type="float" office:value="7279" table:style-name="ce152">
            <text:p><text:s text:c="3"/>7,279</text:p>
          </table:table-cell>
          <table:table-cell office:value-type="float" office:value="8.6759799872338803" table:style-name="ce153">
            <text:p>8.68</text:p>
          </table:table-cell>
          <table:table-cell office:value-type="float" office:value="-4857" table:style-name="ce152">
            <text:p>－ <text:s/>4,857</text:p>
          </table:table-cell>
          <table:table-cell office:value-type="float" office:value="-2.4644268552544002" table:style-name="ce154">
            <text:p>－ <text:s/>2.46</text:p>
          </table:table-cell>
          <table:table-cell office:value-type="float" office:value="10013" table:style-name="ce152">
            <text:p><text:s text:c="3"/>10,013</text:p>
          </table:table-cell>
          <table:table-cell office:value-type="float" office:value="9827" table:style-name="ce152">
            <text:p><text:s text:c="3"/>9,827</text:p>
          </table:table-cell>
          <table:table-cell office:value-type="float" office:value="186" table:style-name="ce152">
            <text:p><text:s text:c="3"/>186</text:p>
          </table:table-cell>
          <table:table-cell office:value-type="float" office:value="55" table:style-name="ce152">
            <text:p><text:s text:c="3"/>55</text:p>
          </table:table-cell>
          <table:table-cell office:value-type="float" office:value="131" table:style-name="ce152">
            <text:p><text:s text:c="3"/>131</text:p>
          </table:table-cell>
          <table:table-cell office:value-type="float" office:value="5.0805653905007802" table:style-name="ce153">
            <text:p>5.08</text:p>
          </table:table-cell>
          <table:table-cell office:value-type="float" office:value="4071" table:style-name="ce152">
            <text:p><text:s text:c="3"/>4,071</text:p>
          </table:table-cell>
          <table:table-cell office:value-type="float" office:value="4019" table:style-name="ce152">
            <text:p><text:s text:c="3"/>4,019</text:p>
          </table:table-cell>
          <table:table-cell office:value-type="float" office:value="52" table:style-name="ce152">
            <text:p><text:s text:c="3"/>52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36" table:style-name="ce152">
            <text:p><text:s text:c="3"/>36</text:p>
          </table:table-cell>
          <table:table-cell office:value-type="float" office:value="2.0656128737370101" table:style-name="ce153">
            <text:p>2.07</text:p>
          </table:table-cell>
          <table:table-cell office:value-type="float" office:value="75571" table:style-name="ce152">
            <text:p><text:s text:c="3"/>75,571</text:p>
          </table:table-cell>
          <table:table-cell office:value-type="float" office:value="56791" table:style-name="ce152">
            <text:p><text:s text:c="3"/>56,791</text:p>
          </table:table-cell>
          <table:table-cell office:value-type="float" office:value="583299" table:style-name="ce152">
            <text:p><text:s text:c="3"/>583,29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70">
            <text:p>11月</text:p>
          </table:table-cell>
          <table:covered-table-cell/>
          <table:table-cell office:value-type="float" office:value="9077086" table:style-name="ce155">
            <text:p><text:s text:c="3"/>9,077,086</text:p>
          </table:table-cell>
          <table:table-cell office:value-type="float" office:value="23233593" table:style-name="ce155">
            <text:p><text:s text:c="3"/>23,233,593</text:p>
          </table:table-cell>
          <table:table-cell office:value-type="float" office:value="11487412" table:style-name="ce155">
            <text:p><text:s text:c="3"/>11,487,412</text:p>
          </table:table-cell>
          <table:table-cell office:value-type="float" office:value="11746181" table:style-name="ce155">
            <text:p><text:s text:c="3"/>11,746,181</text:p>
          </table:table-cell>
          <table:table-cell office:value-type="float" office:value="12348" table:style-name="ce155">
            <text:p><text:s text:c="3"/>12,348</text:p>
          </table:table-cell>
          <table:table-cell office:value-type="float" office:value="6261" table:style-name="ce155">
            <text:p><text:s text:c="3"/>6,261</text:p>
          </table:table-cell>
          <table:table-cell office:value-type="float" office:value="6087" table:style-name="ce155">
            <text:p><text:s text:c="3"/>6,087</text:p>
          </table:table-cell>
          <table:table-cell office:value-type="float" office:value="6.4692389162222703" table:style-name="ce156">
            <text:p>6.47</text:p>
          </table:table-cell>
          <table:table-cell office:value-type="float" office:value="17719" table:style-name="ce155">
            <text:p><text:s text:c="3"/>17,719</text:p>
          </table:table-cell>
          <table:table-cell office:value-type="float" office:value="10193" table:style-name="ce155">
            <text:p><text:s text:c="3"/>10,193</text:p>
          </table:table-cell>
          <table:table-cell office:value-type="float" office:value="7526" table:style-name="ce155">
            <text:p><text:s text:c="3"/>7,526</text:p>
          </table:table-cell>
          <table:table-cell office:value-type="float" office:value="9.2831587590332401" table:style-name="ce156">
            <text:p>9.28</text:p>
          </table:table-cell>
          <table:table-cell office:value-type="float" office:value="-5371" table:style-name="ce155">
            <text:p>－ <text:s/>5,371</text:p>
          </table:table-cell>
          <table:table-cell office:value-type="float" office:value="-2.8139198428109702" table:style-name="ce157">
            <text:p>－ <text:s/>2.81</text:p>
          </table:table-cell>
          <table:table-cell office:value-type="float" office:value="15007" table:style-name="ce155">
            <text:p><text:s text:c="3"/>15,007</text:p>
          </table:table-cell>
          <table:table-cell office:value-type="float" office:value="14713" table:style-name="ce155">
            <text:p><text:s text:c="3"/>14,713</text:p>
          </table:table-cell>
          <table:table-cell office:value-type="float" office:value="294" table:style-name="ce155">
            <text:p><text:s text:c="3"/>294</text:p>
          </table:table-cell>
          <table:table-cell office:value-type="float" office:value="78" table:style-name="ce155">
            <text:p><text:s text:c="3"/>78</text:p>
          </table:table-cell>
          <table:table-cell office:value-type="float" office:value="216" table:style-name="ce155">
            <text:p><text:s text:c="3"/>216</text:p>
          </table:table-cell>
          <table:table-cell office:value-type="float" office:value="7.8623152264129903" table:style-name="ce156">
            <text:p>7.86</text:p>
          </table:table-cell>
          <table:table-cell office:value-type="float" office:value="4233" table:style-name="ce155">
            <text:p><text:s text:c="3"/>4,233</text:p>
          </table:table-cell>
          <table:table-cell office:value-type="float" office:value="4180" table:style-name="ce155">
            <text:p><text:s text:c="3"/>4,180</text:p>
          </table:table-cell>
          <table:table-cell office:value-type="float" office:value="53" table:style-name="ce155">
            <text:p><text:s text:c="3"/>53</text:p>
          </table:table-cell>
          <table:table-cell office:value-type="float" office:value="14" table:style-name="ce155">
            <text:p><text:s text:c="3"/>14</text:p>
          </table:table-cell>
          <table:table-cell office:value-type="float" office:value="39" table:style-name="ce155">
            <text:p><text:s text:c="3"/>39</text:p>
          </table:table-cell>
          <table:table-cell office:value-type="float" office:value="2.21771042536191" table:style-name="ce156">
            <text:p>2.22</text:p>
          </table:table-cell>
          <table:table-cell office:value-type="float" office:value="89678" table:style-name="ce155">
            <text:p><text:s text:c="3"/>89,678</text:p>
          </table:table-cell>
          <table:table-cell office:value-type="float" office:value="62770" table:style-name="ce155">
            <text:p><text:s text:c="3"/>62,770</text:p>
          </table:table-cell>
          <table:table-cell office:value-type="float" office:value="583710" table:style-name="ce155">
            <text:p><text:s text:c="3"/>583,710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71">
            <text:p>12月</text:p>
          </table:table-cell>
          <table:covered-table-cell/>
          <table:table-cell office:value-type="float" office:value="9089450" table:style-name="ce158">
            <text:p><text:s text:c="3"/>9,089,450</text:p>
          </table:table-cell>
          <table:table-cell office:value-type="float" office:value="23264640" table:style-name="ce158">
            <text:p><text:s text:c="3"/>23,264,640</text:p>
          </table:table-cell>
          <table:table-cell office:value-type="float" office:value="11499136" table:style-name="ce158">
            <text:p><text:s text:c="3"/>11,499,136</text:p>
          </table:table-cell>
          <table:table-cell office:value-type="float" office:value="11765504" table:style-name="ce158">
            <text:p><text:s text:c="3"/>11,765,504</text:p>
          </table:table-cell>
          <table:table-cell office:value-type="float" office:value="12178" table:style-name="ce158">
            <text:p><text:s text:c="3"/>12,178</text:p>
          </table:table-cell>
          <table:table-cell office:value-type="float" office:value="6265" table:style-name="ce158">
            <text:p><text:s text:c="3"/>6,265</text:p>
          </table:table-cell>
          <table:table-cell office:value-type="float" office:value="5913" table:style-name="ce158">
            <text:p><text:s text:c="3"/>5,913</text:p>
          </table:table-cell>
          <table:table-cell office:value-type="float" office:value="6.1673796951491902" table:style-name="ce159">
            <text:p>6.17</text:p>
          </table:table-cell>
          <table:table-cell office:value-type="float" office:value="17685" table:style-name="ce158">
            <text:p><text:s text:c="3"/>17,685</text:p>
          </table:table-cell>
          <table:table-cell office:value-type="float" office:value="10194" table:style-name="ce158">
            <text:p><text:s text:c="3"/>10,194</text:p>
          </table:table-cell>
          <table:table-cell office:value-type="float" office:value="7491" table:style-name="ce158">
            <text:p><text:s text:c="3"/>7,491</text:p>
          </table:table-cell>
          <table:table-cell office:value-type="float" office:value="8.9563236909766406" table:style-name="ce159">
            <text:p>8.96</text:p>
          </table:table-cell>
          <table:table-cell office:value-type="float" office:value="-5507" table:style-name="ce158">
            <text:p>－ <text:s/>5,507</text:p>
          </table:table-cell>
          <table:table-cell office:value-type="float" office:value="-2.7889439958274398" table:style-name="ce160">
            <text:p>－ <text:s/>2.79</text:p>
          </table:table-cell>
          <table:table-cell office:value-type="float" office:value="13270" table:style-name="ce158">
            <text:p><text:s text:c="3"/>13,270</text:p>
          </table:table-cell>
          <table:table-cell office:value-type="float" office:value="13020" table:style-name="ce158">
            <text:p><text:s text:c="3"/>13,020</text:p>
          </table:table-cell>
          <table:table-cell office:value-type="float" office:value="250" table:style-name="ce158">
            <text:p><text:s text:c="3"/>250</text:p>
          </table:table-cell>
          <table:table-cell office:value-type="float" office:value="81" table:style-name="ce158">
            <text:p><text:s text:c="3"/>81</text:p>
          </table:table-cell>
          <table:table-cell office:value-type="float" office:value="169" table:style-name="ce158">
            <text:p><text:s text:c="3"/>169</text:p>
          </table:table-cell>
          <table:table-cell office:value-type="float" office:value="6.7204079943036401" table:style-name="ce159">
            <text:p>6.72</text:p>
          </table:table-cell>
          <table:table-cell office:value-type="float" office:value="4341" table:style-name="ce158">
            <text:p><text:s text:c="3"/>4,341</text:p>
          </table:table-cell>
          <table:table-cell office:value-type="float" office:value="4282" table:style-name="ce158">
            <text:p><text:s text:c="3"/>4,282</text:p>
          </table:table-cell>
          <table:table-cell office:value-type="float" office:value="59" table:style-name="ce158">
            <text:p><text:s text:c="3"/>59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43" table:style-name="ce158">
            <text:p><text:s text:c="3"/>43</text:p>
          </table:table-cell>
          <table:table-cell office:value-type="float" office:value="2.1984394199903599" table:style-name="ce159">
            <text:p>2.20</text:p>
          </table:table-cell>
          <table:table-cell office:value-type="float" office:value="119679" table:style-name="ce158">
            <text:p><text:s text:c="3"/>119,679</text:p>
          </table:table-cell>
          <table:table-cell office:value-type="float" office:value="83125" table:style-name="ce158">
            <text:p><text:s text:c="3"/>83,125</text:p>
          </table:table-cell>
          <table:table-cell office:value-type="float" office:value="584125" table:style-name="ce158">
            <text:p><text:s text:c="3"/>584,12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72">
            <text:p>112年</text:p>
          </table:table-cell>
          <table:covered-table-cell/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2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2">
            <text:p/>
          </table:table-cell>
          <table:table-cell office:value-type="string" table:style-name="ce161">
            <text:p/>
          </table:table-cell>
          <table:table-cell office:value-type="string" table:style-name="ce163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2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2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office:value-type="string" table:style-name="ce161">
            <text:p/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75">
            <text:p>1月</text:p>
          </table:table-cell>
          <table:covered-table-cell/>
          <table:table-cell office:value-type="float" office:value="9099394" table:style-name="ce164">
            <text:p><text:s text:c="3"/>9,099,394</text:p>
          </table:table-cell>
          <table:table-cell office:value-type="float" office:value="23301968" table:style-name="ce164">
            <text:p><text:s text:c="3"/>23,301,968</text:p>
          </table:table-cell>
          <table:table-cell office:value-type="float" office:value="11516801" table:style-name="ce164">
            <text:p><text:s text:c="3"/>11,516,801</text:p>
          </table:table-cell>
          <table:table-cell office:value-type="float" office:value="11785167" table:style-name="ce164">
            <text:p><text:s text:c="3"/>11,785,167</text:p>
          </table:table-cell>
          <table:table-cell office:value-type="float" office:value="10948" table:style-name="ce164">
            <text:p><text:s text:c="3"/>10,948</text:p>
          </table:table-cell>
          <table:table-cell office:value-type="float" office:value="5639" table:style-name="ce164">
            <text:p><text:s text:c="3"/>5,639</text:p>
          </table:table-cell>
          <table:table-cell office:value-type="float" office:value="5309" table:style-name="ce164">
            <text:p><text:s text:c="3"/>5,309</text:p>
          </table:table-cell>
          <table:table-cell office:value-type="float" office:value="5.5363221202515698" table:style-name="ce165">
            <text:p>5.54</text:p>
          </table:table-cell>
          <table:table-cell office:value-type="float" office:value="17770" table:style-name="ce164">
            <text:p><text:s text:c="3"/>17,770</text:p>
          </table:table-cell>
          <table:table-cell office:value-type="float" office:value="10267" table:style-name="ce164">
            <text:p><text:s text:c="3"/>10,267</text:p>
          </table:table-cell>
          <table:table-cell office:value-type="float" office:value="7503" table:style-name="ce164">
            <text:p><text:s text:c="3"/>7,503</text:p>
          </table:table-cell>
          <table:table-cell office:value-type="float" office:value="8.9861567479786704" table:style-name="ce165">
            <text:p>8.99</text:p>
          </table:table-cell>
          <table:table-cell office:value-type="float" office:value="-6822" table:style-name="ce164">
            <text:p>－ <text:s/>6,822</text:p>
          </table:table-cell>
          <table:table-cell office:value-type="float" office:value="-3.4498346277270899" table:style-name="ce166">
            <text:p>－ <text:s/>3.45</text:p>
          </table:table-cell>
          <table:table-cell office:value-type="float" office:value="10414" table:style-name="ce164">
            <text:p><text:s text:c="3"/>10,414</text:p>
          </table:table-cell>
          <table:table-cell office:value-type="float" office:value="10211" table:style-name="ce164">
            <text:p><text:s text:c="3"/>10,211</text:p>
          </table:table-cell>
          <table:table-cell office:value-type="float" office:value="203" table:style-name="ce164">
            <text:p><text:s text:c="3"/>203</text:p>
          </table:table-cell>
          <table:table-cell office:value-type="float" office:value="71" table:style-name="ce164">
            <text:p><text:s text:c="3"/>71</text:p>
          </table:table-cell>
          <table:table-cell office:value-type="float" office:value="132" table:style-name="ce164">
            <text:p><text:s text:c="3"/>132</text:p>
          </table:table-cell>
          <table:table-cell office:value-type="float" office:value="5.2662822945104004" table:style-name="ce165">
            <text:p>5.27</text:p>
          </table:table-cell>
          <table:table-cell office:value-type="float" office:value="3313" table:style-name="ce164">
            <text:p><text:s text:c="3"/>3,313</text:p>
          </table:table-cell>
          <table:table-cell office:value-type="float" office:value="3257" table:style-name="ce164">
            <text:p><text:s text:c="3"/>3,257</text:p>
          </table:table-cell>
          <table:table-cell office:value-type="float" office:value="56" table:style-name="ce164">
            <text:p><text:s text:c="3"/>56</text:p>
          </table:table-cell>
          <table:table-cell office:value-type="float" office:value="14" table:style-name="ce164">
            <text:p><text:s text:c="3"/>14</text:p>
          </table:table-cell>
          <table:table-cell office:value-type="float" office:value="42" table:style-name="ce164">
            <text:p><text:s text:c="3"/>42</text:p>
          </table:table-cell>
          <table:table-cell office:value-type="float" office:value="1.6753594432219101" table:style-name="ce165">
            <text:p>1.68</text:p>
          </table:table-cell>
          <table:table-cell office:value-type="float" office:value="105356" table:style-name="ce164">
            <text:p><text:s text:c="3"/>105,356</text:p>
          </table:table-cell>
          <table:table-cell office:value-type="float" office:value="61206" table:style-name="ce164">
            <text:p><text:s text:c="3"/>61,206</text:p>
          </table:table-cell>
          <table:table-cell office:value-type="float" office:value="584556" table:style-name="ce164">
            <text:p><text:s text:c="3"/>584,556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372">
            <text:p><text:span text:style-name="T5">較上年同月</text:span></text:p>
            <text:p><text:span text:style-name="T5">増減<text:s/></text:span><text:span text:style-name="T9">(%)<text:s/></text:span><text:span text:style-name="T10">△</text:span></text:p>
          </table:table-cell>
          <table:covered-table-cell/>
          <table:table-cell office:value-type="float" office:value="1.0398021175799643" table:style-name="ce38">
            <text:p>1.04</text:p>
          </table:table-cell>
          <table:table-cell office:value-type="float" office:value="-0.20427701192813635" table:style-name="ce38">
            <text:p>–0.20</text:p>
          </table:table-cell>
          <table:table-cell office:value-type="float" office:value="-0.42331844830616855" table:style-name="ce38">
            <text:p>–0.42</text:p>
          </table:table-cell>
          <table:table-cell office:value-type="float" office:value="1.0709522861903588E-2" table:style-name="ce38">
            <text:p>0.01</text:p>
          </table:table-cell>
          <table:table-cell office:value-type="float" office:value="-16.662860622668799" table:style-name="ce38">
            <text:p>–16.66</text:p>
          </table:table-cell>
          <table:table-cell office:value-type="float" office:value="-18.013957545798199" table:style-name="ce38">
            <text:p>–18.01</text:p>
          </table:table-cell>
          <table:table-cell office:value-type="float" office:value="-15.178143473398306" table:style-name="ce38">
            <text:p>–15.18</text:p>
          </table:table-cell>
          <table:table-cell office:value-type="float" office:value="-1.0844439301634901" table:style-name="ce38">
            <text:p>–1.08</text:p>
          </table:table-cell>
          <table:table-cell office:value-type="float" office:value="11.382725335339099" table:style-name="ce38">
            <text:p>11.38</text:p>
          </table:table-cell>
          <table:table-cell office:value-type="float" office:value="9.9015200171269537" table:style-name="ce38">
            <text:p>9.90</text:p>
          </table:table-cell>
          <table:table-cell office:value-type="float" office:value="13.475499092558984" table:style-name="ce38">
            <text:p>13.48</text:p>
          </table:table-cell>
          <table:table-cell office:value-type="float" office:value="0.94568315672329994" table:style-name="ce38">
            <text:p>0.95</text:p>
          </table:table-cell>
          <table:table-cell office:value-type="string" table:style-name="ce38">
            <text:p>--</text:p>
          </table:table-cell>
          <table:table-cell office:value-type="float" office:value="-2.03012708688677" table:style-name="ce39">
            <text:p>–2.03</text:p>
          </table:table-cell>
          <table:table-cell office:value-type="float" office:value="-6.9264456162302253" table:style-name="ce38">
            <text:p>–6.93</text:p>
          </table:table-cell>
          <table:table-cell office:value-type="float" office:value="-7.4000181372993561" table:style-name="ce38">
            <text:p>–7.40</text:p>
          </table:table-cell>
          <table:table-cell office:value-type="float" office:value="25.308641975308642" table:style-name="ce38">
            <text:p>25.31</text:p>
          </table:table-cell>
          <table:table-cell office:value-type="float" office:value="57.777777777777771" table:style-name="ce38">
            <text:p>57.78</text:p>
          </table:table-cell>
          <table:table-cell office:value-type="float" office:value="12.820512820512819" table:style-name="ce38">
            <text:p>12.82</text:p>
          </table:table-cell>
          <table:table-cell office:value-type="float" office:value="-0.37273356436865002" table:style-name="ce38">
            <text:p>–0.37</text:p>
          </table:table-cell>
          <table:table-cell office:value-type="float" office:value="-16.359505175460743" table:style-name="ce38">
            <text:p>–16.36</text:p>
          </table:table-cell>
          <table:table-cell office:value-type="float" office:value="-16.785896780786917" table:style-name="ce38">
            <text:p>–16.79</text:p>
          </table:table-cell>
          <table:table-cell office:value-type="float" office:value="19.148936170212767" table:style-name="ce38">
            <text:p>19.15</text:p>
          </table:table-cell>
          <table:table-cell office:value-type="float" office:value="-6.666666666666667" table:style-name="ce38">
            <text:p>–6.67</text:p>
          </table:table-cell>
          <table:table-cell office:value-type="float" office:value="31.25" table:style-name="ce38">
            <text:p>31.25</text:p>
          </table:table-cell>
          <table:table-cell office:value-type="float" office:value="-0.32089954480381999" table:style-name="ce38">
            <text:p>–0.32</text:p>
          </table:table-cell>
          <table:table-cell office:value-type="float" office:value="30.051474491118491" table:style-name="ce38">
            <text:p>30.05</text:p>
          </table:table-cell>
          <table:table-cell office:value-type="float" office:value="-41.058531230138094" table:style-name="ce38">
            <text:p>–41.06</text:p>
          </table:table-cell>
          <table:table-cell office:value-type="float" office:value="0.62174667437825337" table:style-name="ce38">
            <text:p>0.62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373">
            <text:p><text:span text:style-name="T5">較</text:span><text:span text:style-name="T4"><text:s text:c="3"/></text:span><text:span text:style-name="T5">上</text:span><text:span text:style-name="T4"><text:s text:c="3"/></text:span><text:span text:style-name="T5">月</text:span></text:p>
            <text:p><text:span text:style-name="T5">増減</text:span><text:span text:style-name="T4"><text:s/>(%)<text:s/></text:span><text:span text:style-name="T19">△</text:span></text:p>
          </table:table-cell>
          <table:covered-table-cell/>
          <table:table-cell office:value-type="float" office:value="0.10940155895021152" table:style-name="ce40">
            <text:p>0.11</text:p>
          </table:table-cell>
          <table:table-cell office:value-type="float" office:value="0.16044950620340567" table:style-name="ce40">
            <text:p>0.16</text:p>
          </table:table-cell>
          <table:table-cell office:value-type="float" office:value="0.15362023720738671" table:style-name="ce40">
            <text:p>0.15</text:p>
          </table:table-cell>
          <table:table-cell office:value-type="float" office:value="0.16712416229682978" table:style-name="ce40">
            <text:p>0.17</text:p>
          </table:table-cell>
          <table:table-cell office:value-type="float" office:value="-10.100180653637707" table:style-name="ce40">
            <text:p>–10.10</text:p>
          </table:table-cell>
          <table:table-cell office:value-type="float" office:value="-9.9920191540303271" table:style-name="ce40">
            <text:p>–9.99</text:p>
          </table:table-cell>
          <table:table-cell office:value-type="float" office:value="-10.214780991036697" table:style-name="ce40">
            <text:p>–10.21</text:p>
          </table:table-cell>
          <table:table-cell office:value-type="float" office:value="-0.63105757489762038" table:style-name="ce40">
            <text:p>–0.63</text:p>
          </table:table-cell>
          <table:table-cell office:value-type="float" office:value="0.48063330506078594" table:style-name="ce40">
            <text:p>0.48</text:p>
          </table:table-cell>
          <table:table-cell office:value-type="float" office:value="0.71610751422405339" table:style-name="ce40">
            <text:p>0.72</text:p>
          </table:table-cell>
          <table:table-cell office:value-type="float" office:value="0.16019223067681218" table:style-name="ce40">
            <text:p>0.16</text:p>
          </table:table-cell>
          <table:table-cell office:value-type="float" office:value="2.9833057002029761E-2" table:style-name="ce40">
            <text:p>0.03</text:p>
          </table:table-cell>
          <table:table-cell office:value-type="string" table:style-name="ce40">
            <text:p>--</text:p>
          </table:table-cell>
          <table:table-cell office:value-type="float" office:value="-0.66089063189965014" table:style-name="ce41">
            <text:p>–0.66</text:p>
          </table:table-cell>
          <table:table-cell office:value-type="float" office:value="-21.522230595327805" table:style-name="ce40">
            <text:p>–21.52</text:p>
          </table:table-cell>
          <table:table-cell office:value-type="float" office:value="-21.574500768049155" table:style-name="ce40">
            <text:p>–21.57</text:p>
          </table:table-cell>
          <table:table-cell office:value-type="float" office:value="-18.8" table:style-name="ce40">
            <text:p>–18.80</text:p>
          </table:table-cell>
          <table:table-cell office:value-type="float" office:value="-12.345679012345679" table:style-name="ce40">
            <text:p>–12.35</text:p>
          </table:table-cell>
          <table:table-cell office:value-type="float" office:value="-21.893491124260358" table:style-name="ce40">
            <text:p>–21.89</text:p>
          </table:table-cell>
          <table:table-cell office:value-type="float" office:value="-1.4541256997932397" table:style-name="ce40">
            <text:p>–1.45</text:p>
          </table:table-cell>
          <table:table-cell office:value-type="float" office:value="-23.681179451739233" table:style-name="ce40">
            <text:p>–23.68</text:p>
          </table:table-cell>
          <table:table-cell office:value-type="float" office:value="-23.937412424100888" table:style-name="ce40">
            <text:p>–23.94</text:p>
          </table:table-cell>
          <table:table-cell office:value-type="float" office:value="-5.0847457627118651" table:style-name="ce40">
            <text:p>–5.08</text:p>
          </table:table-cell>
          <table:table-cell office:value-type="float" office:value="-12.5" table:style-name="ce40">
            <text:p>–12.50</text:p>
          </table:table-cell>
          <table:table-cell office:value-type="float" office:value="-2.3255813953488373" table:style-name="ce40">
            <text:p>–2.33</text:p>
          </table:table-cell>
          <table:table-cell office:value-type="float" office:value="-0.52307997676844975" table:style-name="ce40">
            <text:p>–0.52</text:p>
          </table:table-cell>
          <table:table-cell office:value-type="float" office:value="-11.967847324927515" table:style-name="ce40">
            <text:p>–11.97</text:p>
          </table:table-cell>
          <table:table-cell office:value-type="float" office:value="-26.368721804511281" table:style-name="ce40">
            <text:p>–26.37</text:p>
          </table:table-cell>
          <table:table-cell office:value-type="float" office:value="7.3785576717312215E-2" table:style-name="ce40">
            <text:p>0.07</text:p>
          </table:table-cell>
          <table:table-cell table:number-columns-repeated="16353"/>
        </table:table-row>
        <table:table-row table:style-name="ro9">
          <table:table-cell table:style-name="ce2"/>
          <table:table-cell table:number-columns-spanned="1" table:number-rows-spanned="2" table:style-name="ce374"/>
          <table:table-cell office:value-type="string" table:style-name="ce33">
            <text:p><text:s text:c="2"/><text:span text:style-name="T3">附</text:span><text:s/><text:span text:style-name="T3">註</text:span><text:s/>: 1.<text:s/><text:span text:style-name="T18">△</text:span><text:span text:style-name="T3">凡計量單位為千分率者，其増減比較數為千分點。表內列有「－」者表示無數值，「</text:span>0.00<text:span text:style-name="T3">」表示未滿百分之</text:span>0.005<text:span text:style-name="T3">，「</text:span>--<text:span text:style-name="T3">」表示該數值無意義（如分母為零或負值）。</text:span></text:p>
          </table:table-cell>
          <table:table-cell table:style-name="ce43"/>
          <table:table-cell table:number-columns-repeated="6" table:style-name="ce3"/>
          <table:table-cell table:number-columns-repeated="3" table:style-name="ce1"/>
          <table:table-cell table:style-name="ce4"/>
          <table:table-cell table:style-name="ce5"/>
          <table:table-cell table:number-columns-repeated="2" table:style-name="ce1"/>
          <table:table-cell table:style-name="ce4"/>
          <table:table-cell table:style-name="ce5"/>
          <table:table-cell table:number-columns-repeated="11" table:style-name="ce1"/>
          <table:table-cell office:value-type="string" table:style-name="ce6">
            <text:p>內政部戶政司編製</text:p>
          </table:table-cell>
          <table:table-cell table:number-columns-repeated="16353"/>
        </table:table-row>
        <table:table-row table:style-name="ro9">
          <table:table-cell table:style-name="ce2"/>
          <table:covered-table-cell/>
          <table:table-cell office:value-type="string" table:style-name="ce33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style-name="ce42"/>
          <table:table-cell table:number-columns-repeated="16380"/>
        </table:table-row>
        <table:table-row table:style-name="ro9">
          <table:table-cell table:style-name="ce2"/>
          <table:table-cell table:style-name="ce1"/>
          <table:table-cell office:value-type="string" table:style-name="ce33">
            <text:p><text:s text:c="14"/>3.<text:span text:style-name="T3">本表出生、死亡、結婚、離婚/終止、遷入及遷出資料係按登記日期統計；折合年之率係指月部分，年部分則為該年實際比率。</text:span></text:p>
          </table:table-cell>
          <table:table-cell table:style-name="ce42"/>
          <table:table-cell table:number-columns-repeated="16380"/>
        </table:table-row>
        <table:table-row table:style-name="ro9">
          <table:table-cell table:number-columns-repeated="2" table:style-name="ce1"/>
          <table:table-cell office:value-type="string" table:style-name="ce33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style-name="ce42"/>
          <table:table-cell table:number-columns-repeated="16380"/>
        </table:table-row>
        <table:table-row table:style-name="ro9">
          <table:table-cell table:number-columns-repeated="2" table:style-name="ce1"/>
          <table:table-cell office:value-type="string" table:style-name="ce33">
            <text:p><text:s text:c="14"/>5.<text:span text:style-name="T3">表列數字均由電腦整理計算而得，故與直接計算未必絕對一致，略有尾數四捨五入差距。</text:span></text:p>
          </table:table-cell>
          <table:table-cell table:style-name="ce42"/>
          <table:table-cell table:number-columns-repeated="16380"/>
        </table:table-row>
        <table:table-row table:style-name="ro3">
          <table:table-cell table:number-columns-repeated="16384" table:style-name="ce1"/>
        </table:table-row>
        <table:table-row table:style-name="ro9">
          <table:table-cell table:number-columns-repeated="16384" table:style-name="ce1"/>
        </table:table-row>
        <table:table-row table:style-name="ro3">
          <table:table-cell table:number-columns-repeated="16384" table:style-name="ce1"/>
        </table:table-row>
        <table:table-row table:number-rows-repeated="1048521" table:style-name="ro10">
          <table:table-cell table:number-columns-repeated="16384"/>
        </table:table-row>
        <table:named-expressions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3" table:default-cell-style-name="ce44"/>
        <table:table-column table:style-name="co6" table:number-columns-repeated="4" table:default-cell-style-name="ce44"/>
        <table:table-column table:style-name="co14" table:number-columns-repeated="3" table:default-cell-style-name="ce44"/>
        <table:table-column table:style-name="co15" table:default-cell-style-name="ce44"/>
        <table:table-column table:style-name="co14" table:number-columns-repeated="3" table:default-cell-style-name="ce44"/>
        <table:table-column table:style-name="co15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5"/>
        <table:table-column table:style-name="co17" table:default-cell-style-name="ce44"/>
        <table:table-column table:style-name="co18" table:number-columns-repeated="3" table:default-cell-style-name="ce44"/>
        <table:table-column table:style-name="co15" table:number-columns-repeated="2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number-columns-repeated="3" table:default-cell-style-name="ce44"/>
        <table:table-column table:style-name="co22" table:number-columns-repeated="16354" table:default-cell-style-name="ce44"/>
        <table:table-row table:style-name="ro11">
          <table:table-cell table:number-columns-repeated="15" table:style-name="ce44"/>
          <table:table-cell table:style-name="ce45"/>
          <table:table-cell table:number-columns-repeated="16368" table:style-name="ce44"/>
        </table:table-row>
        <table:table-row table:style-name="ro12">
          <table:table-cell office:value-type="string" table:number-columns-spanned="15" table:number-rows-spanned="1" table:style-name="ce310">
            <text:p>民 國 112 年 1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321">
            <text:p>民 國 112 年 1 月 戶 口 統 計 速 報 表(縣市別)(續)</text:p>
          </table:table-cell>
          <table:covered-table-cell table:number-columns-repeated="14"/>
          <table:table-cell table:number-columns-repeated="16354" table:style-name="ce44"/>
        </table:table-row>
        <table:table-row table:style-name="ro4">
          <table:table-cell table:number-columns-repeated="15" table:style-name="ce93"/>
          <table:table-cell table:style-name="ce94"/>
          <table:table-cell table:number-columns-repeated="13" table:style-name="ce93"/>
          <table:table-cell office:value-type="string" table:style-name="ce92">
            <text:p>單位：人；‰；對</text:p>
          </table:table-cell>
          <table:table-cell table:number-columns-repeated="16354" table:style-name="ce44"/>
        </table:table-row>
        <table:table-row table:style-name="ro13">
          <table:table-cell table:style-name="ce91"/>
          <table:table-cell table:style-name="ce90"/>
          <table:table-cell office:value-type="string" table:style-name="ce89">
            <text:p>人</text:p>
          </table:table-cell>
          <table:table-cell office:value-type="string" table:style-name="ce89">
            <text:p>口</text:p>
          </table:table-cell>
          <table:table-cell office:value-type="string" table:style-name="ce89">
            <text:p>數</text:p>
          </table:table-cell>
          <table:table-cell office:value-type="string" table:style-name="ce88">
            <text:p>出　 <text:s text:c="2"/>　　生</text:p>
          </table:table-cell>
          <table:table-cell table:number-columns-repeated="3" table:style-name="ce87"/>
          <table:table-cell office:value-type="string" table:style-name="ce88">
            <text:p>死 <text:s text:c="4"/>　　亡</text:p>
          </table:table-cell>
          <table:table-cell table:number-columns-repeated="3" table:style-name="ce87"/>
          <table:table-cell office:value-type="string" table:number-columns-spanned="2" table:number-rows-spanned="1" table:style-name="ce376">
            <text:p>自 然 增 加</text:p>
          </table:table-cell>
          <table:covered-table-cell/>
          <table:table-cell office:value-type="string" table:number-columns-spanned="6" table:number-rows-spanned="1" table:style-name="ce376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80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79">
            <text:p>遷入</text:p>
            <text:p>人數</text:p>
          </table:table-cell>
          <table:table-cell office:value-type="string" table:number-columns-spanned="1" table:number-rows-spanned="4" table:style-name="ce379">
            <text:p>遷出</text:p>
            <text:p>人數</text:p>
          </table:table-cell>
          <table:table-cell office:value-type="string" table:number-columns-spanned="1" table:number-rows-spanned="4" table:style-name="ce371">
            <text:p>原住民</text:p>
            <text:p>人口數</text:p>
          </table:table-cell>
          <table:table-cell table:style-name="ce80"/>
          <table:table-cell table:number-columns-repeated="16353"/>
        </table:table-row>
        <table:table-row table:style-name="ro14">
          <table:table-cell office:value-type="string" table:number-columns-spanned="1" table:number-rows-spanned="2" table:style-name="ce333">
            <text:p>區 域 別</text:p>
          </table:table-cell>
          <table:table-cell office:value-type="string" table:number-columns-spanned="1" table:number-rows-spanned="2" table:style-name="ce335">
            <text:p>戶　數</text:p>
          </table:table-cell>
          <table:table-cell table:number-columns-repeated="3" table:style-name="ce86"/>
          <table:table-cell office:value-type="string" table:number-columns-spanned="1" table:number-rows-spanned="3" table:style-name="ce376">
            <text:p>計</text:p>
          </table:table-cell>
          <table:table-cell office:value-type="string" table:number-columns-spanned="1" table:number-rows-spanned="3" table:style-name="ce376">
            <text:p>男</text:p>
          </table:table-cell>
          <table:table-cell office:value-type="string" table:number-columns-spanned="1" table:number-rows-spanned="3" table:style-name="ce376">
            <text:p>女</text:p>
          </table:table-cell>
          <table:table-cell office:value-type="string" table:style-name="ce85">
            <text:p>折合年</text:p>
          </table:table-cell>
          <table:table-cell office:value-type="string" table:number-columns-spanned="1" table:number-rows-spanned="3" table:style-name="ce376">
            <text:p>計</text:p>
          </table:table-cell>
          <table:table-cell office:value-type="string" table:number-columns-spanned="1" table:number-rows-spanned="3" table:style-name="ce376">
            <text:p>男</text:p>
          </table:table-cell>
          <table:table-cell office:value-type="string" table:number-columns-spanned="1" table:number-rows-spanned="3" table:style-name="ce376">
            <text:p>女</text:p>
          </table:table-cell>
          <table:table-cell office:value-type="string" table:style-name="ce84">
            <text:p>折合年</text:p>
          </table:table-cell>
          <table:table-cell table:style-name="ce83"/>
          <table:table-cell office:value-type="string" table:style-name="ce82">
            <text:p>折合年自</text:p>
          </table:table-cell>
          <table:table-cell office:value-type="string" table:number-columns-spanned="1" table:number-rows-spanned="3" table:style-name="ce378">
            <text:p>合 計</text:p>
          </table:table-cell>
          <table:table-cell office:value-type="string" table:number-columns-spanned="1" table:number-rows-spanned="3" table:style-name="ce379">
            <text:p>不同性別</text:p>
          </table:table-cell>
          <table:table-cell office:value-type="string" table:number-columns-spanned="3" table:number-rows-spanned="1" table:style-name="ce376">
            <text:p>相同性別</text:p>
          </table:table-cell>
          <table:covered-table-cell table:number-columns-repeated="2"/>
          <table:table-cell office:value-type="string" table:style-name="ce81">
            <text:p>折合年</text:p>
          </table:table-cell>
          <table:table-cell office:value-type="string" table:number-columns-spanned="1" table:number-rows-spanned="3" table:style-name="ce376">
            <text:p>合 計</text:p>
          </table:table-cell>
          <table:table-cell office:value-type="string" table:number-columns-spanned="1" table:number-rows-spanned="3" table:style-name="ce379">
            <text:p>不同性別</text:p>
          </table:table-cell>
          <table:table-cell office:value-type="string" table:number-columns-spanned="3" table:number-rows-spanned="1" table:style-name="ce376">
            <text:p>相同性別</text:p>
          </table:table-cell>
          <table:covered-table-cell table:number-columns-repeated="2"/>
          <table:table-cell office:value-type="string" table:style-name="ce81">
            <text:p>折合年</text:p>
          </table:table-cell>
          <table:covered-table-cell/>
          <table:covered-table-cell/>
          <table:covered-table-cell/>
          <table:table-cell table:style-name="ce80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79">
            <text:p>計</text:p>
          </table:table-cell>
          <table:table-cell office:value-type="string" table:style-name="ce79">
            <text:p>男</text:p>
          </table:table-cell>
          <table:table-cell office:value-type="string" table:style-name="ce79">
            <text:p>女</text:p>
          </table:table-cell>
          <table:covered-table-cell/>
          <table:covered-table-cell/>
          <table:covered-table-cell/>
          <table:table-cell office:value-type="string" table:style-name="ce77">
            <text:p>粗出生率</text:p>
          </table:table-cell>
          <table:covered-table-cell/>
          <table:covered-table-cell/>
          <table:covered-table-cell/>
          <table:table-cell office:value-type="string" table:style-name="ce77">
            <text:p>粗死亡率</text:p>
          </table:table-cell>
          <table:table-cell office:value-type="string" table:style-name="ce79">
            <text:p>人數</text:p>
          </table:table-cell>
          <table:table-cell office:value-type="string" table:style-name="ce78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76">
            <text:p>計</text:p>
          </table:table-cell>
          <table:table-cell office:value-type="string" table:number-columns-spanned="1" table:number-rows-spanned="2" table:style-name="ce376">
            <text:p>男</text:p>
          </table:table-cell>
          <table:table-cell office:value-type="string" table:number-columns-spanned="1" table:number-rows-spanned="2" table:style-name="ce377">
            <text:p>女</text:p>
          </table:table-cell>
          <table:table-cell office:value-type="string" table:style-name="ce77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76">
            <text:p>計</text:p>
          </table:table-cell>
          <table:table-cell office:value-type="string" table:number-columns-spanned="1" table:number-rows-spanned="2" table:style-name="ce376">
            <text:p>男</text:p>
          </table:table-cell>
          <table:table-cell office:value-type="string" table:number-columns-spanned="1" table:number-rows-spanned="2" table:style-name="ce377">
            <text:p>女</text:p>
          </table:table-cell>
          <table:table-cell office:value-type="string" table:style-name="ce77">
            <text:p>粗離婚率</text:p>
          </table:table-cell>
          <table:covered-table-cell/>
          <table:covered-table-cell/>
          <table:covered-table-cell/>
          <table:table-cell table:style-name="ce76"/>
          <table:table-cell table:number-columns-repeated="16353"/>
        </table:table-row>
        <table:table-row table:style-name="ro15">
          <table:table-cell table:style-name="ce75"/>
          <table:table-cell table:style-name="ce74"/>
          <table:table-cell table:style-name="ce73"/>
          <table:table-cell table:number-columns-repeated="2" table:style-name="ce72"/>
          <table:covered-table-cell/>
          <table:covered-table-cell/>
          <table:covered-table-cell/>
          <table:table-cell office:value-type="string" table:style-name="ce71">
            <text:p>‰</text:p>
          </table:table-cell>
          <table:covered-table-cell/>
          <table:covered-table-cell/>
          <table:covered-table-cell/>
          <table:table-cell office:value-type="string" table:style-name="ce71">
            <text:p>‰</text:p>
          </table:table-cell>
          <table:table-cell table:style-name="ce72"/>
          <table:table-cell office:value-type="string" table:style-name="ce7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1">
            <text:p>‰</text:p>
          </table:table-cell>
          <table:covered-table-cell/>
          <table:covered-table-cell/>
          <table:covered-table-cell/>
          <table:table-cell table:style-name="ce70"/>
          <table:table-cell table:number-columns-repeated="16353"/>
        </table:table-row>
        <table:table-row table:style-name="ro16">
          <table:table-cell office:value-type="string" table:style-name="ce67">
            <text:p><text:span text:style-name="T11">總　　計</text:span></text:p>
          </table:table-cell>
          <table:table-cell office:value-type="float" office:value="9099394" table:style-name="ce167">
            <text:p><text:s text:c="3"/>9,099,394</text:p>
          </table:table-cell>
          <table:table-cell office:value-type="float" office:value="23301968" table:style-name="ce167">
            <text:p><text:s text:c="3"/>23,301,968</text:p>
          </table:table-cell>
          <table:table-cell office:value-type="float" office:value="11516801" table:style-name="ce167">
            <text:p><text:s text:c="3"/>11,516,801</text:p>
          </table:table-cell>
          <table:table-cell office:value-type="float" office:value="11785167" table:style-name="ce167">
            <text:p><text:s text:c="3"/>11,785,167</text:p>
          </table:table-cell>
          <table:table-cell office:value-type="float" office:value="10948" table:style-name="ce167">
            <text:p><text:s text:c="3"/>10,948</text:p>
          </table:table-cell>
          <table:table-cell office:value-type="float" office:value="5639" table:style-name="ce167">
            <text:p><text:s text:c="3"/>5,639</text:p>
          </table:table-cell>
          <table:table-cell office:value-type="float" office:value="5309" table:style-name="ce167">
            <text:p><text:s text:c="3"/>5,309</text:p>
          </table:table-cell>
          <table:table-cell office:value-type="float" office:value="5.5363221202515698" table:style-name="ce168">
            <text:p>5.54</text:p>
          </table:table-cell>
          <table:table-cell office:value-type="float" office:value="17770" table:style-name="ce167">
            <text:p><text:s text:c="3"/>17,770</text:p>
          </table:table-cell>
          <table:table-cell office:value-type="float" office:value="10267" table:style-name="ce167">
            <text:p><text:s text:c="3"/>10,267</text:p>
          </table:table-cell>
          <table:table-cell office:value-type="float" office:value="7503" table:style-name="ce167">
            <text:p><text:s text:c="3"/>7,503</text:p>
          </table:table-cell>
          <table:table-cell office:value-type="float" office:value="8.9861567479786704" table:style-name="ce168">
            <text:p>8.99</text:p>
          </table:table-cell>
          <table:table-cell office:value-type="float" office:value="-6822" table:style-name="ce167">
            <text:p>－ <text:s/>6,822</text:p>
          </table:table-cell>
          <table:table-cell office:value-type="float" office:value="-3.4498346277270899" table:style-name="ce63">
            <text:p>–3.45</text:p>
          </table:table-cell>
          <table:table-cell office:value-type="float" office:value="10414" table:style-name="ce167">
            <text:p><text:s text:c="3"/>10,414</text:p>
          </table:table-cell>
          <table:table-cell office:value-type="float" office:value="10211" table:style-name="ce167">
            <text:p><text:s text:c="3"/>10,211</text:p>
          </table:table-cell>
          <table:table-cell office:value-type="float" office:value="203" table:style-name="ce167">
            <text:p><text:s text:c="3"/>203</text:p>
          </table:table-cell>
          <table:table-cell office:value-type="float" office:value="71" table:style-name="ce167">
            <text:p><text:s text:c="3"/>71</text:p>
          </table:table-cell>
          <table:table-cell office:value-type="float" office:value="132" table:style-name="ce167">
            <text:p><text:s text:c="3"/>132</text:p>
          </table:table-cell>
          <table:table-cell office:value-type="float" office:value="5.2662822945104004" table:style-name="ce168">
            <text:p>5.27</text:p>
          </table:table-cell>
          <table:table-cell office:value-type="float" office:value="3313" table:style-name="ce167">
            <text:p><text:s text:c="3"/>3,313</text:p>
          </table:table-cell>
          <table:table-cell office:value-type="float" office:value="3257" table:style-name="ce68">
            <text:p>3,257</text:p>
          </table:table-cell>
          <table:table-cell office:value-type="float" office:value="56" table:style-name="ce68">
            <text:p>56</text:p>
          </table:table-cell>
          <table:table-cell office:value-type="float" office:value="14" table:style-name="ce68">
            <text:p>14</text:p>
          </table:table-cell>
          <table:table-cell office:value-type="float" office:value="42" table:style-name="ce68">
            <text:p>42</text:p>
          </table:table-cell>
          <table:table-cell office:value-type="float" office:value="1.6753594432219101" table:style-name="ce61">
            <text:p>1.68</text:p>
          </table:table-cell>
          <table:table-cell office:value-type="float" office:value="105356" table:style-name="ce68">
            <text:p>105,356</text:p>
          </table:table-cell>
          <table:table-cell office:value-type="float" office:value="61206" table:style-name="ce68">
            <text:p>61,206</text:p>
          </table:table-cell>
          <table:table-cell office:value-type="float" office:value="584556" table:style-name="ce68">
            <text:p>584,556</text:p>
          </table:table-cell>
          <table:table-cell table:style-name="ce53"/>
          <table:table-cell table:number-columns-repeated="16353" table:style-name="ce52"/>
        </table:table-row>
        <table:table-row table:style-name="ro16">
          <table:table-cell office:value-type="string" table:style-name="ce67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641287" table:style-name="ce169">
            <text:p><text:s text:c="3"/>1,641,287</text:p>
          </table:table-cell>
          <table:table-cell office:value-type="float" office:value="4004367" table:style-name="ce169">
            <text:p><text:s text:c="3"/>4,004,367</text:p>
          </table:table-cell>
          <table:table-cell office:value-type="float" office:value="1951283" table:style-name="ce169">
            <text:p><text:s text:c="3"/>1,951,283</text:p>
          </table:table-cell>
          <table:table-cell office:value-type="float" office:value="2053084" table:style-name="ce169">
            <text:p><text:s text:c="3"/>2,053,084</text:p>
          </table:table-cell>
          <table:table-cell office:value-type="float" office:value="1671" table:style-name="ce169">
            <text:p><text:s text:c="3"/>1,671</text:p>
          </table:table-cell>
          <table:table-cell office:value-type="float" office:value="835" table:style-name="ce169">
            <text:p><text:s text:c="3"/>835</text:p>
          </table:table-cell>
          <table:table-cell office:value-type="float" office:value="836" table:style-name="ce169">
            <text:p><text:s text:c="3"/>836</text:p>
          </table:table-cell>
          <table:table-cell office:value-type="float" office:value="4.9187197717163702" table:style-name="ce170">
            <text:p>4.92</text:p>
          </table:table-cell>
          <table:table-cell office:value-type="float" office:value="2639" table:style-name="ce169">
            <text:p><text:s text:c="3"/>2,639</text:p>
          </table:table-cell>
          <table:table-cell office:value-type="float" office:value="1532" table:style-name="ce169">
            <text:p><text:s text:c="3"/>1,532</text:p>
          </table:table-cell>
          <table:table-cell office:value-type="float" office:value="1107" table:style-name="ce169">
            <text:p><text:s text:c="3"/>1,107</text:p>
          </table:table-cell>
          <table:table-cell office:value-type="float" office:value="7.76810381661251" table:style-name="ce170">
            <text:p>7.77</text:p>
          </table:table-cell>
          <table:table-cell office:value-type="float" office:value="-968" table:style-name="ce169">
            <text:p>－ <text:s/>968</text:p>
          </table:table-cell>
          <table:table-cell office:value-type="float" office:value="-2.8493840448961398" table:style-name="ce63">
            <text:p>–2.85</text:p>
          </table:table-cell>
          <table:table-cell office:value-type="float" office:value="1776" table:style-name="ce169">
            <text:p><text:s text:c="3"/>1,776</text:p>
          </table:table-cell>
          <table:table-cell office:value-type="float" office:value="1742" table:style-name="ce169">
            <text:p><text:s text:c="3"/>1,742</text:p>
          </table:table-cell>
          <table:table-cell office:value-type="float" office:value="34" table:style-name="ce169">
            <text:p><text:s text:c="3"/>34</text:p>
          </table:table-cell>
          <table:table-cell office:value-type="float" office:value="13" table:style-name="ce169">
            <text:p><text:s text:c="3"/>13</text:p>
          </table:table-cell>
          <table:table-cell office:value-type="float" office:value="21" table:style-name="ce169">
            <text:p><text:s text:c="3"/>21</text:p>
          </table:table-cell>
          <table:table-cell office:value-type="float" office:value="5.2277955203879598" table:style-name="ce170">
            <text:p>5.23</text:p>
          </table:table-cell>
          <table:table-cell office:value-type="float" office:value="637" table:style-name="ce169">
            <text:p><text:s text:c="3"/>637</text:p>
          </table:table-cell>
          <table:table-cell office:value-type="float" office:value="628" table:style-name="ce66">
            <text:p>628</text:p>
          </table:table-cell>
          <table:table-cell office:value-type="float" office:value="9" table:style-name="ce66">
            <text:p>9</text:p>
          </table:table-cell>
          <table:table-cell office:value-type="float" office:value="3" table:style-name="ce68">
            <text:p>3</text:p>
          </table:table-cell>
          <table:table-cell office:value-type="float" office:value="6" table:style-name="ce68">
            <text:p>6</text:p>
          </table:table-cell>
          <table:table-cell office:value-type="float" office:value="1.8750595419409499" table:style-name="ce61">
            <text:p>1.88</text:p>
          </table:table-cell>
          <table:table-cell office:value-type="float" office:value="19672" table:style-name="ce68">
            <text:p>19,672</text:p>
          </table:table-cell>
          <table:table-cell office:value-type="float" office:value="9888" table:style-name="ce68">
            <text:p>9,888</text:p>
          </table:table-cell>
          <table:table-cell office:value-type="float" office:value="57971" table:style-name="ce68">
            <text:p>57,971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7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52383" table:style-name="ce171">
            <text:p><text:s text:c="3"/>1,052,383</text:p>
          </table:table-cell>
          <table:table-cell office:value-type="float" office:value="2488043" table:style-name="ce171">
            <text:p><text:s text:c="3"/>2,488,043</text:p>
          </table:table-cell>
          <table:table-cell office:value-type="float" office:value="1180304" table:style-name="ce171">
            <text:p><text:s text:c="3"/>1,180,304</text:p>
          </table:table-cell>
          <table:table-cell office:value-type="float" office:value="1307739" table:style-name="ce171">
            <text:p><text:s text:c="3"/>1,307,739</text:p>
          </table:table-cell>
          <table:table-cell office:value-type="float" office:value="1123" table:style-name="ce171">
            <text:p><text:s text:c="3"/>1,123</text:p>
          </table:table-cell>
          <table:table-cell office:value-type="float" office:value="581" table:style-name="ce171">
            <text:p><text:s text:c="3"/>581</text:p>
          </table:table-cell>
          <table:table-cell office:value-type="float" office:value="542" table:style-name="ce171">
            <text:p><text:s text:c="3"/>542</text:p>
          </table:table-cell>
          <table:table-cell office:value-type="float" office:value="5.3222595398088997" table:style-name="ce172">
            <text:p>5.32</text:p>
          </table:table-cell>
          <table:table-cell office:value-type="float" office:value="1782" table:style-name="ce171">
            <text:p><text:s text:c="3"/>1,782</text:p>
          </table:table-cell>
          <table:table-cell office:value-type="float" office:value="984" table:style-name="ce171">
            <text:p><text:s text:c="3"/>984</text:p>
          </table:table-cell>
          <table:table-cell office:value-type="float" office:value="798" table:style-name="ce171">
            <text:p><text:s text:c="3"/>798</text:p>
          </table:table-cell>
          <table:table-cell office:value-type="float" office:value="8.4454732857875801" table:style-name="ce172">
            <text:p>8.45</text:p>
          </table:table-cell>
          <table:table-cell office:value-type="float" office:value="-659" table:style-name="ce171">
            <text:p>－ <text:s/>659</text:p>
          </table:table-cell>
          <table:table-cell office:value-type="float" office:value="-3.12321374597868" table:style-name="ce63">
            <text:p>–3.12</text:p>
          </table:table-cell>
          <table:table-cell office:value-type="float" office:value="1137" table:style-name="ce171">
            <text:p><text:s text:c="3"/>1,137</text:p>
          </table:table-cell>
          <table:table-cell office:value-type="float" office:value="1107" table:style-name="ce171">
            <text:p><text:s text:c="3"/>1,107</text:p>
          </table:table-cell>
          <table:table-cell office:value-type="float" office:value="30" table:style-name="ce171">
            <text:p><text:s text:c="3"/>30</text:p>
          </table:table-cell>
          <table:table-cell office:value-type="float" office:value="17" table:style-name="ce171">
            <text:p><text:s text:c="3"/>17</text:p>
          </table:table-cell>
          <table:table-cell office:value-type="float" office:value="13" table:style-name="ce171">
            <text:p><text:s text:c="3"/>13</text:p>
          </table:table-cell>
          <table:table-cell office:value-type="float" office:value="5.3886100594503299" table:style-name="ce172">
            <text:p>5.39</text:p>
          </table:table-cell>
          <table:table-cell office:value-type="float" office:value="318" table:style-name="ce171">
            <text:p><text:s text:c="3"/>318</text:p>
          </table:table-cell>
          <table:table-cell office:value-type="float" office:value="311" table:style-name="ce66">
            <text:p>311</text:p>
          </table:table-cell>
          <table:table-cell office:value-type="float" office:value="7" table:style-name="ce66">
            <text:p>7</text:p>
          </table:table-cell>
          <table:table-cell office:value-type="float" office:value="1" table:style-name="ce68">
            <text:p>1</text:p>
          </table:table-cell>
          <table:table-cell office:value-type="float" office:value="6" table:style-name="ce68">
            <text:p>6</text:p>
          </table:table-cell>
          <table:table-cell office:value-type="float" office:value="1.50710466042674" table:style-name="ce61">
            <text:p>1.51</text:p>
          </table:table-cell>
          <table:table-cell office:value-type="float" office:value="16737" table:style-name="ce68">
            <text:p>16,737</text:p>
          </table:table-cell>
          <table:table-cell office:value-type="float" office:value="8716" table:style-name="ce68">
            <text:p>8,716</text:p>
          </table:table-cell>
          <table:table-cell office:value-type="float" office:value="16990" table:style-name="ce68">
            <text:p>16,990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7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880025" table:style-name="ce173">
            <text:p><text:s text:c="3"/>880,025</text:p>
          </table:table-cell>
          <table:table-cell office:value-type="float" office:value="2286942" table:style-name="ce173">
            <text:p><text:s text:c="3"/>2,286,942</text:p>
          </table:table-cell>
          <table:table-cell office:value-type="float" office:value="1129622" table:style-name="ce173">
            <text:p><text:s text:c="3"/>1,129,622</text:p>
          </table:table-cell>
          <table:table-cell office:value-type="float" office:value="1157320" table:style-name="ce173">
            <text:p><text:s text:c="3"/>1,157,320</text:p>
          </table:table-cell>
          <table:table-cell office:value-type="float" office:value="1418" table:style-name="ce173">
            <text:p><text:s text:c="3"/>1,418</text:p>
          </table:table-cell>
          <table:table-cell office:value-type="float" office:value="721" table:style-name="ce173">
            <text:p><text:s text:c="3"/>721</text:p>
          </table:table-cell>
          <table:table-cell office:value-type="float" office:value="697" table:style-name="ce173">
            <text:p><text:s text:c="3"/>697</text:p>
          </table:table-cell>
          <table:table-cell office:value-type="float" office:value="7.3092481060627703" table:style-name="ce174">
            <text:p>7.31</text:p>
          </table:table-cell>
          <table:table-cell office:value-type="float" office:value="1370" table:style-name="ce173">
            <text:p><text:s text:c="3"/>1,370</text:p>
          </table:table-cell>
          <table:table-cell office:value-type="float" office:value="804" table:style-name="ce173">
            <text:p><text:s text:c="3"/>804</text:p>
          </table:table-cell>
          <table:table-cell office:value-type="float" office:value="566" table:style-name="ce173">
            <text:p><text:s text:c="3"/>566</text:p>
          </table:table-cell>
          <table:table-cell office:value-type="float" office:value="7.0618264494400602" table:style-name="ce174">
            <text:p>7.06</text:p>
          </table:table-cell>
          <table:table-cell office:value-type="float" office:value="48" table:style-name="ce173">
            <text:p><text:s text:c="3"/>48</text:p>
          </table:table-cell>
          <table:table-cell office:value-type="float" office:value="0.24742165662272" table:style-name="ce63">
            <text:p>0.25</text:p>
          </table:table-cell>
          <table:table-cell office:value-type="float" office:value="1083" table:style-name="ce173">
            <text:p><text:s text:c="3"/>1,083</text:p>
          </table:table-cell>
          <table:table-cell office:value-type="float" office:value="1060" table:style-name="ce173">
            <text:p><text:s text:c="3"/>1,060</text:p>
          </table:table-cell>
          <table:table-cell office:value-type="float" office:value="23" table:style-name="ce173">
            <text:p><text:s text:c="3"/>23</text:p>
          </table:table-cell>
          <table:table-cell office:value-type="float" office:value="8" table:style-name="ce173">
            <text:p><text:s text:c="3"/>8</text:p>
          </table:table-cell>
          <table:table-cell office:value-type="float" office:value="15" table:style-name="ce173">
            <text:p><text:s text:c="3"/>15</text:p>
          </table:table-cell>
          <table:table-cell office:value-type="float" office:value="5.5824511275500601" table:style-name="ce174">
            <text:p>5.58</text:p>
          </table:table-cell>
          <table:table-cell office:value-type="float" office:value="392" table:style-name="ce173">
            <text:p><text:s text:c="3"/>392</text:p>
          </table:table-cell>
          <table:table-cell office:value-type="float" office:value="389" table:style-name="ce66">
            <text:p>389</text:p>
          </table:table-cell>
          <table:table-cell office:value-type="float" office:value="3" table:style-name="ce66">
            <text:p>3</text:p>
          </table:table-cell>
          <table:table-cell office:value-type="float" office:value="1" table:style-name="ce68">
            <text:p>1</text:p>
          </table:table-cell>
          <table:table-cell office:value-type="float" office:value="2" table:style-name="ce68">
            <text:p>2</text:p>
          </table:table-cell>
          <table:table-cell office:value-type="float" office:value="2.02061019575219" table:style-name="ce61">
            <text:p>2.02</text:p>
          </table:table-cell>
          <table:table-cell office:value-type="float" office:value="11406" table:style-name="ce68">
            <text:p>11,406</text:p>
          </table:table-cell>
          <table:table-cell office:value-type="float" office:value="5976" table:style-name="ce68">
            <text:p>5,976</text:p>
          </table:table-cell>
          <table:table-cell office:value-type="float" office:value="80359" table:style-name="ce68">
            <text:p>80,359</text:p>
          </table:table-cell>
          <table:table-cell table:style-name="ce53"/>
          <table:table-cell table:number-columns-repeated="16353" table:style-name="ce52"/>
        </table:table-row>
        <table:table-row table:style-name="ro16">
          <table:table-cell office:value-type="string" table:style-name="ce67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035507" table:style-name="ce175">
            <text:p><text:s text:c="3"/>1,035,507</text:p>
          </table:table-cell>
          <table:table-cell office:value-type="float" office:value="2819798" table:style-name="ce175">
            <text:p><text:s text:c="3"/>2,819,798</text:p>
          </table:table-cell>
          <table:table-cell office:value-type="float" office:value="1380928" table:style-name="ce175">
            <text:p><text:s text:c="3"/>1,380,928</text:p>
          </table:table-cell>
          <table:table-cell office:value-type="float" office:value="1438870" table:style-name="ce175">
            <text:p><text:s text:c="3"/>1,438,870</text:p>
          </table:table-cell>
          <table:table-cell office:value-type="float" office:value="1383" table:style-name="ce175">
            <text:p><text:s text:c="3"/>1,383</text:p>
          </table:table-cell>
          <table:table-cell office:value-type="float" office:value="741" table:style-name="ce175">
            <text:p><text:s text:c="3"/>741</text:p>
          </table:table-cell>
          <table:table-cell office:value-type="float" office:value="642" table:style-name="ce175">
            <text:p><text:s text:c="3"/>642</text:p>
          </table:table-cell>
          <table:table-cell office:value-type="float" office:value="5.7802509461032203" table:style-name="ce176">
            <text:p>5.78</text:p>
          </table:table-cell>
          <table:table-cell office:value-type="float" office:value="1821" table:style-name="ce175">
            <text:p><text:s text:c="3"/>1,821</text:p>
          </table:table-cell>
          <table:table-cell office:value-type="float" office:value="1028" table:style-name="ce175">
            <text:p><text:s text:c="3"/>1,028</text:p>
          </table:table-cell>
          <table:table-cell office:value-type="float" office:value="793" table:style-name="ce175">
            <text:p><text:s text:c="3"/>793</text:p>
          </table:table-cell>
          <table:table-cell office:value-type="float" office:value="7.6108727207910096" table:style-name="ce176">
            <text:p>7.61</text:p>
          </table:table-cell>
          <table:table-cell office:value-type="float" office:value="-438" table:style-name="ce175">
            <text:p>－ <text:s/>438</text:p>
          </table:table-cell>
          <table:table-cell office:value-type="float" office:value="-1.83062177468779" table:style-name="ce63">
            <text:p>–1.83</text:p>
          </table:table-cell>
          <table:table-cell office:value-type="float" office:value="1434" table:style-name="ce175">
            <text:p><text:s text:c="3"/>1,434</text:p>
          </table:table-cell>
          <table:table-cell office:value-type="float" office:value="1416" table:style-name="ce175">
            <text:p><text:s text:c="3"/>1,416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11" table:style-name="ce175">
            <text:p><text:s text:c="3"/>11</text:p>
          </table:table-cell>
          <table:table-cell office:value-type="float" office:value="5.9934055363066001" table:style-name="ce176">
            <text:p>5.99</text:p>
          </table:table-cell>
          <table:table-cell office:value-type="float" office:value="397" table:style-name="ce175">
            <text:p><text:s text:c="3"/>397</text:p>
          </table:table-cell>
          <table:table-cell office:value-type="float" office:value="390" table:style-name="ce66">
            <text:p>390</text:p>
          </table:table-cell>
          <table:table-cell office:value-type="float" office:value="7" table:style-name="ce66">
            <text:p>7</text:p>
          </table:table-cell>
          <table:table-cell office:value-type="float" office:value="3" table:style-name="ce68">
            <text:p>3</text:p>
          </table:table-cell>
          <table:table-cell office:value-type="float" office:value="4" table:style-name="ce68">
            <text:p>4</text:p>
          </table:table-cell>
          <table:table-cell office:value-type="float" office:value="1.6592622021713499" table:style-name="ce61">
            <text:p>1.66</text:p>
          </table:table-cell>
          <table:table-cell office:value-type="float" office:value="13320" table:style-name="ce68">
            <text:p>13,320</text:p>
          </table:table-cell>
          <table:table-cell office:value-type="float" office:value="7543" table:style-name="ce68">
            <text:p>7,543</text:p>
          </table:table-cell>
          <table:table-cell office:value-type="float" office:value="37022" table:style-name="ce68">
            <text:p>37,022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7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17012" table:style-name="ce177">
            <text:p><text:s text:c="3"/>717,012</text:p>
          </table:table-cell>
          <table:table-cell office:value-type="float" office:value="1855092" table:style-name="ce177">
            <text:p><text:s text:c="3"/>1,855,092</text:p>
          </table:table-cell>
          <table:table-cell office:value-type="float" office:value="922171" table:style-name="ce177">
            <text:p><text:s text:c="3"/>922,171</text:p>
          </table:table-cell>
          <table:table-cell office:value-type="float" office:value="932921" table:style-name="ce177">
            <text:p><text:s text:c="3"/>932,921</text:p>
          </table:table-cell>
          <table:table-cell office:value-type="float" office:value="789" table:style-name="ce177">
            <text:p><text:s text:c="3"/>789</text:p>
          </table:table-cell>
          <table:table-cell office:value-type="float" office:value="436" table:style-name="ce177">
            <text:p><text:s text:c="3"/>436</text:p>
          </table:table-cell>
          <table:table-cell office:value-type="float" office:value="353" table:style-name="ce177">
            <text:p><text:s text:c="3"/>353</text:p>
          </table:table-cell>
          <table:table-cell office:value-type="float" office:value="5.0105802259209096" table:style-name="ce178">
            <text:p>5.01</text:p>
          </table:table-cell>
          <table:table-cell office:value-type="float" office:value="1485" table:style-name="ce177">
            <text:p><text:s text:c="3"/>1,485</text:p>
          </table:table-cell>
          <table:table-cell office:value-type="float" office:value="856" table:style-name="ce177">
            <text:p><text:s text:c="3"/>856</text:p>
          </table:table-cell>
          <table:table-cell office:value-type="float" office:value="629" table:style-name="ce177">
            <text:p><text:s text:c="3"/>629</text:p>
          </table:table-cell>
          <table:table-cell office:value-type="float" office:value="9.4305597408017103" table:style-name="ce178">
            <text:p>9.43</text:p>
          </table:table-cell>
          <table:table-cell office:value-type="float" office:value="-696" table:style-name="ce177">
            <text:p>－ <text:s/>696</text:p>
          </table:table-cell>
          <table:table-cell office:value-type="float" office:value="-4.4199795148807999" table:style-name="ce63">
            <text:p>–4.42</text:p>
          </table:table-cell>
          <table:table-cell office:value-type="float" office:value="775" table:style-name="ce177">
            <text:p><text:s text:c="3"/>775</text:p>
          </table:table-cell>
          <table:table-cell office:value-type="float" office:value="757" table:style-name="ce177">
            <text:p><text:s text:c="3"/>757</text:p>
          </table:table-cell>
          <table:table-cell office:value-type="float" office:value="18" table:style-name="ce177">
            <text:p><text:s text:c="3"/>18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15" table:style-name="ce177">
            <text:p><text:s text:c="3"/>15</text:p>
          </table:table-cell>
          <table:table-cell office:value-type="float" office:value="4.9216725920008901" table:style-name="ce178">
            <text:p>4.92</text:p>
          </table:table-cell>
          <table:table-cell office:value-type="float" office:value="226" table:style-name="ce177">
            <text:p><text:s text:c="3"/>226</text:p>
          </table:table-cell>
          <table:table-cell office:value-type="float" office:value="223" table:style-name="ce66">
            <text:p>223</text:p>
          </table:table-cell>
          <table:table-cell office:value-type="float" office:value="3" table:style-name="ce66">
            <text:p>3</text:p>
          </table:table-cell>
          <table:table-cell office:value-type="float" office:value="1" table:style-name="ce68">
            <text:p>1</text:p>
          </table:table-cell>
          <table:table-cell office:value-type="float" office:value="2" table:style-name="ce68">
            <text:p>2</text:p>
          </table:table-cell>
          <table:table-cell office:value-type="float" office:value="1.4352232332802599" table:style-name="ce61">
            <text:p>1.44</text:p>
          </table:table-cell>
          <table:table-cell office:value-type="float" office:value="6931" table:style-name="ce68">
            <text:p>6,931</text:p>
          </table:table-cell>
          <table:table-cell office:value-type="float" office:value="4140" table:style-name="ce68">
            <text:p>4,140</text:p>
          </table:table-cell>
          <table:table-cell office:value-type="float" office:value="8880" table:style-name="ce68">
            <text:p>8,880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7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37755" table:style-name="ce179">
            <text:p><text:s text:c="3"/>1,137,755</text:p>
          </table:table-cell>
          <table:table-cell office:value-type="float" office:value="2731635" table:style-name="ce179">
            <text:p><text:s text:c="3"/>2,731,635</text:p>
          </table:table-cell>
          <table:table-cell office:value-type="float" office:value="1342906" table:style-name="ce179">
            <text:p><text:s text:c="3"/>1,342,906</text:p>
          </table:table-cell>
          <table:table-cell office:value-type="float" office:value="1388729" table:style-name="ce179">
            <text:p><text:s text:c="3"/>1,388,729</text:p>
          </table:table-cell>
          <table:table-cell office:value-type="float" office:value="1252" table:style-name="ce179">
            <text:p><text:s text:c="3"/>1,252</text:p>
          </table:table-cell>
          <table:table-cell office:value-type="float" office:value="637" table:style-name="ce179">
            <text:p><text:s text:c="3"/>637</text:p>
          </table:table-cell>
          <table:table-cell office:value-type="float" office:value="615" table:style-name="ce179">
            <text:p><text:s text:c="3"/>615</text:p>
          </table:table-cell>
          <table:table-cell office:value-type="float" office:value="5.39996553796776" table:style-name="ce180">
            <text:p>5.40</text:p>
          </table:table-cell>
          <table:table-cell office:value-type="float" office:value="2273" table:style-name="ce179">
            <text:p><text:s text:c="3"/>2,273</text:p>
          </table:table-cell>
          <table:table-cell office:value-type="float" office:value="1346" table:style-name="ce179">
            <text:p><text:s text:c="3"/>1,346</text:p>
          </table:table-cell>
          <table:table-cell office:value-type="float" office:value="927" table:style-name="ce179">
            <text:p><text:s text:c="3"/>927</text:p>
          </table:table-cell>
          <table:table-cell office:value-type="float" office:value="9.8036115557513703" table:style-name="ce180">
            <text:p>9.80</text:p>
          </table:table-cell>
          <table:table-cell office:value-type="float" office:value="-1021" table:style-name="ce179">
            <text:p>－ <text:s/>1,021</text:p>
          </table:table-cell>
          <table:table-cell office:value-type="float" office:value="-4.4036460177836103" table:style-name="ce63">
            <text:p>–4.40</text:p>
          </table:table-cell>
          <table:table-cell office:value-type="float" office:value="1225" table:style-name="ce179">
            <text:p><text:s text:c="3"/>1,225</text:p>
          </table:table-cell>
          <table:table-cell office:value-type="float" office:value="1198" table:style-name="ce179">
            <text:p><text:s text:c="3"/>1,198</text:p>
          </table:table-cell>
          <table:table-cell office:value-type="float" office:value="27" table:style-name="ce179">
            <text:p><text:s text:c="3"/>27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22" table:style-name="ce179">
            <text:p><text:s text:c="3"/>22</text:p>
          </table:table-cell>
          <table:table-cell office:value-type="float" office:value="5.2835126070371397" table:style-name="ce180">
            <text:p>5.28</text:p>
          </table:table-cell>
          <table:table-cell office:value-type="float" office:value="369" table:style-name="ce179">
            <text:p><text:s text:c="3"/>369</text:p>
          </table:table-cell>
          <table:table-cell office:value-type="float" office:value="358" table:style-name="ce66">
            <text:p>358</text:p>
          </table:table-cell>
          <table:table-cell office:value-type="float" office:value="11" table:style-name="ce66">
            <text:p>11</text:p>
          </table:table-cell>
          <table:table-cell office:value-type="float" office:value="1" table:style-name="ce68">
            <text:p>1</text:p>
          </table:table-cell>
          <table:table-cell office:value-type="float" office:value="10" table:style-name="ce68">
            <text:p>10</text:p>
          </table:table-cell>
          <table:table-cell office:value-type="float" office:value="1.59152338938507" table:style-name="ce61">
            <text:p>1.59</text:p>
          </table:table-cell>
          <table:table-cell office:value-type="float" office:value="11599" table:style-name="ce68">
            <text:p>11,599</text:p>
          </table:table-cell>
          <table:table-cell office:value-type="float" office:value="7080" table:style-name="ce68">
            <text:p>7,080</text:p>
          </table:table-cell>
          <table:table-cell office:value-type="float" office:value="36674" table:style-name="ce68">
            <text:p>36,674</text:p>
          </table:table-cell>
          <table:table-cell table:style-name="ce53"/>
          <table:table-cell table:number-columns-repeated="16353" table:style-name="ce52"/>
        </table:table-row>
        <table:table-row table:style-name="ro16">
          <table:table-cell office:value-type="string" table:style-name="ce69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588675" table:style-name="ce181">
            <text:p><text:s text:c="3"/>2,588,675</text:p>
          </table:table-cell>
          <table:table-cell office:value-type="float" office:value="6960136" table:style-name="ce181">
            <text:p><text:s text:c="3"/>6,960,136</text:p>
          </table:table-cell>
          <table:table-cell office:value-type="float" office:value="3531082" table:style-name="ce181">
            <text:p><text:s text:c="3"/>3,531,082</text:p>
          </table:table-cell>
          <table:table-cell office:value-type="float" office:value="3429054" table:style-name="ce181">
            <text:p><text:s text:c="3"/>3,429,054</text:p>
          </table:table-cell>
          <table:table-cell office:value-type="float" office:value="3255" table:style-name="ce181">
            <text:p><text:s text:c="3"/>3,255</text:p>
          </table:table-cell>
          <table:table-cell office:value-type="float" office:value="1659" table:style-name="ce181">
            <text:p><text:s text:c="3"/>1,659</text:p>
          </table:table-cell>
          <table:table-cell office:value-type="float" office:value="1596" table:style-name="ce181">
            <text:p><text:s text:c="3"/>1,596</text:p>
          </table:table-cell>
          <table:table-cell office:value-type="float" office:value="5.5079655673466803" table:style-name="ce182">
            <text:p>5.51</text:p>
          </table:table-cell>
          <table:table-cell office:value-type="float" office:value="6323" table:style-name="ce181">
            <text:p><text:s text:c="3"/>6,323</text:p>
          </table:table-cell>
          <table:table-cell office:value-type="float" office:value="3672" table:style-name="ce181">
            <text:p><text:s text:c="3"/>3,672</text:p>
          </table:table-cell>
          <table:table-cell office:value-type="float" office:value="2651" table:style-name="ce181">
            <text:p><text:s text:c="3"/>2,651</text:p>
          </table:table-cell>
          <table:table-cell office:value-type="float" office:value="10.69949808981047" table:style-name="ce182">
            <text:p>10.70</text:p>
          </table:table-cell>
          <table:table-cell office:value-type="float" office:value="-3068" table:style-name="ce181">
            <text:p>－ <text:s/>3,068</text:p>
          </table:table-cell>
          <table:table-cell office:value-type="float" office:value="-5.19153252246379" table:style-name="ce63">
            <text:p>–5.19</text:p>
          </table:table-cell>
          <table:table-cell office:value-type="float" office:value="2917" table:style-name="ce181">
            <text:p><text:s text:c="3"/>2,917</text:p>
          </table:table-cell>
          <table:table-cell office:value-type="float" office:value="2864" table:style-name="ce181">
            <text:p><text:s text:c="3"/>2,864</text:p>
          </table:table-cell>
          <table:table-cell office:value-type="float" office:value="53" table:style-name="ce181">
            <text:p><text:s text:c="3"/>53</text:p>
          </table:table-cell>
          <table:table-cell office:value-type="float" office:value="18" table:style-name="ce181">
            <text:p><text:s text:c="3"/>18</text:p>
          </table:table-cell>
          <table:table-cell office:value-type="float" office:value="35" table:style-name="ce181">
            <text:p><text:s text:c="3"/>35</text:p>
          </table:table-cell>
          <table:table-cell office:value-type="float" office:value="4.9360170691091501" table:style-name="ce182">
            <text:p>4.94</text:p>
          </table:table-cell>
          <table:table-cell office:value-type="float" office:value="959" table:style-name="ce181">
            <text:p><text:s text:c="3"/>959</text:p>
          </table:table-cell>
          <table:table-cell office:value-type="float" office:value="944" table:style-name="ce68">
            <text:p>944</text:p>
          </table:table-cell>
          <table:table-cell office:value-type="float" office:value="15" table:style-name="ce66">
            <text:p>15</text:p>
          </table:table-cell>
          <table:table-cell office:value-type="float" office:value="4" table:style-name="ce68">
            <text:p>4</text:p>
          </table:table-cell>
          <table:table-cell office:value-type="float" office:value="11" table:style-name="ce68">
            <text:p>11</text:p>
          </table:table-cell>
          <table:table-cell office:value-type="float" office:value="1.62277695209999" table:style-name="ce61">
            <text:p>1.62</text:p>
          </table:table-cell>
          <table:table-cell office:value-type="float" office:value="24428" table:style-name="ce68">
            <text:p>24,428</text:p>
          </table:table-cell>
          <table:table-cell office:value-type="float" office:value="17297" table:style-name="ce68">
            <text:p>17,297</text:p>
          </table:table-cell>
          <table:table-cell office:value-type="float" office:value="345112" table:style-name="ce68">
            <text:p>345,112</text:p>
          </table:table-cell>
          <table:table-cell table:style-name="ce53"/>
          <table:table-cell table:number-columns-repeated="16353" table:style-name="ce52"/>
        </table:table-row>
        <table:table-row table:style-name="ro16">
          <table:table-cell office:value-type="string" table:style-name="ce64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76191" table:style-name="ce183">
            <text:p><text:s text:c="3"/>176,191</text:p>
          </table:table-cell>
          <table:table-cell office:value-type="float" office:value="449391" table:style-name="ce183">
            <text:p><text:s text:c="3"/>449,391</text:p>
          </table:table-cell>
          <table:table-cell office:value-type="float" office:value="225884" table:style-name="ce183">
            <text:p><text:s text:c="3"/>225,884</text:p>
          </table:table-cell>
          <table:table-cell office:value-type="float" office:value="223507" table:style-name="ce183">
            <text:p><text:s text:c="3"/>223,507</text:p>
          </table:table-cell>
          <table:table-cell office:value-type="float" office:value="188" table:style-name="ce183">
            <text:p><text:s text:c="3"/>188</text:p>
          </table:table-cell>
          <table:table-cell office:value-type="float" office:value="86" table:style-name="ce183">
            <text:p><text:s text:c="3"/>86</text:p>
          </table:table-cell>
          <table:table-cell office:value-type="float" office:value="102" table:style-name="ce183">
            <text:p><text:s text:c="3"/>102</text:p>
          </table:table-cell>
          <table:table-cell office:value-type="float" office:value="4.9274661826423296" table:style-name="ce184">
            <text:p>4.93</text:p>
          </table:table-cell>
          <table:table-cell office:value-type="float" office:value="391" table:style-name="ce183">
            <text:p><text:s text:c="3"/>391</text:p>
          </table:table-cell>
          <table:table-cell office:value-type="float" office:value="215" table:style-name="ce183">
            <text:p><text:s text:c="3"/>215</text:p>
          </table:table-cell>
          <table:table-cell office:value-type="float" office:value="176" table:style-name="ce183">
            <text:p><text:s text:c="3"/>176</text:p>
          </table:table-cell>
          <table:table-cell office:value-type="float" office:value="10.24808126283591" table:style-name="ce184">
            <text:p>10.25</text:p>
          </table:table-cell>
          <table:table-cell office:value-type="float" office:value="-203" table:style-name="ce183">
            <text:p>－ <text:s/>203</text:p>
          </table:table-cell>
          <table:table-cell office:value-type="float" office:value="-5.3206150801935799" table:style-name="ce120">
            <text:p>–5.32</text:p>
          </table:table-cell>
          <table:table-cell office:value-type="float" office:value="172" table:style-name="ce183">
            <text:p><text:s text:c="3"/>172</text:p>
          </table:table-cell>
          <table:table-cell office:value-type="float" office:value="170" table:style-name="ce183">
            <text:p><text:s text:c="3"/>170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4.5081073585876599" table:style-name="ce184">
            <text:p>4.51</text:p>
          </table:table-cell>
          <table:table-cell office:value-type="float" office:value="64" table:style-name="ce183">
            <text:p><text:s text:c="3"/>64</text:p>
          </table:table-cell>
          <table:table-cell office:value-type="float" office:value="61" table:style-name="ce62">
            <text:p>61</text:p>
          </table:table-cell>
          <table:table-cell office:value-type="float" office:value="3" table:style-name="ce62">
            <text:p>3</text:p>
          </table:table-cell>
          <table:table-cell office:value-type="float" office:value="0" table:style-name="ce60">
            <text:p>—</text:p>
          </table:table-cell>
          <table:table-cell office:value-type="float" office:value="3" table:style-name="ce60">
            <text:p>3</text:p>
          </table:table-cell>
          <table:table-cell office:value-type="float" office:value="1.67743529621867" table:style-name="ce119">
            <text:p>1.68</text:p>
          </table:table-cell>
          <table:table-cell office:value-type="float" office:value="1926" table:style-name="ce60">
            <text:p>1,926</text:p>
          </table:table-cell>
          <table:table-cell office:value-type="float" office:value="1394" table:style-name="ce60">
            <text:p>1,394</text:p>
          </table:table-cell>
          <table:table-cell office:value-type="float" office:value="18063" table:style-name="ce60">
            <text:p>18,063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15699" table:style-name="ce185">
            <text:p><text:s text:c="3"/>215,699</text:p>
          </table:table-cell>
          <table:table-cell office:value-type="float" office:value="582228" table:style-name="ce185">
            <text:p><text:s text:c="3"/>582,228</text:p>
          </table:table-cell>
          <table:table-cell office:value-type="float" office:value="296697" table:style-name="ce185">
            <text:p><text:s text:c="3"/>296,697</text:p>
          </table:table-cell>
          <table:table-cell office:value-type="float" office:value="285531" table:style-name="ce185">
            <text:p><text:s text:c="3"/>285,531</text:p>
          </table:table-cell>
          <table:table-cell office:value-type="float" office:value="306" table:style-name="ce185">
            <text:p><text:s text:c="3"/>306</text:p>
          </table:table-cell>
          <table:table-cell office:value-type="float" office:value="167" table:style-name="ce185">
            <text:p><text:s text:c="3"/>167</text:p>
          </table:table-cell>
          <table:table-cell office:value-type="float" office:value="139" table:style-name="ce185">
            <text:p><text:s text:c="3"/>139</text:p>
          </table:table-cell>
          <table:table-cell office:value-type="float" office:value="6.1973117183707203" table:style-name="ce186">
            <text:p>6.20</text:p>
          </table:table-cell>
          <table:table-cell office:value-type="float" office:value="382" table:style-name="ce185">
            <text:p><text:s text:c="3"/>382</text:p>
          </table:table-cell>
          <table:table-cell office:value-type="float" office:value="232" table:style-name="ce185">
            <text:p><text:s text:c="3"/>232</text:p>
          </table:table-cell>
          <table:table-cell office:value-type="float" office:value="150" table:style-name="ce185">
            <text:p><text:s text:c="3"/>150</text:p>
          </table:table-cell>
          <table:table-cell office:value-type="float" office:value="7.7365133216261901" table:style-name="ce186">
            <text:p>7.74</text:p>
          </table:table-cell>
          <table:table-cell office:value-type="float" office:value="-76" table:style-name="ce185">
            <text:p>－ <text:s/>76</text:p>
          </table:table-cell>
          <table:table-cell office:value-type="float" office:value="-1.5392016032554701" table:style-name="ce120">
            <text:p>–1.54</text:p>
          </table:table-cell>
          <table:table-cell office:value-type="float" office:value="262" table:style-name="ce185">
            <text:p><text:s text:c="3"/>262</text:p>
          </table:table-cell>
          <table:table-cell office:value-type="float" office:value="258" table:style-name="ce185">
            <text:p><text:s text:c="3"/>258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5.3061950006965004" table:style-name="ce186">
            <text:p>5.31</text:p>
          </table:table-cell>
          <table:table-cell office:value-type="float" office:value="81" table:style-name="ce185">
            <text:p><text:s text:c="3"/>81</text:p>
          </table:table-cell>
          <table:table-cell office:value-type="float" office:value="81" table:style-name="ce62">
            <text:p>81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1.6404648666275401" table:style-name="ce119">
            <text:p>1.64</text:p>
          </table:table-cell>
          <table:table-cell office:value-type="float" office:value="3209" table:style-name="ce60">
            <text:p>3,209</text:p>
          </table:table-cell>
          <table:table-cell office:value-type="float" office:value="1408" table:style-name="ce60">
            <text:p>1,408</text:p>
          </table:table-cell>
          <table:table-cell office:value-type="float" office:value="22208" table:style-name="ce60">
            <text:p>22,208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197122" table:style-name="ce187">
            <text:p><text:s text:c="3"/>197,122</text:p>
          </table:table-cell>
          <table:table-cell office:value-type="float" office:value="535259" table:style-name="ce187">
            <text:p><text:s text:c="3"/>535,259</text:p>
          </table:table-cell>
          <table:table-cell office:value-type="float" office:value="275578" table:style-name="ce187">
            <text:p><text:s text:c="3"/>275,578</text:p>
          </table:table-cell>
          <table:table-cell office:value-type="float" office:value="259681" table:style-name="ce187">
            <text:p><text:s text:c="3"/>259,681</text:p>
          </table:table-cell>
          <table:table-cell office:value-type="float" office:value="190" table:style-name="ce187">
            <text:p><text:s text:c="3"/>190</text:p>
          </table:table-cell>
          <table:table-cell office:value-type="float" office:value="105" table:style-name="ce187">
            <text:p><text:s text:c="3"/>105</text:p>
          </table:table-cell>
          <table:table-cell office:value-type="float" office:value="85" table:style-name="ce187">
            <text:p><text:s text:c="3"/>85</text:p>
          </table:table-cell>
          <table:table-cell office:value-type="float" office:value="4.1799618535536096" table:style-name="ce188">
            <text:p>4.18</text:p>
          </table:table-cell>
          <table:table-cell office:value-type="float" office:value="562" table:style-name="ce187">
            <text:p><text:s text:c="3"/>562</text:p>
          </table:table-cell>
          <table:table-cell office:value-type="float" office:value="349" table:style-name="ce187">
            <text:p><text:s text:c="3"/>349</text:p>
          </table:table-cell>
          <table:table-cell office:value-type="float" office:value="213" table:style-name="ce187">
            <text:p><text:s text:c="3"/>213</text:p>
          </table:table-cell>
          <table:table-cell office:value-type="float" office:value="12.363887166826981" table:style-name="ce188">
            <text:p>12.36</text:p>
          </table:table-cell>
          <table:table-cell office:value-type="float" office:value="-372" table:style-name="ce187">
            <text:p>－ <text:s/>372</text:p>
          </table:table-cell>
          <table:table-cell office:value-type="float" office:value="-8.1839253132733703" table:style-name="ce120">
            <text:p>–8.18</text:p>
          </table:table-cell>
          <table:table-cell office:value-type="float" office:value="233" table:style-name="ce187">
            <text:p><text:s text:c="3"/>233</text:p>
          </table:table-cell>
          <table:table-cell office:value-type="float" office:value="231" table:style-name="ce187">
            <text:p><text:s text:c="3"/>231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5.1259532204104703" table:style-name="ce188">
            <text:p>5.13</text:p>
          </table:table-cell>
          <table:table-cell office:value-type="float" office:value="80" table:style-name="ce187">
            <text:p><text:s text:c="3"/>80</text:p>
          </table:table-cell>
          <table:table-cell office:value-type="float" office:value="79" table:style-name="ce62">
            <text:p>79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0">
            <text:p>1</text:p>
          </table:table-cell>
          <table:table-cell office:value-type="float" office:value="1.75998393833836" table:style-name="ce119">
            <text:p>1.76</text:p>
          </table:table-cell>
          <table:table-cell office:value-type="float" office:value="1774" table:style-name="ce60">
            <text:p>1,774</text:p>
          </table:table-cell>
          <table:table-cell office:value-type="float" office:value="1275" table:style-name="ce60">
            <text:p>1,275</text:p>
          </table:table-cell>
          <table:table-cell office:value-type="float" office:value="11512" table:style-name="ce60">
            <text:p>11,512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02596" table:style-name="ce189">
            <text:p><text:s text:c="3"/>402,596</text:p>
          </table:table-cell>
          <table:table-cell office:value-type="float" office:value="1245824" table:style-name="ce189">
            <text:p><text:s text:c="3"/>1,245,824</text:p>
          </table:table-cell>
          <table:table-cell office:value-type="float" office:value="631963" table:style-name="ce189">
            <text:p><text:s text:c="3"/>631,963</text:p>
          </table:table-cell>
          <table:table-cell office:value-type="float" office:value="613861" table:style-name="ce189">
            <text:p><text:s text:c="3"/>613,861</text:p>
          </table:table-cell>
          <table:table-cell office:value-type="float" office:value="799" table:style-name="ce189">
            <text:p><text:s text:c="3"/>799</text:p>
          </table:table-cell>
          <table:table-cell office:value-type="float" office:value="409" table:style-name="ce189">
            <text:p><text:s text:c="3"/>409</text:p>
          </table:table-cell>
          <table:table-cell office:value-type="float" office:value="390" table:style-name="ce189">
            <text:p><text:s text:c="3"/>390</text:p>
          </table:table-cell>
          <table:table-cell office:value-type="float" office:value="7.5530652136548104" table:style-name="ce190">
            <text:p>7.55</text:p>
          </table:table-cell>
          <table:table-cell office:value-type="float" office:value="1033" table:style-name="ce189">
            <text:p><text:s text:c="3"/>1,033</text:p>
          </table:table-cell>
          <table:table-cell office:value-type="float" office:value="574" table:style-name="ce189">
            <text:p><text:s text:c="3"/>574</text:p>
          </table:table-cell>
          <table:table-cell office:value-type="float" office:value="459" table:style-name="ce189">
            <text:p><text:s text:c="3"/>459</text:p>
          </table:table-cell>
          <table:table-cell office:value-type="float" office:value="9.7651018344248008" table:style-name="ce190">
            <text:p>9.77</text:p>
          </table:table-cell>
          <table:table-cell office:value-type="float" office:value="-234" table:style-name="ce189">
            <text:p>－ <text:s/>234</text:p>
          </table:table-cell>
          <table:table-cell office:value-type="float" office:value="-2.21203662076999" table:style-name="ce120">
            <text:p>–2.21</text:p>
          </table:table-cell>
          <table:table-cell office:value-type="float" office:value="513" table:style-name="ce189">
            <text:p><text:s text:c="3"/>513</text:p>
          </table:table-cell>
          <table:table-cell office:value-type="float" office:value="509" table:style-name="ce189">
            <text:p><text:s text:c="3"/>509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4.8494648993803704" table:style-name="ce190">
            <text:p>4.85</text:p>
          </table:table-cell>
          <table:table-cell office:value-type="float" office:value="154" table:style-name="ce189">
            <text:p><text:s text:c="3"/>154</text:p>
          </table:table-cell>
          <table:table-cell office:value-type="float" office:value="153" table:style-name="ce62">
            <text:p>153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0">
            <text:p>1</text:p>
          </table:table-cell>
          <table:table-cell office:value-type="float" office:value="1.4557847846093099" table:style-name="ce119">
            <text:p>1.46</text:p>
          </table:table-cell>
          <table:table-cell office:value-type="float" office:value="3673" table:style-name="ce60">
            <text:p>3,673</text:p>
          </table:table-cell>
          <table:table-cell office:value-type="float" office:value="2854" table:style-name="ce60">
            <text:p>2,854</text:p>
          </table:table-cell>
          <table:table-cell office:value-type="float" office:value="6270" table:style-name="ce60">
            <text:p>6,270</text:p>
          </table:table-cell>
          <table:table-cell table:style-name="ce53"/>
          <table:table-cell table:number-columns-repeated="16353" table:style-name="ce52"/>
        </table:table-row>
        <table:table-row table:style-name="ro16">
          <table:table-cell office:value-type="string" table:style-name="ce64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79885" table:style-name="ce191">
            <text:p><text:s text:c="3"/>179,885</text:p>
          </table:table-cell>
          <table:table-cell office:value-type="float" office:value="479666" table:style-name="ce191">
            <text:p><text:s text:c="3"/>479,666</text:p>
          </table:table-cell>
          <table:table-cell office:value-type="float" office:value="244611" table:style-name="ce191">
            <text:p><text:s text:c="3"/>244,611</text:p>
          </table:table-cell>
          <table:table-cell office:value-type="float" office:value="235055" table:style-name="ce191">
            <text:p><text:s text:c="3"/>235,055</text:p>
          </table:table-cell>
          <table:table-cell office:value-type="float" office:value="183" table:style-name="ce191">
            <text:p><text:s text:c="3"/>183</text:p>
          </table:table-cell>
          <table:table-cell office:value-type="float" office:value="93" table:style-name="ce191">
            <text:p><text:s text:c="3"/>93</text:p>
          </table:table-cell>
          <table:table-cell office:value-type="float" office:value="90" table:style-name="ce191">
            <text:p><text:s text:c="3"/>90</text:p>
          </table:table-cell>
          <table:table-cell office:value-type="float" office:value="4.49236947891103" table:style-name="ce192">
            <text:p>4.49</text:p>
          </table:table-cell>
          <table:table-cell office:value-type="float" office:value="517" table:style-name="ce191">
            <text:p><text:s text:c="3"/>517</text:p>
          </table:table-cell>
          <table:table-cell office:value-type="float" office:value="313" table:style-name="ce191">
            <text:p><text:s text:c="3"/>313</text:p>
          </table:table-cell>
          <table:table-cell office:value-type="float" office:value="204" table:style-name="ce191">
            <text:p><text:s text:c="3"/>204</text:p>
          </table:table-cell>
          <table:table-cell office:value-type="float" office:value="12.69155748960112" table:style-name="ce192">
            <text:p>12.69</text:p>
          </table:table-cell>
          <table:table-cell office:value-type="float" office:value="-334" table:style-name="ce191">
            <text:p>－ <text:s/>334</text:p>
          </table:table-cell>
          <table:table-cell office:value-type="float" office:value="-8.1991880106900794" table:style-name="ce120">
            <text:p>–8.20</text:p>
          </table:table-cell>
          <table:table-cell office:value-type="float" office:value="205" table:style-name="ce191">
            <text:p><text:s text:c="3"/>205</text:p>
          </table:table-cell>
          <table:table-cell office:value-type="float" office:value="202" table:style-name="ce191">
            <text:p><text:s text:c="3"/>202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5.0324357550642702" table:style-name="ce192">
            <text:p>5.03</text:p>
          </table:table-cell>
          <table:table-cell office:value-type="float" office:value="61" table:style-name="ce191">
            <text:p><text:s text:c="3"/>61</text:p>
          </table:table-cell>
          <table:table-cell office:value-type="float" office:value="61" table:style-name="ce62">
            <text:p>61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1.49745649297034" table:style-name="ce119">
            <text:p>1.50</text:p>
          </table:table-cell>
          <table:table-cell office:value-type="float" office:value="1414" table:style-name="ce60">
            <text:p>1,414</text:p>
          </table:table-cell>
          <table:table-cell office:value-type="float" office:value="1009" table:style-name="ce60">
            <text:p>1,009</text:p>
          </table:table-cell>
          <table:table-cell office:value-type="float" office:value="29467" table:style-name="ce60">
            <text:p>29,467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45446" table:style-name="ce193">
            <text:p><text:s text:c="3"/>245,446</text:p>
          </table:table-cell>
          <table:table-cell office:value-type="float" office:value="663981" table:style-name="ce193">
            <text:p><text:s text:c="3"/>663,981</text:p>
          </table:table-cell>
          <table:table-cell office:value-type="float" office:value="342686" table:style-name="ce193">
            <text:p><text:s text:c="3"/>342,686</text:p>
          </table:table-cell>
          <table:table-cell office:value-type="float" office:value="321295" table:style-name="ce193">
            <text:p><text:s text:c="3"/>321,295</text:p>
          </table:table-cell>
          <table:table-cell office:value-type="float" office:value="281" table:style-name="ce193">
            <text:p><text:s text:c="3"/>281</text:p>
          </table:table-cell>
          <table:table-cell office:value-type="float" office:value="145" table:style-name="ce193">
            <text:p><text:s text:c="3"/>145</text:p>
          </table:table-cell>
          <table:table-cell office:value-type="float" office:value="136" table:style-name="ce193">
            <text:p><text:s text:c="3"/>136</text:p>
          </table:table-cell>
          <table:table-cell office:value-type="float" office:value="4.98247970871597" table:style-name="ce194">
            <text:p>4.98</text:p>
          </table:table-cell>
          <table:table-cell office:value-type="float" office:value="706" table:style-name="ce193">
            <text:p><text:s text:c="3"/>706</text:p>
          </table:table-cell>
          <table:table-cell office:value-type="float" office:value="418" table:style-name="ce193">
            <text:p><text:s text:c="3"/>418</text:p>
          </table:table-cell>
          <table:table-cell office:value-type="float" office:value="288" table:style-name="ce193">
            <text:p><text:s text:c="3"/>288</text:p>
          </table:table-cell>
          <table:table-cell office:value-type="float" office:value="12.51825862759244" table:style-name="ce194">
            <text:p>12.52</text:p>
          </table:table-cell>
          <table:table-cell office:value-type="float" office:value="-425" table:style-name="ce193">
            <text:p>－ <text:s/>425</text:p>
          </table:table-cell>
          <table:table-cell office:value-type="float" office:value="-7.5357789188764697" table:style-name="ce120">
            <text:p>–7.54</text:p>
          </table:table-cell>
          <table:table-cell office:value-type="float" office:value="268" table:style-name="ce193">
            <text:p><text:s text:c="3"/>268</text:p>
          </table:table-cell>
          <table:table-cell office:value-type="float" office:value="265" table:style-name="ce193">
            <text:p><text:s text:c="3"/>26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0" table:style-name="ce193">
            <text:p>—</text:p>
          </table:table-cell>
          <table:table-cell office:value-type="float" office:value="4.7519735300209298" table:style-name="ce194">
            <text:p>4.75</text:p>
          </table:table-cell>
          <table:table-cell office:value-type="float" office:value="82" table:style-name="ce193">
            <text:p><text:s text:c="3"/>82</text:p>
          </table:table-cell>
          <table:table-cell office:value-type="float" office:value="82" table:style-name="ce62">
            <text:p>82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1.4539620502302799" table:style-name="ce119">
            <text:p>1.45</text:p>
          </table:table-cell>
          <table:table-cell office:value-type="float" office:value="1802" table:style-name="ce60">
            <text:p>1,802</text:p>
          </table:table-cell>
          <table:table-cell office:value-type="float" office:value="1488" table:style-name="ce60">
            <text:p>1,488</text:p>
          </table:table-cell>
          <table:table-cell office:value-type="float" office:value="2764" table:style-name="ce60">
            <text:p>2,764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85393" table:style-name="ce195">
            <text:p><text:s text:c="3"/>185,393</text:p>
          </table:table-cell>
          <table:table-cell office:value-type="float" office:value="488012" table:style-name="ce195">
            <text:p><text:s text:c="3"/>488,012</text:p>
          </table:table-cell>
          <table:table-cell office:value-type="float" office:value="252820" table:style-name="ce195">
            <text:p><text:s text:c="3"/>252,820</text:p>
          </table:table-cell>
          <table:table-cell office:value-type="float" office:value="235192" table:style-name="ce195">
            <text:p><text:s text:c="3"/>235,192</text:p>
          </table:table-cell>
          <table:table-cell office:value-type="float" office:value="196" table:style-name="ce195">
            <text:p><text:s text:c="3"/>196</text:p>
          </table:table-cell>
          <table:table-cell office:value-type="float" office:value="109" table:style-name="ce195">
            <text:p><text:s text:c="3"/>109</text:p>
          </table:table-cell>
          <table:table-cell office:value-type="float" office:value="87" table:style-name="ce195">
            <text:p><text:s text:c="3"/>87</text:p>
          </table:table-cell>
          <table:table-cell office:value-type="float" office:value="4.7281558242598498" table:style-name="ce196">
            <text:p>4.73</text:p>
          </table:table-cell>
          <table:table-cell office:value-type="float" office:value="563" table:style-name="ce195">
            <text:p><text:s text:c="3"/>563</text:p>
          </table:table-cell>
          <table:table-cell office:value-type="float" office:value="327" table:style-name="ce195">
            <text:p><text:s text:c="3"/>327</text:p>
          </table:table-cell>
          <table:table-cell office:value-type="float" office:value="236" table:style-name="ce195">
            <text:p><text:s text:c="3"/>236</text:p>
          </table:table-cell>
          <table:table-cell office:value-type="float" office:value="13.581386372746421" table:style-name="ce196">
            <text:p>13.58</text:p>
          </table:table-cell>
          <table:table-cell office:value-type="float" office:value="-367" table:style-name="ce195">
            <text:p>－ <text:s/>367</text:p>
          </table:table-cell>
          <table:table-cell office:value-type="float" office:value="-8.8532305484865592" table:style-name="ce120">
            <text:p>–8.85</text:p>
          </table:table-cell>
          <table:table-cell office:value-type="float" office:value="196" table:style-name="ce195">
            <text:p><text:s text:c="3"/>196</text:p>
          </table:table-cell>
          <table:table-cell office:value-type="float" office:value="195" table:style-name="ce195">
            <text:p><text:s text:c="3"/>195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0" table:style-name="ce195">
            <text:p>—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4.7281558242598498" table:style-name="ce196">
            <text:p>4.73</text:p>
          </table:table-cell>
          <table:table-cell office:value-type="float" office:value="46" table:style-name="ce195">
            <text:p><text:s text:c="3"/>46</text:p>
          </table:table-cell>
          <table:table-cell office:value-type="float" office:value="43" table:style-name="ce62">
            <text:p>43</text:p>
          </table:table-cell>
          <table:table-cell office:value-type="float" office:value="3" table:style-name="ce62">
            <text:p>3</text:p>
          </table:table-cell>
          <table:table-cell office:value-type="float" office:value="1" table:style-name="ce60">
            <text:p>1</text:p>
          </table:table-cell>
          <table:table-cell office:value-type="float" office:value="2" table:style-name="ce60">
            <text:p>2</text:p>
          </table:table-cell>
          <table:table-cell office:value-type="float" office:value="1.10966922406099" table:style-name="ce119">
            <text:p>1.11</text:p>
          </table:table-cell>
          <table:table-cell office:value-type="float" office:value="1294" table:style-name="ce60">
            <text:p>1,294</text:p>
          </table:table-cell>
          <table:table-cell office:value-type="float" office:value="1073" table:style-name="ce60">
            <text:p>1,073</text:p>
          </table:table-cell>
          <table:table-cell office:value-type="float" office:value="6010" table:style-name="ce60">
            <text:p>6,010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295226" table:style-name="ce197">
            <text:p><text:s text:c="3"/>295,226</text:p>
          </table:table-cell>
          <table:table-cell office:value-type="float" office:value="798940" table:style-name="ce197">
            <text:p><text:s text:c="3"/>798,940</text:p>
          </table:table-cell>
          <table:table-cell office:value-type="float" office:value="405846" table:style-name="ce197">
            <text:p><text:s text:c="3"/>405,846</text:p>
          </table:table-cell>
          <table:table-cell office:value-type="float" office:value="393094" table:style-name="ce197">
            <text:p><text:s text:c="3"/>393,094</text:p>
          </table:table-cell>
          <table:table-cell office:value-type="float" office:value="339" table:style-name="ce197">
            <text:p><text:s text:c="3"/>339</text:p>
          </table:table-cell>
          <table:table-cell office:value-type="float" office:value="152" table:style-name="ce197">
            <text:p><text:s text:c="3"/>152</text:p>
          </table:table-cell>
          <table:table-cell office:value-type="float" office:value="187" table:style-name="ce197">
            <text:p><text:s text:c="3"/>187</text:p>
          </table:table-cell>
          <table:table-cell office:value-type="float" office:value="4.9966752433468899" table:style-name="ce198">
            <text:p>5.00</text:p>
          </table:table-cell>
          <table:table-cell office:value-type="float" office:value="802" table:style-name="ce197">
            <text:p><text:s text:c="3"/>802</text:p>
          </table:table-cell>
          <table:table-cell office:value-type="float" office:value="462" table:style-name="ce197">
            <text:p><text:s text:c="3"/>462</text:p>
          </table:table-cell>
          <table:table-cell office:value-type="float" office:value="340" table:style-name="ce197">
            <text:p><text:s text:c="3"/>340</text:p>
          </table:table-cell>
          <table:table-cell office:value-type="float" office:value="11.821042906089099" table:style-name="ce198">
            <text:p>11.82</text:p>
          </table:table-cell>
          <table:table-cell office:value-type="float" office:value="-463" table:style-name="ce197">
            <text:p>－ <text:s/>463</text:p>
          </table:table-cell>
          <table:table-cell office:value-type="float" office:value="-6.8243676627422101" table:style-name="ce120">
            <text:p>–6.82</text:p>
          </table:table-cell>
          <table:table-cell office:value-type="float" office:value="332" table:style-name="ce197">
            <text:p><text:s text:c="3"/>332</text:p>
          </table:table-cell>
          <table:table-cell office:value-type="float" office:value="327" table:style-name="ce197">
            <text:p><text:s text:c="3"/>327</text:p>
          </table:table-cell>
          <table:table-cell office:value-type="float" office:value="5" table:style-name="ce197">
            <text:p><text:s text:c="3"/>5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4" table:style-name="ce197">
            <text:p><text:s text:c="3"/>4</text:p>
          </table:table-cell>
          <table:table-cell office:value-type="float" office:value="4.8934990583810203" table:style-name="ce198">
            <text:p>4.89</text:p>
          </table:table-cell>
          <table:table-cell office:value-type="float" office:value="108" table:style-name="ce197">
            <text:p><text:s text:c="3"/>108</text:p>
          </table:table-cell>
          <table:table-cell office:value-type="float" office:value="107" table:style-name="ce62">
            <text:p>107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0">
            <text:p>1</text:p>
          </table:table-cell>
          <table:table-cell office:value-type="float" office:value="1.59186113947334" table:style-name="ce119">
            <text:p>1.59</text:p>
          </table:table-cell>
          <table:table-cell office:value-type="float" office:value="2514" table:style-name="ce60">
            <text:p>2,514</text:p>
          </table:table-cell>
          <table:table-cell office:value-type="float" office:value="1814" table:style-name="ce60">
            <text:p>1,814</text:p>
          </table:table-cell>
          <table:table-cell office:value-type="float" office:value="61130" table:style-name="ce60">
            <text:p>61,130</text:p>
          </table:table-cell>
          <table:table-cell table:style-name="ce53"/>
          <table:table-cell table:number-columns-repeated="16353" table:style-name="ce52"/>
        </table:table-row>
        <table:table-row table:style-name="ro16">
          <table:table-cell office:value-type="string" table:style-name="ce64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4254" table:style-name="ce199">
            <text:p><text:s text:c="3"/>84,254</text:p>
          </table:table-cell>
          <table:table-cell office:value-type="float" office:value="212511" table:style-name="ce199">
            <text:p><text:s text:c="3"/>212,511</text:p>
          </table:table-cell>
          <table:table-cell office:value-type="float" office:value="108697" table:style-name="ce199">
            <text:p><text:s text:c="3"/>108,697</text:p>
          </table:table-cell>
          <table:table-cell office:value-type="float" office:value="103814" table:style-name="ce199">
            <text:p><text:s text:c="3"/>103,814</text:p>
          </table:table-cell>
          <table:table-cell office:value-type="float" office:value="109" table:style-name="ce199">
            <text:p><text:s text:c="3"/>109</text:p>
          </table:table-cell>
          <table:table-cell office:value-type="float" office:value="58" table:style-name="ce199">
            <text:p><text:s text:c="3"/>58</text:p>
          </table:table-cell>
          <table:table-cell office:value-type="float" office:value="51" table:style-name="ce199">
            <text:p><text:s text:c="3"/>51</text:p>
          </table:table-cell>
          <table:table-cell office:value-type="float" office:value="6.0385877673101502" table:style-name="ce200">
            <text:p>6.04</text:p>
          </table:table-cell>
          <table:table-cell office:value-type="float" office:value="196" table:style-name="ce199">
            <text:p><text:s text:c="3"/>196</text:p>
          </table:table-cell>
          <table:table-cell office:value-type="float" office:value="116" table:style-name="ce199">
            <text:p><text:s text:c="3"/>116</text:p>
          </table:table-cell>
          <table:table-cell office:value-type="float" office:value="80" table:style-name="ce199">
            <text:p><text:s text:c="3"/>80</text:p>
          </table:table-cell>
          <table:table-cell office:value-type="float" office:value="10.858378003603571" table:style-name="ce200">
            <text:p>10.86</text:p>
          </table:table-cell>
          <table:table-cell office:value-type="float" office:value="-87" table:style-name="ce199">
            <text:p>－ <text:s/>87</text:p>
          </table:table-cell>
          <table:table-cell office:value-type="float" office:value="-4.8197902362934197" table:style-name="ce120">
            <text:p>–4.82</text:p>
          </table:table-cell>
          <table:table-cell office:value-type="float" office:value="91" table:style-name="ce199">
            <text:p><text:s text:c="3"/>91</text:p>
          </table:table-cell>
          <table:table-cell office:value-type="float" office:value="87" table:style-name="ce199">
            <text:p><text:s text:c="3"/>87</text:p>
          </table:table-cell>
          <table:table-cell office:value-type="float" office:value="4" table:style-name="ce199">
            <text:p><text:s text:c="3"/>4</text:p>
          </table:table-cell>
          <table:table-cell office:value-type="float" office:value="0" table:style-name="ce199">
            <text:p>—</text:p>
          </table:table-cell>
          <table:table-cell office:value-type="float" office:value="4" table:style-name="ce199">
            <text:p><text:s text:c="3"/>4</text:p>
          </table:table-cell>
          <table:table-cell office:value-type="float" office:value="5.0413897873873701" table:style-name="ce200">
            <text:p>5.04</text:p>
          </table:table-cell>
          <table:table-cell office:value-type="float" office:value="36" table:style-name="ce199">
            <text:p><text:s text:c="3"/>36</text:p>
          </table:table-cell>
          <table:table-cell office:value-type="float" office:value="35" table:style-name="ce62">
            <text:p>35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0">
            <text:p>1</text:p>
          </table:table-cell>
          <table:table-cell office:value-type="float" office:value="1.9943959598455501" table:style-name="ce119">
            <text:p>1.99</text:p>
          </table:table-cell>
          <table:table-cell office:value-type="float" office:value="608" table:style-name="ce60">
            <text:p>608</text:p>
          </table:table-cell>
          <table:table-cell office:value-type="float" office:value="561" table:style-name="ce60">
            <text:p>561</text:p>
          </table:table-cell>
          <table:table-cell office:value-type="float" office:value="78336" table:style-name="ce60">
            <text:p>78,336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28189" table:style-name="ce201">
            <text:p><text:s text:c="3"/>128,189</text:p>
          </table:table-cell>
          <table:table-cell office:value-type="float" office:value="318995" table:style-name="ce201">
            <text:p><text:s text:c="3"/>318,995</text:p>
          </table:table-cell>
          <table:table-cell office:value-type="float" office:value="160700" table:style-name="ce201">
            <text:p><text:s text:c="3"/>160,700</text:p>
          </table:table-cell>
          <table:table-cell office:value-type="float" office:value="158295" table:style-name="ce201">
            <text:p><text:s text:c="3"/>158,295</text:p>
          </table:table-cell>
          <table:table-cell office:value-type="float" office:value="135" table:style-name="ce201">
            <text:p><text:s text:c="3"/>135</text:p>
          </table:table-cell>
          <table:table-cell office:value-type="float" office:value="65" table:style-name="ce201">
            <text:p><text:s text:c="3"/>65</text:p>
          </table:table-cell>
          <table:table-cell office:value-type="float" office:value="70" table:style-name="ce201">
            <text:p><text:s text:c="3"/>70</text:p>
          </table:table-cell>
          <table:table-cell office:value-type="float" office:value="4.98369187342667" table:style-name="ce202">
            <text:p>4.98</text:p>
          </table:table-cell>
          <table:table-cell office:value-type="float" office:value="320" table:style-name="ce201">
            <text:p><text:s text:c="3"/>320</text:p>
          </table:table-cell>
          <table:table-cell office:value-type="float" office:value="175" table:style-name="ce201">
            <text:p><text:s text:c="3"/>175</text:p>
          </table:table-cell>
          <table:table-cell office:value-type="float" office:value="145" table:style-name="ce201">
            <text:p><text:s text:c="3"/>145</text:p>
          </table:table-cell>
          <table:table-cell office:value-type="float" office:value="11.813195551826171" table:style-name="ce202">
            <text:p>11.81</text:p>
          </table:table-cell>
          <table:table-cell office:value-type="float" office:value="-185" table:style-name="ce201">
            <text:p>－ <text:s/>185</text:p>
          </table:table-cell>
          <table:table-cell office:value-type="float" office:value="-6.8295036783995098" table:style-name="ce120">
            <text:p>–6.83</text:p>
          </table:table-cell>
          <table:table-cell office:value-type="float" office:value="128" table:style-name="ce201">
            <text:p><text:s text:c="3"/>128</text:p>
          </table:table-cell>
          <table:table-cell office:value-type="float" office:value="122" table:style-name="ce201">
            <text:p><text:s text:c="3"/>122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4.7252782207304698" table:style-name="ce202">
            <text:p>4.73</text:p>
          </table:table-cell>
          <table:table-cell office:value-type="float" office:value="75" table:style-name="ce201">
            <text:p><text:s text:c="3"/>75</text:p>
          </table:table-cell>
          <table:table-cell office:value-type="float" office:value="73" table:style-name="ce62">
            <text:p>73</text:p>
          </table:table-cell>
          <table:table-cell office:value-type="float" office:value="2" table:style-name="ce62">
            <text:p>2</text:p>
          </table:table-cell>
          <table:table-cell office:value-type="float" office:value="1" table:style-name="ce60">
            <text:p>1</text:p>
          </table:table-cell>
          <table:table-cell office:value-type="float" office:value="1" table:style-name="ce60">
            <text:p>1</text:p>
          </table:table-cell>
          <table:table-cell office:value-type="float" office:value="2.7687177074592602" table:style-name="ce119">
            <text:p>2.77</text:p>
          </table:table-cell>
          <table:table-cell office:value-type="float" office:value="1177" table:style-name="ce60">
            <text:p>1,177</text:p>
          </table:table-cell>
          <table:table-cell office:value-type="float" office:value="889" table:style-name="ce60">
            <text:p>889</text:p>
          </table:table-cell>
          <table:table-cell office:value-type="float" office:value="93479" table:style-name="ce60">
            <text:p>93,479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2868" table:style-name="ce203">
            <text:p><text:s text:c="3"/>42,868</text:p>
          </table:table-cell>
          <table:table-cell office:value-type="float" office:value="107322" table:style-name="ce203">
            <text:p><text:s text:c="3"/>107,322</text:p>
          </table:table-cell>
          <table:table-cell office:value-type="float" office:value="55075" table:style-name="ce203">
            <text:p><text:s text:c="3"/>55,075</text:p>
          </table:table-cell>
          <table:table-cell office:value-type="float" office:value="52247" table:style-name="ce203">
            <text:p><text:s text:c="3"/>52,247</text:p>
          </table:table-cell>
          <table:table-cell office:value-type="float" office:value="82" table:style-name="ce203">
            <text:p><text:s text:c="3"/>82</text:p>
          </table:table-cell>
          <table:table-cell office:value-type="float" office:value="32" table:style-name="ce203">
            <text:p><text:s text:c="3"/>32</text:p>
          </table:table-cell>
          <table:table-cell office:value-type="float" office:value="50" table:style-name="ce203">
            <text:p><text:s text:c="3"/>50</text:p>
          </table:table-cell>
          <table:table-cell office:value-type="float" office:value="9.0002924418442891" table:style-name="ce204">
            <text:p>9.00</text:p>
          </table:table-cell>
          <table:table-cell office:value-type="float" office:value="85" table:style-name="ce203">
            <text:p><text:s text:c="3"/>85</text:p>
          </table:table-cell>
          <table:table-cell office:value-type="float" office:value="54" table:style-name="ce203">
            <text:p><text:s text:c="3"/>54</text:p>
          </table:table-cell>
          <table:table-cell office:value-type="float" office:value="31" table:style-name="ce203">
            <text:p><text:s text:c="3"/>31</text:p>
          </table:table-cell>
          <table:table-cell office:value-type="float" office:value="9.3295714336190798" table:style-name="ce204">
            <text:p>9.33</text:p>
          </table:table-cell>
          <table:table-cell office:value-type="float" office:value="-3" table:style-name="ce203">
            <text:p>－ <text:s/>3</text:p>
          </table:table-cell>
          <table:table-cell office:value-type="float" office:value="-0.32927899177478998" table:style-name="ce120">
            <text:p>–0.33</text:p>
          </table:table-cell>
          <table:table-cell office:value-type="float" office:value="54" table:style-name="ce203">
            <text:p><text:s text:c="3"/>54</text:p>
          </table:table-cell>
          <table:table-cell office:value-type="float" office:value="53" table:style-name="ce203">
            <text:p><text:s text:c="3"/>53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0" table:style-name="ce203">
            <text:p>—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5.9270218519462397" table:style-name="ce204">
            <text:p>5.93</text:p>
          </table:table-cell>
          <table:table-cell office:value-type="float" office:value="16" table:style-name="ce203">
            <text:p><text:s text:c="3"/>16</text:p>
          </table:table-cell>
          <table:table-cell office:value-type="float" office:value="15" table:style-name="ce62">
            <text:p>15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0">
            <text:p>1</text:p>
          </table:table-cell>
          <table:table-cell office:value-type="float" office:value="1.75615462279889" table:style-name="ce119">
            <text:p>1.76</text:p>
          </table:table-cell>
          <table:table-cell office:value-type="float" office:value="459" table:style-name="ce60">
            <text:p>459</text:p>
          </table:table-cell>
          <table:table-cell office:value-type="float" office:value="357" table:style-name="ce60">
            <text:p>357</text:p>
          </table:table-cell>
          <table:table-cell office:value-type="float" office:value="683" table:style-name="ce60">
            <text:p>683</text:p>
          </table:table-cell>
          <table:table-cell table:style-name="ce53"/>
          <table:table-cell table:number-columns-repeated="16353" table:style-name="ce52"/>
        </table:table-row>
        <table:table-row table:style-name="ro16">
          <table:table-cell office:value-type="string" table:style-name="ce64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57268" table:style-name="ce205">
            <text:p><text:s text:c="3"/>157,268</text:p>
          </table:table-cell>
          <table:table-cell office:value-type="float" office:value="361891" table:style-name="ce205">
            <text:p><text:s text:c="3"/>361,891</text:p>
          </table:table-cell>
          <table:table-cell office:value-type="float" office:value="180231" table:style-name="ce205">
            <text:p><text:s text:c="3"/>180,231</text:p>
          </table:table-cell>
          <table:table-cell office:value-type="float" office:value="181660" table:style-name="ce205">
            <text:p><text:s text:c="3"/>181,660</text:p>
          </table:table-cell>
          <table:table-cell office:value-type="float" office:value="133" table:style-name="ce205">
            <text:p><text:s text:c="3"/>133</text:p>
          </table:table-cell>
          <table:table-cell office:value-type="float" office:value="68" table:style-name="ce205">
            <text:p><text:s text:c="3"/>68</text:p>
          </table:table-cell>
          <table:table-cell office:value-type="float" office:value="65" table:style-name="ce205">
            <text:p><text:s text:c="3"/>65</text:p>
          </table:table-cell>
          <table:table-cell office:value-type="float" office:value="4.3293639544978504" table:style-name="ce206">
            <text:p>4.33</text:p>
          </table:table-cell>
          <table:table-cell office:value-type="float" office:value="318" table:style-name="ce205">
            <text:p><text:s text:c="3"/>318</text:p>
          </table:table-cell>
          <table:table-cell office:value-type="float" office:value="181" table:style-name="ce205">
            <text:p><text:s text:c="3"/>181</text:p>
          </table:table-cell>
          <table:table-cell office:value-type="float" office:value="137" table:style-name="ce205">
            <text:p><text:s text:c="3"/>137</text:p>
          </table:table-cell>
          <table:table-cell office:value-type="float" office:value="10.35141156037831" table:style-name="ce206">
            <text:p>10.35</text:p>
          </table:table-cell>
          <table:table-cell office:value-type="float" office:value="-185" table:style-name="ce205">
            <text:p>－ <text:s/>185</text:p>
          </table:table-cell>
          <table:table-cell office:value-type="float" office:value="-6.0220476058804602" table:style-name="ce120">
            <text:p>–6.02</text:p>
          </table:table-cell>
          <table:table-cell office:value-type="float" office:value="138" table:style-name="ce205">
            <text:p><text:s text:c="3"/>138</text:p>
          </table:table-cell>
          <table:table-cell office:value-type="float" office:value="135" table:style-name="ce205">
            <text:p><text:s text:c="3"/>135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4.4921219979000204" table:style-name="ce206">
            <text:p>4.49</text:p>
          </table:table-cell>
          <table:table-cell office:value-type="float" office:value="59" table:style-name="ce205">
            <text:p><text:s text:c="3"/>59</text:p>
          </table:table-cell>
          <table:table-cell office:value-type="float" office:value="58" table:style-name="ce62">
            <text:p>58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0">
            <text:p>1</text:p>
          </table:table-cell>
          <table:table-cell office:value-type="float" office:value="0" table:style-name="ce60">
            <text:p>—</text:p>
          </table:table-cell>
          <table:table-cell office:value-type="float" office:value="1.9205449121456599" table:style-name="ce119">
            <text:p>1.92</text:p>
          </table:table-cell>
          <table:table-cell office:value-type="float" office:value="1639" table:style-name="ce60">
            <text:p>1,639</text:p>
          </table:table-cell>
          <table:table-cell office:value-type="float" office:value="1089" table:style-name="ce60">
            <text:p>1,089</text:p>
          </table:table-cell>
          <table:table-cell office:value-type="float" office:value="9454" table:style-name="ce60">
            <text:p>9,454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76147" table:style-name="ce207">
            <text:p><text:s text:c="3"/>176,147</text:p>
          </table:table-cell>
          <table:table-cell office:value-type="float" office:value="452928" table:style-name="ce207">
            <text:p><text:s text:c="3"/>452,928</text:p>
          </table:table-cell>
          <table:table-cell office:value-type="float" office:value="223544" table:style-name="ce207">
            <text:p><text:s text:c="3"/>223,544</text:p>
          </table:table-cell>
          <table:table-cell office:value-type="float" office:value="229384" table:style-name="ce207">
            <text:p><text:s text:c="3"/>229,384</text:p>
          </table:table-cell>
          <table:table-cell office:value-type="float" office:value="217" table:style-name="ce207">
            <text:p><text:s text:c="3"/>217</text:p>
          </table:table-cell>
          <table:table-cell office:value-type="float" office:value="112" table:style-name="ce207">
            <text:p><text:s text:c="3"/>112</text:p>
          </table:table-cell>
          <table:table-cell office:value-type="float" office:value="105" table:style-name="ce207">
            <text:p><text:s text:c="3"/>105</text:p>
          </table:table-cell>
          <table:table-cell office:value-type="float" office:value="5.6439080584183099" table:style-name="ce208">
            <text:p>5.64</text:p>
          </table:table-cell>
          <table:table-cell office:value-type="float" office:value="255" table:style-name="ce207">
            <text:p><text:s text:c="3"/>255</text:p>
          </table:table-cell>
          <table:table-cell office:value-type="float" office:value="149" table:style-name="ce207">
            <text:p><text:s text:c="3"/>149</text:p>
          </table:table-cell>
          <table:table-cell office:value-type="float" office:value="106" table:style-name="ce207">
            <text:p><text:s text:c="3"/>106</text:p>
          </table:table-cell>
          <table:table-cell office:value-type="float" office:value="6.6322421884639198" table:style-name="ce208">
            <text:p>6.63</text:p>
          </table:table-cell>
          <table:table-cell office:value-type="float" office:value="-38" table:style-name="ce207">
            <text:p>－ <text:s/>38</text:p>
          </table:table-cell>
          <table:table-cell office:value-type="float" office:value="-0.9883341300456" table:style-name="ce120">
            <text:p>–0.99</text:p>
          </table:table-cell>
          <table:table-cell office:value-type="float" office:value="221" table:style-name="ce207">
            <text:p><text:s text:c="3"/>221</text:p>
          </table:table-cell>
          <table:table-cell office:value-type="float" office:value="208" table:style-name="ce207">
            <text:p><text:s text:c="3"/>208</text:p>
          </table:table-cell>
          <table:table-cell office:value-type="float" office:value="13" table:style-name="ce207">
            <text:p><text:s text:c="3"/>13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10" table:style-name="ce207">
            <text:p><text:s text:c="3"/>10</text:p>
          </table:table-cell>
          <table:table-cell office:value-type="float" office:value="5.7479432300020603" table:style-name="ce208">
            <text:p>5.75</text:p>
          </table:table-cell>
          <table:table-cell office:value-type="float" office:value="71" table:style-name="ce207">
            <text:p><text:s text:c="3"/>71</text:p>
          </table:table-cell>
          <table:table-cell office:value-type="float" office:value="71" table:style-name="ce62">
            <text:p>71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1.84662429561152" table:style-name="ce119">
            <text:p>1.85</text:p>
          </table:table-cell>
          <table:table-cell office:value-type="float" office:value="1912" table:style-name="ce60">
            <text:p>1,912</text:p>
          </table:table-cell>
          <table:table-cell office:value-type="float" office:value="1419" table:style-name="ce60">
            <text:p>1,419</text:p>
          </table:table-cell>
          <table:table-cell office:value-type="float" office:value="4502" table:style-name="ce60">
            <text:p>4,502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2391" table:style-name="ce209">
            <text:p><text:s text:c="3"/>102,391</text:p>
          </table:table-cell>
          <table:table-cell office:value-type="float" office:value="263188" table:style-name="ce209">
            <text:p><text:s text:c="3"/>263,188</text:p>
          </table:table-cell>
          <table:table-cell office:value-type="float" office:value="126750" table:style-name="ce209">
            <text:p><text:s text:c="3"/>126,750</text:p>
          </table:table-cell>
          <table:table-cell office:value-type="float" office:value="136438" table:style-name="ce209">
            <text:p><text:s text:c="3"/>136,438</text:p>
          </table:table-cell>
          <table:table-cell office:value-type="float" office:value="97" table:style-name="ce209">
            <text:p><text:s text:c="3"/>97</text:p>
          </table:table-cell>
          <table:table-cell office:value-type="float" office:value="58" table:style-name="ce209">
            <text:p><text:s text:c="3"/>58</text:p>
          </table:table-cell>
          <table:table-cell office:value-type="float" office:value="39" table:style-name="ce209">
            <text:p><text:s text:c="3"/>39</text:p>
          </table:table-cell>
          <table:table-cell office:value-type="float" office:value="4.34164882836183" table:style-name="ce210">
            <text:p>4.34</text:p>
          </table:table-cell>
          <table:table-cell office:value-type="float" office:value="193" table:style-name="ce209">
            <text:p><text:s text:c="3"/>193</text:p>
          </table:table-cell>
          <table:table-cell office:value-type="float" office:value="107" table:style-name="ce209">
            <text:p><text:s text:c="3"/>107</text:p>
          </table:table-cell>
          <table:table-cell office:value-type="float" office:value="86" table:style-name="ce209">
            <text:p><text:s text:c="3"/>86</text:p>
          </table:table-cell>
          <table:table-cell office:value-type="float" office:value="8.6385383904518793" table:style-name="ce210">
            <text:p>8.64</text:p>
          </table:table-cell>
          <table:table-cell office:value-type="float" office:value="-96" table:style-name="ce209">
            <text:p>－ <text:s/>96</text:p>
          </table:table-cell>
          <table:table-cell office:value-type="float" office:value="-4.2968895620900502" table:style-name="ce120">
            <text:p>–4.30</text:p>
          </table:table-cell>
          <table:table-cell office:value-type="float" office:value="104" table:style-name="ce209">
            <text:p><text:s text:c="3"/>104</text:p>
          </table:table-cell>
          <table:table-cell office:value-type="float" office:value="102" table:style-name="ce209">
            <text:p><text:s text:c="3"/>102</text:p>
          </table:table-cell>
          <table:table-cell office:value-type="float" office:value="2" table:style-name="ce209">
            <text:p><text:s text:c="3"/>2</text:p>
          </table:table-cell>
          <table:table-cell office:value-type="float" office:value="1" table:style-name="ce209">
            <text:p><text:s text:c="3"/>1</text:p>
          </table:table-cell>
          <table:table-cell office:value-type="float" office:value="1" table:style-name="ce209">
            <text:p><text:s text:c="3"/>1</text:p>
          </table:table-cell>
          <table:table-cell office:value-type="float" office:value="4.6549636922642303" table:style-name="ce210">
            <text:p>4.65</text:p>
          </table:table-cell>
          <table:table-cell office:value-type="float" office:value="26" table:style-name="ce209">
            <text:p><text:s text:c="3"/>26</text:p>
          </table:table-cell>
          <table:table-cell office:value-type="float" office:value="25" table:style-name="ce62">
            <text:p>25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0">
            <text:p>1</text:p>
          </table:table-cell>
          <table:table-cell office:value-type="float" office:value="0" table:style-name="ce60">
            <text:p>—</text:p>
          </table:table-cell>
          <table:table-cell office:value-type="float" office:value="1.16374092306606" table:style-name="ce119">
            <text:p>1.16</text:p>
          </table:table-cell>
          <table:table-cell office:value-type="float" office:value="1027" table:style-name="ce60">
            <text:p>1,027</text:p>
          </table:table-cell>
          <table:table-cell office:value-type="float" office:value="667" table:style-name="ce60">
            <text:p>667</text:p>
          </table:table-cell>
          <table:table-cell office:value-type="float" office:value="1234" table:style-name="ce60">
            <text:p>1,234</text:p>
          </table:table-cell>
          <table:table-cell table:style-name="ce53"/>
          <table:table-cell table:number-columns-repeated="16353" table:style-name="ce52"/>
        </table:table-row>
        <table:table-row table:style-name="ro16">
          <table:table-cell office:value-type="string" table:style-name="ce67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6750" table:style-name="ce211">
            <text:p><text:s text:c="3"/>46,750</text:p>
          </table:table-cell>
          <table:table-cell office:value-type="float" office:value="155955" table:style-name="ce211">
            <text:p><text:s text:c="3"/>155,955</text:p>
          </table:table-cell>
          <table:table-cell office:value-type="float" office:value="78505" table:style-name="ce211">
            <text:p><text:s text:c="3"/>78,505</text:p>
          </table:table-cell>
          <table:table-cell office:value-type="float" office:value="77450" table:style-name="ce211">
            <text:p><text:s text:c="3"/>77,450</text:p>
          </table:table-cell>
          <table:table-cell office:value-type="float" office:value="57" table:style-name="ce211">
            <text:p><text:s text:c="3"/>57</text:p>
          </table:table-cell>
          <table:table-cell office:value-type="float" office:value="29" table:style-name="ce211">
            <text:p><text:s text:c="3"/>29</text:p>
          </table:table-cell>
          <table:table-cell office:value-type="float" office:value="28" table:style-name="ce211">
            <text:p><text:s text:c="3"/>28</text:p>
          </table:table-cell>
          <table:table-cell office:value-type="float" office:value="4.3127112629963102" table:style-name="ce212">
            <text:p>4.31</text:p>
          </table:table-cell>
          <table:table-cell office:value-type="float" office:value="77" table:style-name="ce211">
            <text:p><text:s text:c="3"/>77</text:p>
          </table:table-cell>
          <table:table-cell office:value-type="float" office:value="45" table:style-name="ce211">
            <text:p><text:s text:c="3"/>45</text:p>
          </table:table-cell>
          <table:table-cell office:value-type="float" office:value="32" table:style-name="ce211">
            <text:p><text:s text:c="3"/>32</text:p>
          </table:table-cell>
          <table:table-cell office:value-type="float" office:value="5.8259432851002702" table:style-name="ce212">
            <text:p>5.83</text:p>
          </table:table-cell>
          <table:table-cell office:value-type="float" office:value="-20" table:style-name="ce211">
            <text:p>－ <text:s/>20</text:p>
          </table:table-cell>
          <table:table-cell office:value-type="float" office:value="-1.5132320221039699" table:style-name="ce63">
            <text:p>–1.51</text:p>
          </table:table-cell>
          <table:table-cell office:value-type="float" office:value="67" table:style-name="ce211">
            <text:p><text:s text:c="3"/>67</text:p>
          </table:table-cell>
          <table:table-cell office:value-type="float" office:value="67" table:style-name="ce211">
            <text:p><text:s text:c="3"/>67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5.0693272740482902" table:style-name="ce212">
            <text:p>5.07</text:p>
          </table:table-cell>
          <table:table-cell office:value-type="float" office:value="15" table:style-name="ce211">
            <text:p><text:s text:c="3"/>15</text:p>
          </table:table-cell>
          <table:table-cell office:value-type="float" office:value="14" table:style-name="ce66">
            <text:p>14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6">
            <text:p>1</text:p>
          </table:table-cell>
          <table:table-cell office:value-type="float" office:value="1.1349240165779799" table:style-name="ce61">
            <text:p>1.13</text:p>
          </table:table-cell>
          <table:table-cell office:value-type="float" office:value="1263" table:style-name="ce66">
            <text:p>1,263</text:p>
          </table:table-cell>
          <table:table-cell office:value-type="float" office:value="566" table:style-name="ce66">
            <text:p>566</text:p>
          </table:table-cell>
          <table:table-cell office:value-type="float" office:value="1548" table:style-name="ce66">
            <text:p>1,548</text:p>
          </table:table-cell>
          <table:table-cell table:style-name="ce53"/>
          <table:table-cell table:number-columns-repeated="16353" table:style-name="ce65"/>
        </table:table-row>
        <table:table-row table:style-name="ro16">
          <table:table-cell office:value-type="string" table:style-name="ce64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3109" table:style-name="ce213">
            <text:p><text:s text:c="3"/>43,109</text:p>
          </table:table-cell>
          <table:table-cell office:value-type="float" office:value="141965" table:style-name="ce213">
            <text:p><text:s text:c="3"/>141,965</text:p>
          </table:table-cell>
          <table:table-cell office:value-type="float" office:value="70423" table:style-name="ce213">
            <text:p><text:s text:c="3"/>70,423</text:p>
          </table:table-cell>
          <table:table-cell office:value-type="float" office:value="71542" table:style-name="ce213">
            <text:p><text:s text:c="3"/>71,542</text:p>
          </table:table-cell>
          <table:table-cell office:value-type="float" office:value="47" table:style-name="ce213">
            <text:p><text:s text:c="3"/>47</text:p>
          </table:table-cell>
          <table:table-cell office:value-type="float" office:value="23" table:style-name="ce213">
            <text:p><text:s text:c="3"/>23</text:p>
          </table:table-cell>
          <table:table-cell office:value-type="float" office:value="24" table:style-name="ce213">
            <text:p><text:s text:c="3"/>24</text:p>
          </table:table-cell>
          <table:table-cell office:value-type="float" office:value="3.90727315381059" table:style-name="ce214">
            <text:p>3.91</text:p>
          </table:table-cell>
          <table:table-cell office:value-type="float" office:value="71" table:style-name="ce213">
            <text:p><text:s text:c="3"/>71</text:p>
          </table:table-cell>
          <table:table-cell office:value-type="float" office:value="41" table:style-name="ce213">
            <text:p><text:s text:c="3"/>41</text:p>
          </table:table-cell>
          <table:table-cell office:value-type="float" office:value="30" table:style-name="ce213">
            <text:p><text:s text:c="3"/>30</text:p>
          </table:table-cell>
          <table:table-cell office:value-type="float" office:value="5.9024764663947202" table:style-name="ce214">
            <text:p>5.90</text:p>
          </table:table-cell>
          <table:table-cell office:value-type="float" office:value="-24" table:style-name="ce213">
            <text:p>－ <text:s/>24</text:p>
          </table:table-cell>
          <table:table-cell office:value-type="float" office:value="-1.99520331258413" table:style-name="ce120">
            <text:p>–2.00</text:p>
          </table:table-cell>
          <table:table-cell office:value-type="float" office:value="58" table:style-name="ce213">
            <text:p><text:s text:c="3"/>58</text:p>
          </table:table-cell>
          <table:table-cell office:value-type="float" office:value="58" table:style-name="ce213">
            <text:p><text:s text:c="3"/>58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4.8217413387449799" table:style-name="ce214">
            <text:p>4.82</text:p>
          </table:table-cell>
          <table:table-cell office:value-type="float" office:value="14" table:style-name="ce213">
            <text:p><text:s text:c="3"/>14</text:p>
          </table:table-cell>
          <table:table-cell office:value-type="float" office:value="13" table:style-name="ce62">
            <text:p>13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0">
            <text:p>1</text:p>
          </table:table-cell>
          <table:table-cell office:value-type="float" office:value="1.16386859900741" table:style-name="ce119">
            <text:p>1.16</text:p>
          </table:table-cell>
          <table:table-cell office:value-type="float" office:value="1160" table:style-name="ce60">
            <text:p>1,160</text:p>
          </table:table-cell>
          <table:table-cell office:value-type="float" office:value="466" table:style-name="ce60">
            <text:p>466</text:p>
          </table:table-cell>
          <table:table-cell office:value-type="float" office:value="1245" table:style-name="ce60">
            <text:p>1,245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641" table:style-name="ce215">
            <text:p><text:s text:c="3"/>3,641</text:p>
          </table:table-cell>
          <table:table-cell office:value-type="float" office:value="13990" table:style-name="ce215">
            <text:p><text:s text:c="3"/>13,990</text:p>
          </table:table-cell>
          <table:table-cell office:value-type="float" office:value="8082" table:style-name="ce215">
            <text:p><text:s text:c="3"/>8,082</text:p>
          </table:table-cell>
          <table:table-cell office:value-type="float" office:value="5908" table:style-name="ce215">
            <text:p><text:s text:c="3"/>5,908</text:p>
          </table:table-cell>
          <table:table-cell office:value-type="float" office:value="10" table:style-name="ce215">
            <text:p><text:s text:c="3"/>10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8.4182558527058902" table:style-name="ce216">
            <text:p>8.42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5.0509535116235398" table:style-name="ce216">
            <text:p>5.05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3.3673023410823602" table:style-name="ce120">
            <text:p>3.37</text:p>
          </table:table-cell>
          <table:table-cell office:value-type="float" office:value="9" table:style-name="ce215">
            <text:p><text:s text:c="3"/>9</text:p>
          </table:table-cell>
          <table:table-cell office:value-type="float" office:value="9" table:style-name="ce215">
            <text:p><text:s text:c="3"/>9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7.5764302674352999" table:style-name="ce216">
            <text:p>7.58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.84182558527059004" table:style-name="ce119">
            <text:p>0.84</text:p>
          </table:table-cell>
          <table:table-cell office:value-type="float" office:value="103" table:style-name="ce60">
            <text:p>103</text:p>
          </table:table-cell>
          <table:table-cell office:value-type="float" office:value="100" table:style-name="ce60">
            <text:p>100</text:p>
          </table:table-cell>
          <table:table-cell office:value-type="float" office:value="303" table:style-name="ce60">
            <text:p>303</text:p>
          </table:table-cell>
          <table:table-cell table:style-name="ce53"/>
          <table:table-cell table:number-columns-repeated="16353" table:style-name="ce52"/>
        </table:table-row>
        <table:table-row table:style-name="ro17">
          <table:table-cell table:style-name="ce59"/>
          <table:table-cell table:number-columns-repeated="5" table:style-name="ce56"/>
          <table:table-cell table:number-columns-repeated="2" table:style-name="ce54"/>
          <table:table-cell table:style-name="ce55"/>
          <table:table-cell table:style-name="ce56"/>
          <table:table-cell table:number-columns-repeated="2" table:style-name="ce54"/>
          <table:table-cell table:style-name="ce58"/>
          <table:table-cell table:style-name="ce56"/>
          <table:table-cell table:style-name="ce57"/>
          <table:table-cell table:number-columns-repeated="3" table:style-name="ce56"/>
          <table:table-cell table:number-columns-repeated="2" table:style-name="ce54"/>
          <table:table-cell table:style-name="ce55"/>
          <table:table-cell table:number-columns-repeated="3" table:style-name="ce56"/>
          <table:table-cell table:number-columns-repeated="2" table:style-name="ce54"/>
          <table:table-cell table:style-name="ce55"/>
          <table:table-cell table:number-columns-repeated="3" table:style-name="ce54"/>
          <table:table-cell table:style-name="ce53"/>
          <table:table-cell table:number-columns-repeated="16353" table:style-name="ce52"/>
        </table:table-row>
        <table:table-row table:style-name="ro18">
          <table:table-cell table:style-name="ce44"/>
          <table:table-cell office:value-type="string" table:style-name="ce48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51"/>
          <table:table-cell table:number-columns-repeated="3" table:style-name="ce44"/>
          <table:table-cell table:style-name="ce50"/>
          <table:table-cell table:style-name="ce49"/>
          <table:table-cell table:style-name="ce44"/>
          <table:table-cell table:style-name="ce45"/>
          <table:table-cell table:number-columns-repeated="13" table:style-name="ce44"/>
          <table:table-cell office:value-type="string" table:style-name="ce6">
            <text:p>內政部戶政司編製</text:p>
          </table:table-cell>
          <table:table-cell table:number-columns-repeated="16354" table:style-name="ce44"/>
        </table:table-row>
        <table:table-row table:style-name="ro19">
          <table:table-cell table:style-name="ce44"/>
          <table:table-cell office:value-type="string" table:style-name="ce48">
            <text:p><text:s text:c="14"/>2.本表相同性別2人之結婚及終止結婚資料係自108年5月24日起統計。</text:p>
          </table:table-cell>
          <table:table-cell table:number-columns-repeated="13" table:style-name="ce44"/>
          <table:table-cell table:style-name="ce45"/>
          <table:table-cell table:number-columns-repeated="11" table:style-name="ce44"/>
          <table:table-cell table:number-columns-repeated="2" table:style-name="ce47"/>
          <table:table-cell table:number-columns-repeated="16355" table:style-name="ce44"/>
        </table:table-row>
        <table:table-row table:style-name="ro20">
          <table:table-cell table:style-name="ce46"/>
          <table:table-cell table:number-columns-repeated="14" table:style-name="ce44"/>
          <table:table-cell table:style-name="ce45"/>
          <table:table-cell table:number-columns-repeated="16368" table:style-name="ce44"/>
        </table:table-row>
        <table:table-row table:number-rows-repeated="1048540" table:style-name="ro21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3" table:default-cell-style-name="ce95"/>
        <table:table-column table:style-name="co6" table:number-columns-repeated="3" table:default-cell-style-name="ce95"/>
        <table:table-column table:style-name="co24" table:default-cell-style-name="ce95"/>
        <table:table-column table:style-name="co25" table:number-columns-repeated="3" table:default-cell-style-name="ce95"/>
        <table:table-column table:style-name="co26" table:default-cell-style-name="ce95"/>
        <table:table-column table:style-name="co27" table:default-cell-style-name="ce95"/>
        <table:table-column table:style-name="co28" table:number-columns-repeated="2" table:default-cell-style-name="ce95"/>
        <table:table-column table:style-name="co26" table:default-cell-style-name="ce95"/>
        <table:table-column table:style-name="co28" table:number-columns-repeated="3" table:default-cell-style-name="ce95"/>
        <table:table-column table:style-name="co26" table:default-cell-style-name="ce95"/>
        <table:table-column table:style-name="co27" table:default-cell-style-name="ce95"/>
        <table:table-column table:style-name="co28" table:number-columns-repeated="2" table:default-cell-style-name="ce95"/>
        <table:table-column table:style-name="co26" table:default-cell-style-name="ce95"/>
        <table:table-column table:style-name="co27" table:default-cell-style-name="ce95"/>
        <table:table-column table:style-name="co28" table:number-columns-repeated="2" table:default-cell-style-name="ce95"/>
        <table:table-column table:style-name="co26" table:default-cell-style-name="ce95"/>
        <table:table-column table:style-name="co18" table:default-cell-style-name="ce95"/>
        <table:table-column table:style-name="co29" table:number-columns-repeated="121" table:default-cell-style-name="ce95"/>
        <table:table-column table:style-name="co30" table:default-cell-style-name="ce95"/>
        <table:table-column table:style-name="co31" table:number-columns-repeated="3" table:default-cell-style-name="ce95"/>
        <table:table-column table:style-name="co24" table:default-cell-style-name="ce95"/>
        <table:table-column table:style-name="co22" table:number-columns-repeated="3" table:default-cell-style-name="ce95"/>
        <table:table-column table:style-name="co26" table:default-cell-style-name="ce95"/>
        <table:table-column table:style-name="co31" table:default-cell-style-name="ce95"/>
        <table:table-column table:style-name="co22" table:number-columns-repeated="2" table:default-cell-style-name="ce95"/>
        <table:table-column table:style-name="co26" table:default-cell-style-name="ce95"/>
        <table:table-column table:style-name="co22" table:number-columns-repeated="3" table:default-cell-style-name="ce95"/>
        <table:table-column table:style-name="co26" table:default-cell-style-name="ce95"/>
        <table:table-column table:style-name="co15" table:default-cell-style-name="ce95"/>
        <table:table-column table:style-name="co22" table:number-columns-repeated="2" table:default-cell-style-name="ce95"/>
        <table:table-column table:style-name="co26" table:default-cell-style-name="ce95"/>
        <table:table-column table:style-name="co15" table:default-cell-style-name="ce95"/>
        <table:table-column table:style-name="co22" table:number-columns-repeated="2" table:default-cell-style-name="ce95"/>
        <table:table-column table:style-name="co26" table:default-cell-style-name="ce95"/>
        <table:table-column table:style-name="co18" table:default-cell-style-name="ce95"/>
        <table:table-column table:style-name="co29" table:number-columns-repeated="3" table:default-cell-style-name="ce95"/>
        <table:table-column table:style-name="co23" table:number-columns-repeated="6" table:default-cell-style-name="ce95"/>
        <table:table-column table:style-name="co29" table:number-columns-repeated="16202" table:default-cell-style-name="ce95"/>
        <table:table-row table:style-name="ro2">
          <table:table-cell office:value-type="string" table:number-columns-spanned="25" table:number-rows-spanned="1" table:style-name="ce350">
            <text:p>各 縣 市 人 口 年 齡 結 構 統 計 表</text:p>
          </table:table-cell>
          <table:covered-table-cell table:number-columns-repeated="24"/>
          <table:table-cell table:number-columns-repeated="16359" table:style-name="ce95"/>
        </table:table-row>
        <table:table-row table:style-name="ro22">
          <table:table-cell table:style-name="ce96"/>
          <table:table-cell table:number-columns-repeated="8" table:style-name="ce97"/>
          <table:table-cell table:style-name="ce95"/>
          <table:table-cell office:value-type="string" table:style-name="ce98">
            <text:p>中 華 民 國 112 年 1 月 底</text:p>
          </table:table-cell>
          <table:table-cell table:style-name="ce99"/>
          <table:table-cell table:number-columns-repeated="9" table:style-name="ce97"/>
          <table:table-cell table:number-columns-repeated="3" table:style-name="ce95"/>
          <table:table-cell office:value-type="string" table:style-name="ce100">
            <text:p>單位：人；％</text:p>
          </table:table-cell>
          <table:table-cell table:number-columns-repeated="16359" table:style-name="ce95"/>
        </table:table-row>
        <table:table-row table:style-name="ro7">
          <table:table-cell office:value-type="string" table:number-columns-spanned="1" table:number-rows-spanned="3" table:style-name="ce381">
            <text:p>區域別</text:p>
          </table:table-cell>
          <table:table-cell office:value-type="string" table:number-columns-spanned="4" table:number-rows-spanned="2" table:style-name="ce382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82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8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82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82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84">
            <text:p>20歲以上</text:p>
          </table:table-cell>
          <table:covered-table-cell table:number-columns-repeated="3"/>
          <table:table-cell table:number-columns-repeated="16359" table:style-name="ce101"/>
        </table:table-row>
        <table:table-row table:style-name="ro2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1"/>
        </table:table-row>
        <table:table-row table:style-name="ro24">
          <table:covered-table-cell/>
          <table:table-cell office:value-type="string" table:style-name="ce102">
            <text:p>計</text:p>
          </table:table-cell>
          <table:table-cell office:value-type="string" table:style-name="ce102">
            <text:p>男</text:p>
          </table:table-cell>
          <table:table-cell office:value-type="string" table:style-name="ce102">
            <text:p>女</text:p>
          </table:table-cell>
          <table:table-cell office:value-type="string" table:style-name="ce102">
            <text:p>％</text:p>
          </table:table-cell>
          <table:table-cell office:value-type="string" table:style-name="ce103">
            <text:p>計</text:p>
          </table:table-cell>
          <table:table-cell office:value-type="string" table:style-name="ce103">
            <text:p>男</text:p>
          </table:table-cell>
          <table:table-cell office:value-type="string" table:style-name="ce103">
            <text:p>女</text:p>
          </table:table-cell>
          <table:table-cell office:value-type="string" table:style-name="ce103">
            <text:p>％</text:p>
          </table:table-cell>
          <table:table-cell office:value-type="string" table:style-name="ce103">
            <text:p>計</text:p>
          </table:table-cell>
          <table:table-cell office:value-type="string" table:style-name="ce103">
            <text:p>男</text:p>
          </table:table-cell>
          <table:table-cell office:value-type="string" table:style-name="ce103">
            <text:p>女</text:p>
          </table:table-cell>
          <table:table-cell office:value-type="string" table:style-name="ce103">
            <text:p>％</text:p>
          </table:table-cell>
          <table:table-cell office:value-type="string" table:style-name="ce103">
            <text:p>計</text:p>
          </table:table-cell>
          <table:table-cell office:value-type="string" table:style-name="ce103">
            <text:p>男</text:p>
          </table:table-cell>
          <table:table-cell office:value-type="string" table:style-name="ce103">
            <text:p>女</text:p>
          </table:table-cell>
          <table:table-cell office:value-type="string" table:style-name="ce103">
            <text:p>％</text:p>
          </table:table-cell>
          <table:table-cell office:value-type="string" table:style-name="ce103">
            <text:p>計</text:p>
          </table:table-cell>
          <table:table-cell office:value-type="string" table:style-name="ce103">
            <text:p>男</text:p>
          </table:table-cell>
          <table:table-cell office:value-type="string" table:style-name="ce103">
            <text:p>女</text:p>
          </table:table-cell>
          <table:table-cell office:value-type="string" table:style-name="ce103">
            <text:p>％</text:p>
          </table:table-cell>
          <table:table-cell office:value-type="string" table:style-name="ce103">
            <text:p>計</text:p>
          </table:table-cell>
          <table:table-cell office:value-type="string" table:style-name="ce103">
            <text:p>男</text:p>
          </table:table-cell>
          <table:table-cell office:value-type="string" table:style-name="ce103">
            <text:p>女</text:p>
          </table:table-cell>
          <table:table-cell office:value-type="string" table:style-name="ce103">
            <text:p>％</text:p>
          </table:table-cell>
          <table:table-cell table:number-columns-repeated="16359" table:style-name="ce101"/>
        </table:table-row>
        <table:table-row table:style-name="ro25">
          <table:table-cell office:value-type="string" table:style-name="ce121">
            <text:p>總<text:s/><text:span text:style-name="T20">　<text:s/></text:span>計</text:p>
          </table:table-cell>
          <table:table-cell office:value-type="float" office:value="23301968" table:style-name="ce217">
            <text:p><text:s text:c="3"/>23,301,968</text:p>
          </table:table-cell>
          <table:table-cell office:value-type="float" office:value="11516801" table:style-name="ce217">
            <text:p><text:s text:c="3"/>11,516,801</text:p>
          </table:table-cell>
          <table:table-cell office:value-type="float" office:value="11785167" table:style-name="ce217">
            <text:p><text:s text:c="3"/>11,785,167</text:p>
          </table:table-cell>
          <table:table-cell office:value-type="float" office:value="100" table:style-name="ce218">
            <text:p>100.00</text:p>
          </table:table-cell>
          <table:table-cell office:value-type="float" office:value="2819303" table:style-name="ce217">
            <text:p><text:s text:c="3"/>2,819,303</text:p>
          </table:table-cell>
          <table:table-cell office:value-type="float" office:value="1462090" table:style-name="ce217">
            <text:p><text:s text:c="3"/>1,462,090</text:p>
          </table:table-cell>
          <table:table-cell office:value-type="float" office:value="1357213" table:style-name="ce217">
            <text:p><text:s text:c="3"/>1,357,213</text:p>
          </table:table-cell>
          <table:table-cell office:value-type="float" office:value="12.09899095218052" table:style-name="ce218">
            <text:p>12.10</text:p>
          </table:table-cell>
          <table:table-cell office:value-type="float" office:value="16375350" table:style-name="ce217">
            <text:p><text:s text:c="3"/>16,375,350</text:p>
          </table:table-cell>
          <table:table-cell office:value-type="float" office:value="8193088" table:style-name="ce217">
            <text:p><text:s text:c="3"/>8,193,088</text:p>
          </table:table-cell>
          <table:table-cell office:value-type="float" office:value="8182262" table:style-name="ce217">
            <text:p><text:s text:c="3"/>8,182,262</text:p>
          </table:table-cell>
          <table:table-cell office:value-type="float" office:value="70.274536468336066" table:style-name="ce218">
            <text:p>70.27</text:p>
          </table:table-cell>
          <table:table-cell office:value-type="float" office:value="4107315" table:style-name="ce217">
            <text:p><text:s text:c="3"/>4,107,315</text:p>
          </table:table-cell>
          <table:table-cell office:value-type="float" office:value="1861623" table:style-name="ce217">
            <text:p><text:s text:c="3"/>1,861,623</text:p>
          </table:table-cell>
          <table:table-cell office:value-type="float" office:value="2245692" table:style-name="ce217">
            <text:p><text:s text:c="3"/>2,245,692</text:p>
          </table:table-cell>
          <table:table-cell office:value-type="float" office:value="17.626472579483419" table:style-name="ce218">
            <text:p>17.63</text:p>
          </table:table-cell>
          <table:table-cell office:value-type="float" office:value="10048284" table:style-name="ce217">
            <text:p><text:s text:c="3"/>10,048,284</text:p>
          </table:table-cell>
          <table:table-cell office:value-type="float" office:value="5078149" table:style-name="ce217">
            <text:p><text:s text:c="3"/>5,078,149</text:p>
          </table:table-cell>
          <table:table-cell office:value-type="float" office:value="4970135" table:style-name="ce217">
            <text:p><text:s text:c="3"/>4,970,135</text:p>
          </table:table-cell>
          <table:table-cell office:value-type="float" office:value="43.122040164161241" table:style-name="ce218">
            <text:p>43.12</text:p>
          </table:table-cell>
          <table:table-cell office:value-type="float" office:value="19428698" table:style-name="ce217">
            <text:p><text:s text:c="3"/>19,428,698</text:p>
          </table:table-cell>
          <table:table-cell office:value-type="float" office:value="9503613" table:style-name="ce217">
            <text:p><text:s text:c="3"/>9,503,613</text:p>
          </table:table-cell>
          <table:table-cell office:value-type="float" office:value="9925085" table:style-name="ce217">
            <text:p><text:s text:c="3"/>9,925,085</text:p>
          </table:table-cell>
          <table:table-cell office:value-type="float" office:value="83.377927563886445" table:style-name="ce218">
            <text:p>83.38</text:p>
          </table:table-cell>
          <table:table-cell table:style-name="ce104"/>
          <table:table-cell table:number-columns-repeated="16358" table:style-name="ce105"/>
        </table:table-row>
        <table:table-row table:style-name="ro16">
          <table:table-cell office:value-type="string" table:style-name="ce106">
            <text:p><text:span text:style-name="T7">新</text:span><text:s/><text:span text:style-name="T7">北</text:span><text:s/><text:span text:style-name="T7">市</text:span></text:p>
          </table:table-cell>
          <table:table-cell office:value-type="float" office:value="4004367" table:style-name="ce219">
            <text:p><text:s text:c="3"/>4,004,367</text:p>
          </table:table-cell>
          <table:table-cell office:value-type="float" office:value="1951283" table:style-name="ce219">
            <text:p><text:s text:c="3"/>1,951,283</text:p>
          </table:table-cell>
          <table:table-cell office:value-type="float" office:value="2053084" table:style-name="ce219">
            <text:p><text:s text:c="3"/>2,053,084</text:p>
          </table:table-cell>
          <table:table-cell office:value-type="float" office:value="100" table:style-name="ce220">
            <text:p>100.00</text:p>
          </table:table-cell>
          <table:table-cell office:value-type="float" office:value="461029" table:style-name="ce219">
            <text:p><text:s text:c="3"/>461,029</text:p>
          </table:table-cell>
          <table:table-cell office:value-type="float" office:value="238476" table:style-name="ce219">
            <text:p><text:s text:c="3"/>238,476</text:p>
          </table:table-cell>
          <table:table-cell office:value-type="float" office:value="222553" table:style-name="ce219">
            <text:p><text:s text:c="3"/>222,553</text:p>
          </table:table-cell>
          <table:table-cell office:value-type="float" office:value="11.513155512469259" table:style-name="ce220">
            <text:p>11.51</text:p>
          </table:table-cell>
          <table:table-cell office:value-type="float" office:value="2857553" table:style-name="ce219">
            <text:p><text:s text:c="3"/>2,857,553</text:p>
          </table:table-cell>
          <table:table-cell office:value-type="float" office:value="1407165" table:style-name="ce219">
            <text:p><text:s text:c="3"/>1,407,165</text:p>
          </table:table-cell>
          <table:table-cell office:value-type="float" office:value="1450388" table:style-name="ce219">
            <text:p><text:s text:c="3"/>1,450,388</text:p>
          </table:table-cell>
          <table:table-cell office:value-type="float" office:value="71.36091671917184" table:style-name="ce220">
            <text:p>71.36</text:p>
          </table:table-cell>
          <table:table-cell office:value-type="float" office:value="685785" table:style-name="ce219">
            <text:p><text:s text:c="3"/>685,785</text:p>
          </table:table-cell>
          <table:table-cell office:value-type="float" office:value="305642" table:style-name="ce219">
            <text:p><text:s text:c="3"/>305,642</text:p>
          </table:table-cell>
          <table:table-cell office:value-type="float" office:value="380143" table:style-name="ce219">
            <text:p><text:s text:c="3"/>380,143</text:p>
          </table:table-cell>
          <table:table-cell office:value-type="float" office:value="17.125927768358899" table:style-name="ce220">
            <text:p>17.13</text:p>
          </table:table-cell>
          <table:table-cell office:value-type="float" office:value="1751015" table:style-name="ce219">
            <text:p><text:s text:c="3"/>1,751,015</text:p>
          </table:table-cell>
          <table:table-cell office:value-type="float" office:value="880990" table:style-name="ce219">
            <text:p><text:s text:c="3"/>880,990</text:p>
          </table:table-cell>
          <table:table-cell office:value-type="float" office:value="870025" table:style-name="ce219">
            <text:p><text:s text:c="3"/>870,025</text:p>
          </table:table-cell>
          <table:table-cell office:value-type="float" office:value="43.727635354102148" table:style-name="ce220">
            <text:p>43.73</text:p>
          </table:table-cell>
          <table:table-cell office:value-type="float" office:value="3369774" table:style-name="ce219">
            <text:p><text:s text:c="3"/>3,369,774</text:p>
          </table:table-cell>
          <table:table-cell office:value-type="float" office:value="1621918" table:style-name="ce219">
            <text:p><text:s text:c="3"/>1,621,918</text:p>
          </table:table-cell>
          <table:table-cell office:value-type="float" office:value="1747856" table:style-name="ce219">
            <text:p><text:s text:c="3"/>1,747,856</text:p>
          </table:table-cell>
          <table:table-cell office:value-type="float" office:value="84.152476533744277" table:style-name="ce220">
            <text:p>84.15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6">
            <text:p><text:span text:style-name="T7">臺</text:span><text:s/><text:span text:style-name="T7">北</text:span><text:s/><text:span text:style-name="T7">市</text:span></text:p>
          </table:table-cell>
          <table:table-cell office:value-type="float" office:value="2488043" table:style-name="ce221">
            <text:p><text:s text:c="3"/>2,488,043</text:p>
          </table:table-cell>
          <table:table-cell office:value-type="float" office:value="1180304" table:style-name="ce221">
            <text:p><text:s text:c="3"/>1,180,304</text:p>
          </table:table-cell>
          <table:table-cell office:value-type="float" office:value="1307739" table:style-name="ce221">
            <text:p><text:s text:c="3"/>1,307,739</text:p>
          </table:table-cell>
          <table:table-cell office:value-type="float" office:value="100" table:style-name="ce222">
            <text:p>100.00</text:p>
          </table:table-cell>
          <table:table-cell office:value-type="float" office:value="312395" table:style-name="ce221">
            <text:p><text:s text:c="3"/>312,395</text:p>
          </table:table-cell>
          <table:table-cell office:value-type="float" office:value="161526" table:style-name="ce221">
            <text:p><text:s text:c="3"/>161,526</text:p>
          </table:table-cell>
          <table:table-cell office:value-type="float" office:value="150869" table:style-name="ce221">
            <text:p><text:s text:c="3"/>150,869</text:p>
          </table:table-cell>
          <table:table-cell office:value-type="float" office:value="12.555852129565279" table:style-name="ce222">
            <text:p>12.56</text:p>
          </table:table-cell>
          <table:table-cell office:value-type="float" office:value="1653830" table:style-name="ce221">
            <text:p><text:s text:c="3"/>1,653,830</text:p>
          </table:table-cell>
          <table:table-cell office:value-type="float" office:value="788996" table:style-name="ce221">
            <text:p><text:s text:c="3"/>788,996</text:p>
          </table:table-cell>
          <table:table-cell office:value-type="float" office:value="864834" table:style-name="ce221">
            <text:p><text:s text:c="3"/>864,834</text:p>
          </table:table-cell>
          <table:table-cell office:value-type="float" office:value="66.471118063473995" table:style-name="ce222">
            <text:p>66.47</text:p>
          </table:table-cell>
          <table:table-cell office:value-type="float" office:value="521818" table:style-name="ce221">
            <text:p><text:s text:c="3"/>521,818</text:p>
          </table:table-cell>
          <table:table-cell office:value-type="float" office:value="229782" table:style-name="ce221">
            <text:p><text:s text:c="3"/>229,782</text:p>
          </table:table-cell>
          <table:table-cell office:value-type="float" office:value="292036" table:style-name="ce221">
            <text:p><text:s text:c="3"/>292,036</text:p>
          </table:table-cell>
          <table:table-cell office:value-type="float" office:value="20.973029806960731" table:style-name="ce222">
            <text:p>20.97</text:p>
          </table:table-cell>
          <table:table-cell office:value-type="float" office:value="995234" table:style-name="ce221">
            <text:p><text:s text:c="3"/>995,234</text:p>
          </table:table-cell>
          <table:table-cell office:value-type="float" office:value="480253" table:style-name="ce221">
            <text:p><text:s text:c="3"/>480,253</text:p>
          </table:table-cell>
          <table:table-cell office:value-type="float" office:value="514981" table:style-name="ce221">
            <text:p><text:s text:c="3"/>514,981</text:p>
          </table:table-cell>
          <table:table-cell office:value-type="float" office:value="40.000675229487591" table:style-name="ce222">
            <text:p>40.00</text:p>
          </table:table-cell>
          <table:table-cell office:value-type="float" office:value="2075775" table:style-name="ce221">
            <text:p><text:s text:c="3"/>2,075,775</text:p>
          </table:table-cell>
          <table:table-cell office:value-type="float" office:value="966713" table:style-name="ce221">
            <text:p><text:s text:c="3"/>966,713</text:p>
          </table:table-cell>
          <table:table-cell office:value-type="float" office:value="1109062" table:style-name="ce221">
            <text:p><text:s text:c="3"/>1,109,062</text:p>
          </table:table-cell>
          <table:table-cell office:value-type="float" office:value="83.430029143387003" table:style-name="ce222">
            <text:p>83.43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6">
            <text:p><text:span text:style-name="T7">桃</text:span><text:s/><text:span text:style-name="T7">園</text:span><text:s/><text:span text:style-name="T7">市</text:span></text:p>
          </table:table-cell>
          <table:table-cell office:value-type="float" office:value="2286942" table:style-name="ce223">
            <text:p><text:s text:c="3"/>2,286,942</text:p>
          </table:table-cell>
          <table:table-cell office:value-type="float" office:value="1129622" table:style-name="ce223">
            <text:p><text:s text:c="3"/>1,129,622</text:p>
          </table:table-cell>
          <table:table-cell office:value-type="float" office:value="1157320" table:style-name="ce223">
            <text:p><text:s text:c="3"/>1,157,320</text:p>
          </table:table-cell>
          <table:table-cell office:value-type="float" office:value="100" table:style-name="ce224">
            <text:p>100.00</text:p>
          </table:table-cell>
          <table:table-cell office:value-type="float" office:value="320069" table:style-name="ce223">
            <text:p><text:s text:c="3"/>320,069</text:p>
          </table:table-cell>
          <table:table-cell office:value-type="float" office:value="166082" table:style-name="ce223">
            <text:p><text:s text:c="3"/>166,082</text:p>
          </table:table-cell>
          <table:table-cell office:value-type="float" office:value="153987" table:style-name="ce223">
            <text:p><text:s text:c="3"/>153,987</text:p>
          </table:table-cell>
          <table:table-cell office:value-type="float" office:value="13.995501416301771" table:style-name="ce224">
            <text:p>14.00</text:p>
          </table:table-cell>
          <table:table-cell office:value-type="float" office:value="1638756" table:style-name="ce223">
            <text:p><text:s text:c="3"/>1,638,756</text:p>
          </table:table-cell>
          <table:table-cell office:value-type="float" office:value="814902" table:style-name="ce223">
            <text:p><text:s text:c="3"/>814,902</text:p>
          </table:table-cell>
          <table:table-cell office:value-type="float" office:value="823854" table:style-name="ce223">
            <text:p><text:s text:c="3"/>823,854</text:p>
          </table:table-cell>
          <table:table-cell office:value-type="float" office:value="71.657086187581498" table:style-name="ce224">
            <text:p>71.66</text:p>
          </table:table-cell>
          <table:table-cell office:value-type="float" office:value="328117" table:style-name="ce223">
            <text:p><text:s text:c="3"/>328,117</text:p>
          </table:table-cell>
          <table:table-cell office:value-type="float" office:value="148638" table:style-name="ce223">
            <text:p><text:s text:c="3"/>148,638</text:p>
          </table:table-cell>
          <table:table-cell office:value-type="float" office:value="179479" table:style-name="ce223">
            <text:p><text:s text:c="3"/>179,479</text:p>
          </table:table-cell>
          <table:table-cell office:value-type="float" office:value="14.347412396116731" table:style-name="ce224">
            <text:p>14.35</text:p>
          </table:table-cell>
          <table:table-cell office:value-type="float" office:value="1041194" table:style-name="ce223">
            <text:p><text:s text:c="3"/>1,041,194</text:p>
          </table:table-cell>
          <table:table-cell office:value-type="float" office:value="522389" table:style-name="ce223">
            <text:p><text:s text:c="3"/>522,389</text:p>
          </table:table-cell>
          <table:table-cell office:value-type="float" office:value="518805" table:style-name="ce223">
            <text:p><text:s text:c="3"/>518,805</text:p>
          </table:table-cell>
          <table:table-cell office:value-type="float" office:value="45.527783389347" table:style-name="ce224">
            <text:p>45.53</text:p>
          </table:table-cell>
          <table:table-cell office:value-type="float" office:value="1853653" table:style-name="ce223">
            <text:p><text:s text:c="3"/>1,853,653</text:p>
          </table:table-cell>
          <table:table-cell office:value-type="float" office:value="904084" table:style-name="ce223">
            <text:p><text:s text:c="3"/>904,084</text:p>
          </table:table-cell>
          <table:table-cell office:value-type="float" office:value="949569" table:style-name="ce223">
            <text:p><text:s text:c="3"/>949,569</text:p>
          </table:table-cell>
          <table:table-cell office:value-type="float" office:value="81.053782736947426" table:style-name="ce224">
            <text:p>81.05</text:p>
          </table:table-cell>
          <table:table-cell table:number-columns-repeated="16359" table:style-name="ce101"/>
        </table:table-row>
        <table:table-row table:style-name="ro16">
          <table:table-cell office:value-type="string" table:style-name="ce106">
            <text:p><text:span text:style-name="T7">臺</text:span><text:s/><text:span text:style-name="T7">中</text:span><text:s/><text:span text:style-name="T7">市</text:span></text:p>
          </table:table-cell>
          <table:table-cell office:value-type="float" office:value="2819798" table:style-name="ce225">
            <text:p><text:s text:c="3"/>2,819,798</text:p>
          </table:table-cell>
          <table:table-cell office:value-type="float" office:value="1380928" table:style-name="ce225">
            <text:p><text:s text:c="3"/>1,380,928</text:p>
          </table:table-cell>
          <table:table-cell office:value-type="float" office:value="1438870" table:style-name="ce225">
            <text:p><text:s text:c="3"/>1,438,870</text:p>
          </table:table-cell>
          <table:table-cell office:value-type="float" office:value="100" table:style-name="ce226">
            <text:p>100.00</text:p>
          </table:table-cell>
          <table:table-cell office:value-type="float" office:value="379764" table:style-name="ce225">
            <text:p><text:s text:c="3"/>379,764</text:p>
          </table:table-cell>
          <table:table-cell office:value-type="float" office:value="197051" table:style-name="ce225">
            <text:p><text:s text:c="3"/>197,051</text:p>
          </table:table-cell>
          <table:table-cell office:value-type="float" office:value="182713" table:style-name="ce225">
            <text:p><text:s text:c="3"/>182,713</text:p>
          </table:table-cell>
          <table:table-cell office:value-type="float" office:value="13.46777322347203" table:style-name="ce226">
            <text:p>13.47</text:p>
          </table:table-cell>
          <table:table-cell office:value-type="float" office:value="2013343" table:style-name="ce225">
            <text:p><text:s text:c="3"/>2,013,343</text:p>
          </table:table-cell>
          <table:table-cell office:value-type="float" office:value="990748" table:style-name="ce225">
            <text:p><text:s text:c="3"/>990,748</text:p>
          </table:table-cell>
          <table:table-cell office:value-type="float" office:value="1022595" table:style-name="ce225">
            <text:p><text:s text:c="3"/>1,022,595</text:p>
          </table:table-cell>
          <table:table-cell office:value-type="float" office:value="71.400256330418003" table:style-name="ce226">
            <text:p>71.40</text:p>
          </table:table-cell>
          <table:table-cell office:value-type="float" office:value="426691" table:style-name="ce225">
            <text:p><text:s text:c="3"/>426,691</text:p>
          </table:table-cell>
          <table:table-cell office:value-type="float" office:value="193129" table:style-name="ce225">
            <text:p><text:s text:c="3"/>193,129</text:p>
          </table:table-cell>
          <table:table-cell office:value-type="float" office:value="233562" table:style-name="ce225">
            <text:p><text:s text:c="3"/>233,562</text:p>
          </table:table-cell>
          <table:table-cell office:value-type="float" office:value="15.131970446109969" table:style-name="ce226">
            <text:p>15.13</text:p>
          </table:table-cell>
          <table:table-cell office:value-type="float" office:value="1264746" table:style-name="ce225">
            <text:p><text:s text:c="3"/>1,264,746</text:p>
          </table:table-cell>
          <table:table-cell office:value-type="float" office:value="631558" table:style-name="ce225">
            <text:p><text:s text:c="3"/>631,558</text:p>
          </table:table-cell>
          <table:table-cell office:value-type="float" office:value="633188" table:style-name="ce225">
            <text:p><text:s text:c="3"/>633,188</text:p>
          </table:table-cell>
          <table:table-cell office:value-type="float" office:value="44.852361764920751" table:style-name="ce226">
            <text:p>44.85</text:p>
          </table:table-cell>
          <table:table-cell office:value-type="float" office:value="2303357" table:style-name="ce225">
            <text:p><text:s text:c="3"/>2,303,357</text:p>
          </table:table-cell>
          <table:table-cell office:value-type="float" office:value="1113063" table:style-name="ce225">
            <text:p><text:s text:c="3"/>1,113,063</text:p>
          </table:table-cell>
          <table:table-cell office:value-type="float" office:value="1190294" table:style-name="ce225">
            <text:p><text:s text:c="3"/>1,190,294</text:p>
          </table:table-cell>
          <table:table-cell office:value-type="float" office:value="81.685177448881092" table:style-name="ce226">
            <text:p>81.69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6">
            <text:p><text:span text:style-name="T7">臺</text:span><text:s/><text:span text:style-name="T7">南</text:span><text:s/><text:span text:style-name="T7">市</text:span></text:p>
          </table:table-cell>
          <table:table-cell office:value-type="float" office:value="1855092" table:style-name="ce227">
            <text:p><text:s text:c="3"/>1,855,092</text:p>
          </table:table-cell>
          <table:table-cell office:value-type="float" office:value="922171" table:style-name="ce227">
            <text:p><text:s text:c="3"/>922,171</text:p>
          </table:table-cell>
          <table:table-cell office:value-type="float" office:value="932921" table:style-name="ce227">
            <text:p><text:s text:c="3"/>932,921</text:p>
          </table:table-cell>
          <table:table-cell office:value-type="float" office:value="100" table:style-name="ce228">
            <text:p>100.00</text:p>
          </table:table-cell>
          <table:table-cell office:value-type="float" office:value="213474" table:style-name="ce227">
            <text:p><text:s text:c="3"/>213,474</text:p>
          </table:table-cell>
          <table:table-cell office:value-type="float" office:value="110684" table:style-name="ce227">
            <text:p><text:s text:c="3"/>110,684</text:p>
          </table:table-cell>
          <table:table-cell office:value-type="float" office:value="102790" table:style-name="ce227">
            <text:p><text:s text:c="3"/>102,790</text:p>
          </table:table-cell>
          <table:table-cell office:value-type="float" office:value="11.507461624544771" table:style-name="ce228">
            <text:p>11.51</text:p>
          </table:table-cell>
          <table:table-cell office:value-type="float" office:value="1305836" table:style-name="ce227">
            <text:p><text:s text:c="3"/>1,305,836</text:p>
          </table:table-cell>
          <table:table-cell office:value-type="float" office:value="657178" table:style-name="ce227">
            <text:p><text:s text:c="3"/>657,178</text:p>
          </table:table-cell>
          <table:table-cell office:value-type="float" office:value="648658" table:style-name="ce227">
            <text:p><text:s text:c="3"/>648,658</text:p>
          </table:table-cell>
          <table:table-cell office:value-type="float" office:value="70.391980559454737" table:style-name="ce228">
            <text:p>70.39</text:p>
          </table:table-cell>
          <table:table-cell office:value-type="float" office:value="335782" table:style-name="ce227">
            <text:p><text:s text:c="3"/>335,782</text:p>
          </table:table-cell>
          <table:table-cell office:value-type="float" office:value="154309" table:style-name="ce227">
            <text:p><text:s text:c="3"/>154,309</text:p>
          </table:table-cell>
          <table:table-cell office:value-type="float" office:value="181473" table:style-name="ce227">
            <text:p><text:s text:c="3"/>181,473</text:p>
          </table:table-cell>
          <table:table-cell office:value-type="float" office:value="18.100557816000499" table:style-name="ce228">
            <text:p>18.10</text:p>
          </table:table-cell>
          <table:table-cell office:value-type="float" office:value="795692" table:style-name="ce227">
            <text:p><text:s text:c="3"/>795,692</text:p>
          </table:table-cell>
          <table:table-cell office:value-type="float" office:value="404739" table:style-name="ce227">
            <text:p><text:s text:c="3"/>404,739</text:p>
          </table:table-cell>
          <table:table-cell office:value-type="float" office:value="390953" table:style-name="ce227">
            <text:p><text:s text:c="3"/>390,953</text:p>
          </table:table-cell>
          <table:table-cell office:value-type="float" office:value="42.89232016525326" table:style-name="ce228">
            <text:p>42.89</text:p>
          </table:table-cell>
          <table:table-cell office:value-type="float" office:value="1561929" table:style-name="ce227">
            <text:p><text:s text:c="3"/>1,561,929</text:p>
          </table:table-cell>
          <table:table-cell office:value-type="float" office:value="769820" table:style-name="ce227">
            <text:p><text:s text:c="3"/>769,820</text:p>
          </table:table-cell>
          <table:table-cell office:value-type="float" office:value="792109" table:style-name="ce227">
            <text:p><text:s text:c="3"/>792,109</text:p>
          </table:table-cell>
          <table:table-cell office:value-type="float" office:value="84.196848458189677" table:style-name="ce228">
            <text:p>84.20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6">
            <text:p><text:span text:style-name="T7">高</text:span><text:s/><text:span text:style-name="T7">雄</text:span><text:s/><text:span text:style-name="T7">市</text:span></text:p>
          </table:table-cell>
          <table:table-cell office:value-type="float" office:value="2731635" table:style-name="ce229">
            <text:p><text:s text:c="3"/>2,731,635</text:p>
          </table:table-cell>
          <table:table-cell office:value-type="float" office:value="1342906" table:style-name="ce229">
            <text:p><text:s text:c="3"/>1,342,906</text:p>
          </table:table-cell>
          <table:table-cell office:value-type="float" office:value="1388729" table:style-name="ce229">
            <text:p><text:s text:c="3"/>1,388,729</text:p>
          </table:table-cell>
          <table:table-cell office:value-type="float" office:value="100" table:style-name="ce230">
            <text:p>100.00</text:p>
          </table:table-cell>
          <table:table-cell office:value-type="float" office:value="309037" table:style-name="ce229">
            <text:p><text:s text:c="3"/>309,037</text:p>
          </table:table-cell>
          <table:table-cell office:value-type="float" office:value="160011" table:style-name="ce229">
            <text:p><text:s text:c="3"/>160,011</text:p>
          </table:table-cell>
          <table:table-cell office:value-type="float" office:value="149026" table:style-name="ce229">
            <text:p><text:s text:c="3"/>149,026</text:p>
          </table:table-cell>
          <table:table-cell office:value-type="float" office:value="11.313261105528371" table:style-name="ce230">
            <text:p>11.31</text:p>
          </table:table-cell>
          <table:table-cell office:value-type="float" office:value="1920054" table:style-name="ce229">
            <text:p><text:s text:c="3"/>1,920,054</text:p>
          </table:table-cell>
          <table:table-cell office:value-type="float" office:value="957363" table:style-name="ce229">
            <text:p><text:s text:c="3"/>957,363</text:p>
          </table:table-cell>
          <table:table-cell office:value-type="float" office:value="962691" table:style-name="ce229">
            <text:p><text:s text:c="3"/>962,691</text:p>
          </table:table-cell>
          <table:table-cell office:value-type="float" office:value="70.289551861797051" table:style-name="ce230">
            <text:p>70.29</text:p>
          </table:table-cell>
          <table:table-cell office:value-type="float" office:value="502544" table:style-name="ce229">
            <text:p><text:s text:c="3"/>502,544</text:p>
          </table:table-cell>
          <table:table-cell office:value-type="float" office:value="225532" table:style-name="ce229">
            <text:p><text:s text:c="3"/>225,532</text:p>
          </table:table-cell>
          <table:table-cell office:value-type="float" office:value="277012" table:style-name="ce229">
            <text:p><text:s text:c="3"/>277,012</text:p>
          </table:table-cell>
          <table:table-cell office:value-type="float" office:value="18.397187032674569" table:style-name="ce230">
            <text:p>18.40</text:p>
          </table:table-cell>
          <table:table-cell office:value-type="float" office:value="1171569" table:style-name="ce229">
            <text:p><text:s text:c="3"/>1,171,569</text:p>
          </table:table-cell>
          <table:table-cell office:value-type="float" office:value="590851" table:style-name="ce229">
            <text:p><text:s text:c="3"/>590,851</text:p>
          </table:table-cell>
          <table:table-cell office:value-type="float" office:value="580718" table:style-name="ce229">
            <text:p><text:s text:c="3"/>580,718</text:p>
          </table:table-cell>
          <table:table-cell office:value-type="float" office:value="42.888929157812079" table:style-name="ce230">
            <text:p>42.89</text:p>
          </table:table-cell>
          <table:table-cell office:value-type="float" office:value="2304216" table:style-name="ce229">
            <text:p><text:s text:c="3"/>2,304,216</text:p>
          </table:table-cell>
          <table:table-cell office:value-type="float" office:value="1121121" table:style-name="ce229">
            <text:p><text:s text:c="3"/>1,121,121</text:p>
          </table:table-cell>
          <table:table-cell office:value-type="float" office:value="1183095" table:style-name="ce229">
            <text:p><text:s text:c="3"/>1,183,095</text:p>
          </table:table-cell>
          <table:table-cell office:value-type="float" office:value="84.352997380689587" table:style-name="ce230">
            <text:p>84.35</text:p>
          </table:table-cell>
          <table:table-cell table:number-columns-repeated="16359" table:style-name="ce101"/>
        </table:table-row>
        <table:table-row table:style-name="ro16">
          <table:table-cell office:value-type="string" table:style-name="ce106">
            <text:p><text:s/><text:span text:style-name="T7">臺</text:span><text:s/><text:span text:style-name="T7">灣</text:span><text:s/><text:span text:style-name="T7">省</text:span><text:s/></text:p>
          </table:table-cell>
          <table:table-cell office:value-type="float" office:value="6960136" table:style-name="ce231">
            <text:p><text:s text:c="3"/>6,960,136</text:p>
          </table:table-cell>
          <table:table-cell office:value-type="float" office:value="3531082" table:style-name="ce231">
            <text:p><text:s text:c="3"/>3,531,082</text:p>
          </table:table-cell>
          <table:table-cell office:value-type="float" office:value="3429054" table:style-name="ce231">
            <text:p><text:s text:c="3"/>3,429,054</text:p>
          </table:table-cell>
          <table:table-cell office:value-type="float" office:value="100" table:style-name="ce232">
            <text:p>100.00</text:p>
          </table:table-cell>
          <table:table-cell office:value-type="float" office:value="810213" table:style-name="ce231">
            <text:p><text:s text:c="3"/>810,213</text:p>
          </table:table-cell>
          <table:table-cell office:value-type="float" office:value="421322" table:style-name="ce231">
            <text:p><text:s text:c="3"/>421,322</text:p>
          </table:table-cell>
          <table:table-cell office:value-type="float" office:value="388891" table:style-name="ce231">
            <text:p><text:s text:c="3"/>388,891</text:p>
          </table:table-cell>
          <table:table-cell office:value-type="float" office:value="11.640763916107391" table:style-name="ce232">
            <text:p>11.64</text:p>
          </table:table-cell>
          <table:table-cell office:value-type="float" office:value="4868764" table:style-name="ce231">
            <text:p><text:s text:c="3"/>4,868,764</text:p>
          </table:table-cell>
          <table:table-cell office:value-type="float" office:value="2517486" table:style-name="ce231">
            <text:p><text:s text:c="3"/>2,517,486</text:p>
          </table:table-cell>
          <table:table-cell office:value-type="float" office:value="2351278" table:style-name="ce231">
            <text:p><text:s text:c="3"/>2,351,278</text:p>
          </table:table-cell>
          <table:table-cell office:value-type="float" office:value="69.952138866252028" table:style-name="ce232">
            <text:p>69.95</text:p>
          </table:table-cell>
          <table:table-cell office:value-type="float" office:value="1281159" table:style-name="ce231">
            <text:p><text:s text:c="3"/>1,281,159</text:p>
          </table:table-cell>
          <table:table-cell office:value-type="float" office:value="592274" table:style-name="ce231">
            <text:p><text:s text:c="3"/>592,274</text:p>
          </table:table-cell>
          <table:table-cell office:value-type="float" office:value="688885" table:style-name="ce231">
            <text:p><text:s text:c="3"/>688,885</text:p>
          </table:table-cell>
          <table:table-cell office:value-type="float" office:value="18.40709721764058" table:style-name="ce232">
            <text:p>18.41</text:p>
          </table:table-cell>
          <table:table-cell office:value-type="float" office:value="2958820" table:style-name="ce231">
            <text:p><text:s text:c="3"/>2,958,820</text:p>
          </table:table-cell>
          <table:table-cell office:value-type="float" office:value="1531997" table:style-name="ce231">
            <text:p><text:s text:c="3"/>1,531,997</text:p>
          </table:table-cell>
          <table:table-cell office:value-type="float" office:value="1426823" table:style-name="ce231">
            <text:p><text:s text:c="3"/>1,426,823</text:p>
          </table:table-cell>
          <table:table-cell office:value-type="float" office:value="42.510950935441493" table:style-name="ce232">
            <text:p>42.51</text:p>
          </table:table-cell>
          <table:table-cell office:value-type="float" office:value="5823534" table:style-name="ce231">
            <text:p><text:s text:c="3"/>5,823,534</text:p>
          </table:table-cell>
          <table:table-cell office:value-type="float" office:value="2938547" table:style-name="ce231">
            <text:p><text:s text:c="3"/>2,938,547</text:p>
          </table:table-cell>
          <table:table-cell office:value-type="float" office:value="2884987" table:style-name="ce231">
            <text:p><text:s text:c="3"/>2,884,987</text:p>
          </table:table-cell>
          <table:table-cell office:value-type="float" office:value="83.669830589517218" table:style-name="ce232">
            <text:p>83.67</text:p>
          </table:table-cell>
          <table:table-cell table:number-columns-repeated="16359" table:style-name="ce101"/>
        </table:table-row>
        <table:table-row table:style-name="ro16">
          <table:table-cell office:value-type="string" table:style-name="ce107">
            <text:p><text:span text:style-name="T5">宜</text:span><text:s/><text:span text:style-name="T5">蘭</text:span><text:s/><text:span text:style-name="T5">縣</text:span></text:p>
          </table:table-cell>
          <table:table-cell office:value-type="float" office:value="449391" table:style-name="ce233">
            <text:p><text:s text:c="3"/>449,391</text:p>
          </table:table-cell>
          <table:table-cell office:value-type="float" office:value="225884" table:style-name="ce233">
            <text:p><text:s text:c="3"/>225,884</text:p>
          </table:table-cell>
          <table:table-cell office:value-type="float" office:value="223507" table:style-name="ce233">
            <text:p><text:s text:c="3"/>223,507</text:p>
          </table:table-cell>
          <table:table-cell office:value-type="float" office:value="100" table:style-name="ce234">
            <text:p>100.00</text:p>
          </table:table-cell>
          <table:table-cell office:value-type="float" office:value="51090" table:style-name="ce233">
            <text:p><text:s text:c="3"/>51,090</text:p>
          </table:table-cell>
          <table:table-cell office:value-type="float" office:value="26475" table:style-name="ce233">
            <text:p><text:s text:c="3"/>26,475</text:p>
          </table:table-cell>
          <table:table-cell office:value-type="float" office:value="24615" table:style-name="ce233">
            <text:p><text:s text:c="3"/>24,615</text:p>
          </table:table-cell>
          <table:table-cell office:value-type="float" office:value="11.368718999712939" table:style-name="ce234">
            <text:p>11.37</text:p>
          </table:table-cell>
          <table:table-cell office:value-type="float" office:value="314465" table:style-name="ce233">
            <text:p><text:s text:c="3"/>314,465</text:p>
          </table:table-cell>
          <table:table-cell office:value-type="float" office:value="160689" table:style-name="ce233">
            <text:p><text:s text:c="3"/>160,689</text:p>
          </table:table-cell>
          <table:table-cell office:value-type="float" office:value="153776" table:style-name="ce233">
            <text:p><text:s text:c="3"/>153,776</text:p>
          </table:table-cell>
          <table:table-cell office:value-type="float" office:value="69.975811709624807" table:style-name="ce234">
            <text:p>69.98</text:p>
          </table:table-cell>
          <table:table-cell office:value-type="float" office:value="83836" table:style-name="ce233">
            <text:p><text:s text:c="3"/>83,836</text:p>
          </table:table-cell>
          <table:table-cell office:value-type="float" office:value="38720" table:style-name="ce233">
            <text:p><text:s text:c="3"/>38,720</text:p>
          </table:table-cell>
          <table:table-cell office:value-type="float" office:value="45116" table:style-name="ce233">
            <text:p><text:s text:c="3"/>45,116</text:p>
          </table:table-cell>
          <table:table-cell office:value-type="float" office:value="18.65546929066225" table:style-name="ce234">
            <text:p>18.66</text:p>
          </table:table-cell>
          <table:table-cell office:value-type="float" office:value="188689" table:style-name="ce233">
            <text:p><text:s text:c="3"/>188,689</text:p>
          </table:table-cell>
          <table:table-cell office:value-type="float" office:value="97168" table:style-name="ce233">
            <text:p><text:s text:c="3"/>97,168</text:p>
          </table:table-cell>
          <table:table-cell office:value-type="float" office:value="91521" table:style-name="ce233">
            <text:p><text:s text:c="3"/>91,521</text:p>
          </table:table-cell>
          <table:table-cell office:value-type="float" office:value="41.987712259480062" table:style-name="ce234">
            <text:p>41.99</text:p>
          </table:table-cell>
          <table:table-cell office:value-type="float" office:value="378050" table:style-name="ce233">
            <text:p><text:s text:c="3"/>378,050</text:p>
          </table:table-cell>
          <table:table-cell office:value-type="float" office:value="188937" table:style-name="ce233">
            <text:p><text:s text:c="3"/>188,937</text:p>
          </table:table-cell>
          <table:table-cell office:value-type="float" office:value="189113" table:style-name="ce233">
            <text:p><text:s text:c="3"/>189,113</text:p>
          </table:table-cell>
          <table:table-cell office:value-type="float" office:value="84.124960223947525" table:style-name="ce234">
            <text:p>84.12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新</text:span><text:s/><text:span text:style-name="T5">竹</text:span><text:s/><text:span text:style-name="T5">縣</text:span></text:p>
          </table:table-cell>
          <table:table-cell office:value-type="float" office:value="582228" table:style-name="ce235">
            <text:p><text:s text:c="3"/>582,228</text:p>
          </table:table-cell>
          <table:table-cell office:value-type="float" office:value="296697" table:style-name="ce235">
            <text:p><text:s text:c="3"/>296,697</text:p>
          </table:table-cell>
          <table:table-cell office:value-type="float" office:value="285531" table:style-name="ce235">
            <text:p><text:s text:c="3"/>285,531</text:p>
          </table:table-cell>
          <table:table-cell office:value-type="float" office:value="100" table:style-name="ce236">
            <text:p>100.00</text:p>
          </table:table-cell>
          <table:table-cell office:value-type="float" office:value="91359" table:style-name="ce235">
            <text:p><text:s text:c="3"/>91,359</text:p>
          </table:table-cell>
          <table:table-cell office:value-type="float" office:value="47423" table:style-name="ce235">
            <text:p><text:s text:c="3"/>47,423</text:p>
          </table:table-cell>
          <table:table-cell office:value-type="float" office:value="43936" table:style-name="ce235">
            <text:p><text:s text:c="3"/>43,936</text:p>
          </table:table-cell>
          <table:table-cell office:value-type="float" office:value="15.69127558276139" table:style-name="ce236">
            <text:p>15.69</text:p>
          </table:table-cell>
          <table:table-cell office:value-type="float" office:value="411297" table:style-name="ce235">
            <text:p><text:s text:c="3"/>411,297</text:p>
          </table:table-cell>
          <table:table-cell office:value-type="float" office:value="211421" table:style-name="ce235">
            <text:p><text:s text:c="3"/>211,421</text:p>
          </table:table-cell>
          <table:table-cell office:value-type="float" office:value="199876" table:style-name="ce235">
            <text:p><text:s text:c="3"/>199,876</text:p>
          </table:table-cell>
          <table:table-cell office:value-type="float" office:value="70.641913477194493" table:style-name="ce236">
            <text:p>70.64</text:p>
          </table:table-cell>
          <table:table-cell office:value-type="float" office:value="79572" table:style-name="ce235">
            <text:p><text:s text:c="3"/>79,572</text:p>
          </table:table-cell>
          <table:table-cell office:value-type="float" office:value="37853" table:style-name="ce235">
            <text:p><text:s text:c="3"/>37,853</text:p>
          </table:table-cell>
          <table:table-cell office:value-type="float" office:value="41719" table:style-name="ce235">
            <text:p><text:s text:c="3"/>41,719</text:p>
          </table:table-cell>
          <table:table-cell office:value-type="float" office:value="13.666810940044099" table:style-name="ce236">
            <text:p>13.67</text:p>
          </table:table-cell>
          <table:table-cell office:value-type="float" office:value="262412" table:style-name="ce235">
            <text:p><text:s text:c="3"/>262,412</text:p>
          </table:table-cell>
          <table:table-cell office:value-type="float" office:value="134510" table:style-name="ce235">
            <text:p><text:s text:c="3"/>134,510</text:p>
          </table:table-cell>
          <table:table-cell office:value-type="float" office:value="127902" table:style-name="ce235">
            <text:p><text:s text:c="3"/>127,902</text:p>
          </table:table-cell>
          <table:table-cell office:value-type="float" office:value="45.070316096099809" table:style-name="ce236">
            <text:p>45.07</text:p>
          </table:table-cell>
          <table:table-cell office:value-type="float" office:value="460095" table:style-name="ce235">
            <text:p><text:s text:c="3"/>460,095</text:p>
          </table:table-cell>
          <table:table-cell office:value-type="float" office:value="233209" table:style-name="ce235">
            <text:p><text:s text:c="3"/>233,209</text:p>
          </table:table-cell>
          <table:table-cell office:value-type="float" office:value="226886" table:style-name="ce235">
            <text:p><text:s text:c="3"/>226,886</text:p>
          </table:table-cell>
          <table:table-cell office:value-type="float" office:value="79.023166182320324" table:style-name="ce236">
            <text:p>79.02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苗</text:span><text:s/><text:span text:style-name="T5">栗</text:span><text:s/><text:span text:style-name="T5">縣</text:span></text:p>
          </table:table-cell>
          <table:table-cell office:value-type="float" office:value="535259" table:style-name="ce237">
            <text:p><text:s text:c="3"/>535,259</text:p>
          </table:table-cell>
          <table:table-cell office:value-type="float" office:value="275578" table:style-name="ce237">
            <text:p><text:s text:c="3"/>275,578</text:p>
          </table:table-cell>
          <table:table-cell office:value-type="float" office:value="259681" table:style-name="ce237">
            <text:p><text:s text:c="3"/>259,681</text:p>
          </table:table-cell>
          <table:table-cell office:value-type="float" office:value="100" table:style-name="ce238">
            <text:p>100.00</text:p>
          </table:table-cell>
          <table:table-cell office:value-type="float" office:value="62131" table:style-name="ce237">
            <text:p><text:s text:c="3"/>62,131</text:p>
          </table:table-cell>
          <table:table-cell office:value-type="float" office:value="32136" table:style-name="ce237">
            <text:p><text:s text:c="3"/>32,136</text:p>
          </table:table-cell>
          <table:table-cell office:value-type="float" office:value="29995" table:style-name="ce237">
            <text:p><text:s text:c="3"/>29,995</text:p>
          </table:table-cell>
          <table:table-cell office:value-type="float" office:value="11.60765162285921" table:style-name="ce238">
            <text:p>11.61</text:p>
          </table:table-cell>
          <table:table-cell office:value-type="float" office:value="375008" table:style-name="ce237">
            <text:p><text:s text:c="3"/>375,008</text:p>
          </table:table-cell>
          <table:table-cell office:value-type="float" office:value="196894" table:style-name="ce237">
            <text:p><text:s text:c="3"/>196,894</text:p>
          </table:table-cell>
          <table:table-cell office:value-type="float" office:value="178114" table:style-name="ce237">
            <text:p><text:s text:c="3"/>178,114</text:p>
          </table:table-cell>
          <table:table-cell office:value-type="float" office:value="70.061035872353386" table:style-name="ce238">
            <text:p>70.06</text:p>
          </table:table-cell>
          <table:table-cell office:value-type="float" office:value="98120" table:style-name="ce237">
            <text:p><text:s text:c="3"/>98,120</text:p>
          </table:table-cell>
          <table:table-cell office:value-type="float" office:value="46548" table:style-name="ce237">
            <text:p><text:s text:c="3"/>46,548</text:p>
          </table:table-cell>
          <table:table-cell office:value-type="float" office:value="51572" table:style-name="ce237">
            <text:p><text:s text:c="3"/>51,572</text:p>
          </table:table-cell>
          <table:table-cell office:value-type="float" office:value="18.331312504787402" table:style-name="ce238">
            <text:p>18.33</text:p>
          </table:table-cell>
          <table:table-cell office:value-type="float" office:value="228862" table:style-name="ce237">
            <text:p><text:s text:c="3"/>228,862</text:p>
          </table:table-cell>
          <table:table-cell office:value-type="float" office:value="120426" table:style-name="ce237">
            <text:p><text:s text:c="3"/>120,426</text:p>
          </table:table-cell>
          <table:table-cell office:value-type="float" office:value="108436" table:style-name="ce237">
            <text:p><text:s text:c="3"/>108,436</text:p>
          </table:table-cell>
          <table:table-cell office:value-type="float" office:value="42.757244623630797" table:style-name="ce238">
            <text:p>42.76</text:p>
          </table:table-cell>
          <table:table-cell office:value-type="float" office:value="447516" table:style-name="ce237">
            <text:p><text:s text:c="3"/>447,516</text:p>
          </table:table-cell>
          <table:table-cell office:value-type="float" office:value="229798" table:style-name="ce237">
            <text:p><text:s text:c="3"/>229,798</text:p>
          </table:table-cell>
          <table:table-cell office:value-type="float" office:value="217718" table:style-name="ce237">
            <text:p><text:s text:c="3"/>217,718</text:p>
          </table:table-cell>
          <table:table-cell office:value-type="float" office:value="83.607375121203006" table:style-name="ce238">
            <text:p>83.61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彰</text:span><text:s/><text:span text:style-name="T5">化</text:span><text:s/><text:span text:style-name="T5">縣</text:span></text:p>
          </table:table-cell>
          <table:table-cell office:value-type="float" office:value="1245824" table:style-name="ce239">
            <text:p><text:s text:c="3"/>1,245,824</text:p>
          </table:table-cell>
          <table:table-cell office:value-type="float" office:value="631963" table:style-name="ce239">
            <text:p><text:s text:c="3"/>631,963</text:p>
          </table:table-cell>
          <table:table-cell office:value-type="float" office:value="613861" table:style-name="ce239">
            <text:p><text:s text:c="3"/>613,861</text:p>
          </table:table-cell>
          <table:table-cell office:value-type="float" office:value="100" table:style-name="ce240">
            <text:p>100.00</text:p>
          </table:table-cell>
          <table:table-cell office:value-type="float" office:value="151159" table:style-name="ce239">
            <text:p><text:s text:c="3"/>151,159</text:p>
          </table:table-cell>
          <table:table-cell office:value-type="float" office:value="78701" table:style-name="ce239">
            <text:p><text:s text:c="3"/>78,701</text:p>
          </table:table-cell>
          <table:table-cell office:value-type="float" office:value="72458" table:style-name="ce239">
            <text:p><text:s text:c="3"/>72,458</text:p>
          </table:table-cell>
          <table:table-cell office:value-type="float" office:value="12.133254777560881" table:style-name="ce240">
            <text:p>12.13</text:p>
          </table:table-cell>
          <table:table-cell office:value-type="float" office:value="869987" table:style-name="ce239">
            <text:p><text:s text:c="3"/>869,987</text:p>
          </table:table-cell>
          <table:table-cell office:value-type="float" office:value="449345" table:style-name="ce239">
            <text:p><text:s text:c="3"/>449,345</text:p>
          </table:table-cell>
          <table:table-cell office:value-type="float" office:value="420642" table:style-name="ce239">
            <text:p><text:s text:c="3"/>420,642</text:p>
          </table:table-cell>
          <table:table-cell office:value-type="float" office:value="69.832255599506837" table:style-name="ce240">
            <text:p>69.83</text:p>
          </table:table-cell>
          <table:table-cell office:value-type="float" office:value="224678" table:style-name="ce239">
            <text:p><text:s text:c="3"/>224,678</text:p>
          </table:table-cell>
          <table:table-cell office:value-type="float" office:value="103917" table:style-name="ce239">
            <text:p><text:s text:c="3"/>103,917</text:p>
          </table:table-cell>
          <table:table-cell office:value-type="float" office:value="120761" table:style-name="ce239">
            <text:p><text:s text:c="3"/>120,761</text:p>
          </table:table-cell>
          <table:table-cell office:value-type="float" office:value="18.034489622932291" table:style-name="ce240">
            <text:p>18.03</text:p>
          </table:table-cell>
          <table:table-cell office:value-type="float" office:value="541984" table:style-name="ce239">
            <text:p><text:s text:c="3"/>541,984</text:p>
          </table:table-cell>
          <table:table-cell office:value-type="float" office:value="280207" table:style-name="ce239">
            <text:p><text:s text:c="3"/>280,207</text:p>
          </table:table-cell>
          <table:table-cell office:value-type="float" office:value="261777" table:style-name="ce239">
            <text:p><text:s text:c="3"/>261,777</text:p>
          </table:table-cell>
          <table:table-cell office:value-type="float" office:value="43.504058358162951" table:style-name="ce240">
            <text:p>43.50</text:p>
          </table:table-cell>
          <table:table-cell office:value-type="float" office:value="1034480" table:style-name="ce239">
            <text:p><text:s text:c="3"/>1,034,480</text:p>
          </table:table-cell>
          <table:table-cell office:value-type="float" office:value="521458" table:style-name="ce239">
            <text:p><text:s text:c="3"/>521,458</text:p>
          </table:table-cell>
          <table:table-cell office:value-type="float" office:value="513022" table:style-name="ce239">
            <text:p><text:s text:c="3"/>513,022</text:p>
          </table:table-cell>
          <table:table-cell office:value-type="float" office:value="83.035806020754137" table:style-name="ce240">
            <text:p>83.04</text:p>
          </table:table-cell>
          <table:table-cell table:number-columns-repeated="16359" table:style-name="ce101"/>
        </table:table-row>
        <table:table-row table:style-name="ro16">
          <table:table-cell office:value-type="string" table:style-name="ce107">
            <text:p><text:span text:style-name="T5">南</text:span><text:s/><text:span text:style-name="T5">投</text:span><text:s/><text:span text:style-name="T5">縣</text:span></text:p>
          </table:table-cell>
          <table:table-cell office:value-type="float" office:value="479666" table:style-name="ce241">
            <text:p><text:s text:c="3"/>479,666</text:p>
          </table:table-cell>
          <table:table-cell office:value-type="float" office:value="244611" table:style-name="ce241">
            <text:p><text:s text:c="3"/>244,611</text:p>
          </table:table-cell>
          <table:table-cell office:value-type="float" office:value="235055" table:style-name="ce241">
            <text:p><text:s text:c="3"/>235,055</text:p>
          </table:table-cell>
          <table:table-cell office:value-type="float" office:value="100" table:style-name="ce242">
            <text:p>100.00</text:p>
          </table:table-cell>
          <table:table-cell office:value-type="float" office:value="49256" table:style-name="ce241">
            <text:p><text:s text:c="3"/>49,256</text:p>
          </table:table-cell>
          <table:table-cell office:value-type="float" office:value="25708" table:style-name="ce241">
            <text:p><text:s text:c="3"/>25,708</text:p>
          </table:table-cell>
          <table:table-cell office:value-type="float" office:value="23548" table:style-name="ce241">
            <text:p><text:s text:c="3"/>23,548</text:p>
          </table:table-cell>
          <table:table-cell office:value-type="float" office:value="10.268812048383669" table:style-name="ce242">
            <text:p>10.27</text:p>
          </table:table-cell>
          <table:table-cell office:value-type="float" office:value="333570" table:style-name="ce241">
            <text:p><text:s text:c="3"/>333,570</text:p>
          </table:table-cell>
          <table:table-cell office:value-type="float" office:value="173439" table:style-name="ce241">
            <text:p><text:s text:c="3"/>173,439</text:p>
          </table:table-cell>
          <table:table-cell office:value-type="float" office:value="160131" table:style-name="ce241">
            <text:p><text:s text:c="3"/>160,131</text:p>
          </table:table-cell>
          <table:table-cell office:value-type="float" office:value="69.542139738901653" table:style-name="ce242">
            <text:p>69.54</text:p>
          </table:table-cell>
          <table:table-cell office:value-type="float" office:value="96840" table:style-name="ce241">
            <text:p><text:s text:c="3"/>96,840</text:p>
          </table:table-cell>
          <table:table-cell office:value-type="float" office:value="45464" table:style-name="ce241">
            <text:p><text:s text:c="3"/>45,464</text:p>
          </table:table-cell>
          <table:table-cell office:value-type="float" office:value="51376" table:style-name="ce241">
            <text:p><text:s text:c="3"/>51,376</text:p>
          </table:table-cell>
          <table:table-cell office:value-type="float" office:value="20.189048212714681" table:style-name="ce242">
            <text:p>20.19</text:p>
          </table:table-cell>
          <table:table-cell office:value-type="float" office:value="196738" table:style-name="ce241">
            <text:p><text:s text:c="3"/>196,738</text:p>
          </table:table-cell>
          <table:table-cell office:value-type="float" office:value="103202" table:style-name="ce241">
            <text:p><text:s text:c="3"/>103,202</text:p>
          </table:table-cell>
          <table:table-cell office:value-type="float" office:value="93536" table:style-name="ce241">
            <text:p><text:s text:c="3"/>93,536</text:p>
          </table:table-cell>
          <table:table-cell office:value-type="float" office:value="41.015623371262507" table:style-name="ce242">
            <text:p>41.02</text:p>
          </table:table-cell>
          <table:table-cell office:value-type="float" office:value="408701" table:style-name="ce241">
            <text:p><text:s text:c="3"/>408,701</text:p>
          </table:table-cell>
          <table:table-cell office:value-type="float" office:value="207670" table:style-name="ce241">
            <text:p><text:s text:c="3"/>207,670</text:p>
          </table:table-cell>
          <table:table-cell office:value-type="float" office:value="201031" table:style-name="ce241">
            <text:p><text:s text:c="3"/>201,031</text:p>
          </table:table-cell>
          <table:table-cell office:value-type="float" office:value="85.205330375719768" table:style-name="ce242">
            <text:p>85.21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雲</text:span><text:s/><text:span text:style-name="T5">林</text:span><text:s/><text:span text:style-name="T5">縣</text:span></text:p>
          </table:table-cell>
          <table:table-cell office:value-type="float" office:value="663981" table:style-name="ce243">
            <text:p><text:s text:c="3"/>663,981</text:p>
          </table:table-cell>
          <table:table-cell office:value-type="float" office:value="342686" table:style-name="ce243">
            <text:p><text:s text:c="3"/>342,686</text:p>
          </table:table-cell>
          <table:table-cell office:value-type="float" office:value="321295" table:style-name="ce243">
            <text:p><text:s text:c="3"/>321,295</text:p>
          </table:table-cell>
          <table:table-cell office:value-type="float" office:value="100" table:style-name="ce244">
            <text:p>100.00</text:p>
          </table:table-cell>
          <table:table-cell office:value-type="float" office:value="70135" table:style-name="ce243">
            <text:p><text:s text:c="3"/>70,135</text:p>
          </table:table-cell>
          <table:table-cell office:value-type="float" office:value="36335" table:style-name="ce243">
            <text:p><text:s text:c="3"/>36,335</text:p>
          </table:table-cell>
          <table:table-cell office:value-type="float" office:value="33800" table:style-name="ce243">
            <text:p><text:s text:c="3"/>33,800</text:p>
          </table:table-cell>
          <table:table-cell office:value-type="float" office:value="10.56280224885953" table:style-name="ce244">
            <text:p>10.56</text:p>
          </table:table-cell>
          <table:table-cell office:value-type="float" office:value="459897" table:style-name="ce243">
            <text:p><text:s text:c="3"/>459,897</text:p>
          </table:table-cell>
          <table:table-cell office:value-type="float" office:value="244482" table:style-name="ce243">
            <text:p><text:s text:c="3"/>244,482</text:p>
          </table:table-cell>
          <table:table-cell office:value-type="float" office:value="215415" table:style-name="ce243">
            <text:p><text:s text:c="3"/>215,415</text:p>
          </table:table-cell>
          <table:table-cell office:value-type="float" office:value="69.263578325283405" table:style-name="ce244">
            <text:p>69.26</text:p>
          </table:table-cell>
          <table:table-cell office:value-type="float" office:value="133949" table:style-name="ce243">
            <text:p><text:s text:c="3"/>133,949</text:p>
          </table:table-cell>
          <table:table-cell office:value-type="float" office:value="61869" table:style-name="ce243">
            <text:p><text:s text:c="3"/>61,869</text:p>
          </table:table-cell>
          <table:table-cell office:value-type="float" office:value="72080" table:style-name="ce243">
            <text:p><text:s text:c="3"/>72,080</text:p>
          </table:table-cell>
          <table:table-cell office:value-type="float" office:value="20.173619425857069" table:style-name="ce244">
            <text:p>20.17</text:p>
          </table:table-cell>
          <table:table-cell office:value-type="float" office:value="276910" table:style-name="ce243">
            <text:p><text:s text:c="3"/>276,910</text:p>
          </table:table-cell>
          <table:table-cell office:value-type="float" office:value="145034" table:style-name="ce243">
            <text:p><text:s text:c="3"/>145,034</text:p>
          </table:table-cell>
          <table:table-cell office:value-type="float" office:value="131876" table:style-name="ce243">
            <text:p><text:s text:c="3"/>131,876</text:p>
          </table:table-cell>
          <table:table-cell office:value-type="float" office:value="41.70450660485767" table:style-name="ce244">
            <text:p>41.70</text:p>
          </table:table-cell>
          <table:table-cell office:value-type="float" office:value="562365" table:style-name="ce243">
            <text:p><text:s text:c="3"/>562,365</text:p>
          </table:table-cell>
          <table:table-cell office:value-type="float" office:value="289703" table:style-name="ce243">
            <text:p><text:s text:c="3"/>289,703</text:p>
          </table:table-cell>
          <table:table-cell office:value-type="float" office:value="272662" table:style-name="ce243">
            <text:p><text:s text:c="3"/>272,662</text:p>
          </table:table-cell>
          <table:table-cell office:value-type="float" office:value="84.695947625007335" table:style-name="ce244">
            <text:p>84.70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嘉</text:span><text:s/><text:span text:style-name="T5">義</text:span><text:s/><text:span text:style-name="T5">縣</text:span></text:p>
          </table:table-cell>
          <table:table-cell office:value-type="float" office:value="488012" table:style-name="ce245">
            <text:p><text:s text:c="3"/>488,012</text:p>
          </table:table-cell>
          <table:table-cell office:value-type="float" office:value="252820" table:style-name="ce245">
            <text:p><text:s text:c="3"/>252,820</text:p>
          </table:table-cell>
          <table:table-cell office:value-type="float" office:value="235192" table:style-name="ce245">
            <text:p><text:s text:c="3"/>235,192</text:p>
          </table:table-cell>
          <table:table-cell office:value-type="float" office:value="100" table:style-name="ce246">
            <text:p>100.00</text:p>
          </table:table-cell>
          <table:table-cell office:value-type="float" office:value="41895" table:style-name="ce245">
            <text:p><text:s text:c="3"/>41,895</text:p>
          </table:table-cell>
          <table:table-cell office:value-type="float" office:value="21804" table:style-name="ce245">
            <text:p><text:s text:c="3"/>21,804</text:p>
          </table:table-cell>
          <table:table-cell office:value-type="float" office:value="20091" table:style-name="ce245">
            <text:p><text:s text:c="3"/>20,091</text:p>
          </table:table-cell>
          <table:table-cell office:value-type="float" office:value="8.5848298812324302" table:style-name="ce246">
            <text:p>8.58</text:p>
          </table:table-cell>
          <table:table-cell office:value-type="float" office:value="339958" table:style-name="ce245">
            <text:p><text:s text:c="3"/>339,958</text:p>
          </table:table-cell>
          <table:table-cell office:value-type="float" office:value="181201" table:style-name="ce245">
            <text:p><text:s text:c="3"/>181,201</text:p>
          </table:table-cell>
          <table:table-cell office:value-type="float" office:value="158757" table:style-name="ce245">
            <text:p><text:s text:c="3"/>158,757</text:p>
          </table:table-cell>
          <table:table-cell office:value-type="float" office:value="69.661811594796859" table:style-name="ce246">
            <text:p>69.66</text:p>
          </table:table-cell>
          <table:table-cell office:value-type="float" office:value="106159" table:style-name="ce245">
            <text:p><text:s text:c="3"/>106,159</text:p>
          </table:table-cell>
          <table:table-cell office:value-type="float" office:value="49815" table:style-name="ce245">
            <text:p><text:s text:c="3"/>49,815</text:p>
          </table:table-cell>
          <table:table-cell office:value-type="float" office:value="56344" table:style-name="ce245">
            <text:p><text:s text:c="3"/>56,344</text:p>
          </table:table-cell>
          <table:table-cell office:value-type="float" office:value="21.753358523970721" table:style-name="ce246">
            <text:p>21.75</text:p>
          </table:table-cell>
          <table:table-cell office:value-type="float" office:value="198303" table:style-name="ce245">
            <text:p><text:s text:c="3"/>198,303</text:p>
          </table:table-cell>
          <table:table-cell office:value-type="float" office:value="104698" table:style-name="ce245">
            <text:p><text:s text:c="3"/>104,698</text:p>
          </table:table-cell>
          <table:table-cell office:value-type="float" office:value="93605" table:style-name="ce245">
            <text:p><text:s text:c="3"/>93,605</text:p>
          </table:table-cell>
          <table:table-cell office:value-type="float" office:value="40.6348614378335" table:style-name="ce246">
            <text:p>40.63</text:p>
          </table:table-cell>
          <table:table-cell office:value-type="float" office:value="424827" table:style-name="ce245">
            <text:p><text:s text:c="3"/>424,827</text:p>
          </table:table-cell>
          <table:table-cell office:value-type="float" office:value="219839" table:style-name="ce245">
            <text:p><text:s text:c="3"/>219,839</text:p>
          </table:table-cell>
          <table:table-cell office:value-type="float" office:value="204988" table:style-name="ce245">
            <text:p><text:s text:c="3"/>204,988</text:p>
          </table:table-cell>
          <table:table-cell office:value-type="float" office:value="87.05257247772596" table:style-name="ce246">
            <text:p>87.05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屏</text:span><text:s/><text:span text:style-name="T5">東</text:span><text:s/><text:span text:style-name="T5">縣</text:span></text:p>
          </table:table-cell>
          <table:table-cell office:value-type="float" office:value="798940" table:style-name="ce247">
            <text:p><text:s text:c="3"/>798,940</text:p>
          </table:table-cell>
          <table:table-cell office:value-type="float" office:value="405846" table:style-name="ce247">
            <text:p><text:s text:c="3"/>405,846</text:p>
          </table:table-cell>
          <table:table-cell office:value-type="float" office:value="393094" table:style-name="ce247">
            <text:p><text:s text:c="3"/>393,094</text:p>
          </table:table-cell>
          <table:table-cell office:value-type="float" office:value="100" table:style-name="ce248">
            <text:p>100.00</text:p>
          </table:table-cell>
          <table:table-cell office:value-type="float" office:value="80545" table:style-name="ce247">
            <text:p><text:s text:c="3"/>80,545</text:p>
          </table:table-cell>
          <table:table-cell office:value-type="float" office:value="41985" table:style-name="ce247">
            <text:p><text:s text:c="3"/>41,985</text:p>
          </table:table-cell>
          <table:table-cell office:value-type="float" office:value="38560" table:style-name="ce247">
            <text:p><text:s text:c="3"/>38,560</text:p>
          </table:table-cell>
          <table:table-cell office:value-type="float" office:value="10.081482964928529" table:style-name="ce248">
            <text:p>10.08</text:p>
          </table:table-cell>
          <table:table-cell office:value-type="float" office:value="562228" table:style-name="ce247">
            <text:p><text:s text:c="3"/>562,228</text:p>
          </table:table-cell>
          <table:table-cell office:value-type="float" office:value="291457" table:style-name="ce247">
            <text:p><text:s text:c="3"/>291,457</text:p>
          </table:table-cell>
          <table:table-cell office:value-type="float" office:value="270771" table:style-name="ce247">
            <text:p><text:s text:c="3"/>270,771</text:p>
          </table:table-cell>
          <table:table-cell office:value-type="float" office:value="70.371742558890531" table:style-name="ce248">
            <text:p>70.37</text:p>
          </table:table-cell>
          <table:table-cell office:value-type="float" office:value="156167" table:style-name="ce247">
            <text:p><text:s text:c="3"/>156,167</text:p>
          </table:table-cell>
          <table:table-cell office:value-type="float" office:value="72404" table:style-name="ce247">
            <text:p><text:s text:c="3"/>72,404</text:p>
          </table:table-cell>
          <table:table-cell office:value-type="float" office:value="83763" table:style-name="ce247">
            <text:p><text:s text:c="3"/>83,763</text:p>
          </table:table-cell>
          <table:table-cell office:value-type="float" office:value="19.546774476180939" table:style-name="ce248">
            <text:p>19.55</text:p>
          </table:table-cell>
          <table:table-cell office:value-type="float" office:value="335347" table:style-name="ce247">
            <text:p><text:s text:c="3"/>335,347</text:p>
          </table:table-cell>
          <table:table-cell office:value-type="float" office:value="175221" table:style-name="ce247">
            <text:p><text:s text:c="3"/>175,221</text:p>
          </table:table-cell>
          <table:table-cell office:value-type="float" office:value="160126" table:style-name="ce247">
            <text:p><text:s text:c="3"/>160,126</text:p>
          </table:table-cell>
          <table:table-cell office:value-type="float" office:value="41.973990537462143" table:style-name="ce248">
            <text:p>41.97</text:p>
          </table:table-cell>
          <table:table-cell office:value-type="float" office:value="683995" table:style-name="ce247">
            <text:p><text:s text:c="3"/>683,995</text:p>
          </table:table-cell>
          <table:table-cell office:value-type="float" office:value="345915" table:style-name="ce247">
            <text:p><text:s text:c="3"/>345,915</text:p>
          </table:table-cell>
          <table:table-cell office:value-type="float" office:value="338080" table:style-name="ce247">
            <text:p><text:s text:c="3"/>338,080</text:p>
          </table:table-cell>
          <table:table-cell office:value-type="float" office:value="85.612811975868027" table:style-name="ce248">
            <text:p>85.61</text:p>
          </table:table-cell>
          <table:table-cell table:number-columns-repeated="16359" table:style-name="ce101"/>
        </table:table-row>
        <table:table-row table:style-name="ro16">
          <table:table-cell office:value-type="string" table:style-name="ce107">
            <text:p><text:span text:style-name="T5">臺</text:span><text:s/><text:span text:style-name="T5">東</text:span><text:s/><text:span text:style-name="T5">縣</text:span></text:p>
          </table:table-cell>
          <table:table-cell office:value-type="float" office:value="212511" table:style-name="ce249">
            <text:p><text:s text:c="3"/>212,511</text:p>
          </table:table-cell>
          <table:table-cell office:value-type="float" office:value="108697" table:style-name="ce249">
            <text:p><text:s text:c="3"/>108,697</text:p>
          </table:table-cell>
          <table:table-cell office:value-type="float" office:value="103814" table:style-name="ce249">
            <text:p><text:s text:c="3"/>103,814</text:p>
          </table:table-cell>
          <table:table-cell office:value-type="float" office:value="100" table:style-name="ce250">
            <text:p>100.00</text:p>
          </table:table-cell>
          <table:table-cell office:value-type="float" office:value="23548" table:style-name="ce249">
            <text:p><text:s text:c="3"/>23,548</text:p>
          </table:table-cell>
          <table:table-cell office:value-type="float" office:value="12315" table:style-name="ce249">
            <text:p><text:s text:c="3"/>12,315</text:p>
          </table:table-cell>
          <table:table-cell office:value-type="float" office:value="11233" table:style-name="ce249">
            <text:p><text:s text:c="3"/>11,233</text:p>
          </table:table-cell>
          <table:table-cell office:value-type="float" office:value="11.08083816837717" table:style-name="ce250">
            <text:p>11.08</text:p>
          </table:table-cell>
          <table:table-cell office:value-type="float" office:value="148990" table:style-name="ce249">
            <text:p><text:s text:c="3"/>148,990</text:p>
          </table:table-cell>
          <table:table-cell office:value-type="float" office:value="78243" table:style-name="ce249">
            <text:p><text:s text:c="3"/>78,243</text:p>
          </table:table-cell>
          <table:table-cell office:value-type="float" office:value="70747" table:style-name="ce249">
            <text:p><text:s text:c="3"/>70,747</text:p>
          </table:table-cell>
          <table:table-cell office:value-type="float" office:value="70.109311988555888" table:style-name="ce250">
            <text:p>70.11</text:p>
          </table:table-cell>
          <table:table-cell office:value-type="float" office:value="39973" table:style-name="ce249">
            <text:p><text:s text:c="3"/>39,973</text:p>
          </table:table-cell>
          <table:table-cell office:value-type="float" office:value="18139" table:style-name="ce249">
            <text:p><text:s text:c="3"/>18,139</text:p>
          </table:table-cell>
          <table:table-cell office:value-type="float" office:value="21834" table:style-name="ce249">
            <text:p><text:s text:c="3"/>21,834</text:p>
          </table:table-cell>
          <table:table-cell office:value-type="float" office:value="18.809849843066949" table:style-name="ce250">
            <text:p>18.81</text:p>
          </table:table-cell>
          <table:table-cell office:value-type="float" office:value="87535" table:style-name="ce249">
            <text:p><text:s text:c="3"/>87,535</text:p>
          </table:table-cell>
          <table:table-cell office:value-type="float" office:value="45943" table:style-name="ce249">
            <text:p><text:s text:c="3"/>45,943</text:p>
          </table:table-cell>
          <table:table-cell office:value-type="float" office:value="41592" table:style-name="ce249">
            <text:p><text:s text:c="3"/>41,592</text:p>
          </table:table-cell>
          <table:table-cell office:value-type="float" office:value="41.190808946360427" table:style-name="ce250">
            <text:p>41.19</text:p>
          </table:table-cell>
          <table:table-cell office:value-type="float" office:value="179169" table:style-name="ce249">
            <text:p><text:s text:c="3"/>179,169</text:p>
          </table:table-cell>
          <table:table-cell office:value-type="float" office:value="91204" table:style-name="ce249">
            <text:p><text:s text:c="3"/>91,204</text:p>
          </table:table-cell>
          <table:table-cell office:value-type="float" office:value="87965" table:style-name="ce249">
            <text:p><text:s text:c="3"/>87,965</text:p>
          </table:table-cell>
          <table:table-cell office:value-type="float" office:value="84.310459223287253" table:style-name="ce250">
            <text:p>84.31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花</text:span><text:s/><text:span text:style-name="T5">蓮</text:span><text:s/><text:span text:style-name="T5">縣</text:span></text:p>
          </table:table-cell>
          <table:table-cell office:value-type="float" office:value="318995" table:style-name="ce251">
            <text:p><text:s text:c="3"/>318,995</text:p>
          </table:table-cell>
          <table:table-cell office:value-type="float" office:value="160700" table:style-name="ce251">
            <text:p><text:s text:c="3"/>160,700</text:p>
          </table:table-cell>
          <table:table-cell office:value-type="float" office:value="158295" table:style-name="ce251">
            <text:p><text:s text:c="3"/>158,295</text:p>
          </table:table-cell>
          <table:table-cell office:value-type="float" office:value="100" table:style-name="ce252">
            <text:p>100.00</text:p>
          </table:table-cell>
          <table:table-cell office:value-type="float" office:value="36210" table:style-name="ce251">
            <text:p><text:s text:c="3"/>36,210</text:p>
          </table:table-cell>
          <table:table-cell office:value-type="float" office:value="18963" table:style-name="ce251">
            <text:p><text:s text:c="3"/>18,963</text:p>
          </table:table-cell>
          <table:table-cell office:value-type="float" office:value="17247" table:style-name="ce251">
            <text:p><text:s text:c="3"/>17,247</text:p>
          </table:table-cell>
          <table:table-cell office:value-type="float" office:value="11.351275098355771" table:style-name="ce252">
            <text:p>11.35</text:p>
          </table:table-cell>
          <table:table-cell office:value-type="float" office:value="221792" table:style-name="ce251">
            <text:p><text:s text:c="3"/>221,792</text:p>
          </table:table-cell>
          <table:table-cell office:value-type="float" office:value="113800" table:style-name="ce251">
            <text:p><text:s text:c="3"/>113,800</text:p>
          </table:table-cell>
          <table:table-cell office:value-type="float" office:value="107992" table:style-name="ce251">
            <text:p><text:s text:c="3"/>107,992</text:p>
          </table:table-cell>
          <table:table-cell office:value-type="float" office:value="69.528362513519014" table:style-name="ce252">
            <text:p>69.53</text:p>
          </table:table-cell>
          <table:table-cell office:value-type="float" office:value="60993" table:style-name="ce251">
            <text:p><text:s text:c="3"/>60,993</text:p>
          </table:table-cell>
          <table:table-cell office:value-type="float" office:value="27937" table:style-name="ce251">
            <text:p><text:s text:c="3"/>27,937</text:p>
          </table:table-cell>
          <table:table-cell office:value-type="float" office:value="33056" table:style-name="ce251">
            <text:p><text:s text:c="3"/>33,056</text:p>
          </table:table-cell>
          <table:table-cell office:value-type="float" office:value="19.120362388125201" table:style-name="ce252">
            <text:p>19.12</text:p>
          </table:table-cell>
          <table:table-cell office:value-type="float" office:value="132198" table:style-name="ce251">
            <text:p><text:s text:c="3"/>132,198</text:p>
          </table:table-cell>
          <table:table-cell office:value-type="float" office:value="68317" table:style-name="ce251">
            <text:p><text:s text:c="3"/>68,317</text:p>
          </table:table-cell>
          <table:table-cell office:value-type="float" office:value="63881" table:style-name="ce251">
            <text:p><text:s text:c="3"/>63,881</text:p>
          </table:table-cell>
          <table:table-cell office:value-type="float" office:value="41.442028871925892" table:style-name="ce252">
            <text:p>41.44</text:p>
          </table:table-cell>
          <table:table-cell office:value-type="float" office:value="268458" table:style-name="ce251">
            <text:p><text:s text:c="3"/>268,458</text:p>
          </table:table-cell>
          <table:table-cell office:value-type="float" office:value="134222" table:style-name="ce251">
            <text:p><text:s text:c="3"/>134,222</text:p>
          </table:table-cell>
          <table:table-cell office:value-type="float" office:value="134236" table:style-name="ce251">
            <text:p><text:s text:c="3"/>134,236</text:p>
          </table:table-cell>
          <table:table-cell office:value-type="float" office:value="84.15743193466983" table:style-name="ce252">
            <text:p>84.16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澎</text:span><text:s/><text:span text:style-name="T5">湖</text:span><text:s/><text:span text:style-name="T5">縣</text:span></text:p>
          </table:table-cell>
          <table:table-cell office:value-type="float" office:value="107322" table:style-name="ce253">
            <text:p><text:s text:c="3"/>107,322</text:p>
          </table:table-cell>
          <table:table-cell office:value-type="float" office:value="55075" table:style-name="ce253">
            <text:p><text:s text:c="3"/>55,075</text:p>
          </table:table-cell>
          <table:table-cell office:value-type="float" office:value="52247" table:style-name="ce253">
            <text:p><text:s text:c="3"/>52,247</text:p>
          </table:table-cell>
          <table:table-cell office:value-type="float" office:value="100" table:style-name="ce254">
            <text:p>100.00</text:p>
          </table:table-cell>
          <table:table-cell office:value-type="float" office:value="10645" table:style-name="ce253">
            <text:p><text:s text:c="3"/>10,645</text:p>
          </table:table-cell>
          <table:table-cell office:value-type="float" office:value="5547" table:style-name="ce253">
            <text:p><text:s text:c="3"/>5,547</text:p>
          </table:table-cell>
          <table:table-cell office:value-type="float" office:value="5098" table:style-name="ce253">
            <text:p><text:s text:c="3"/>5,098</text:p>
          </table:table-cell>
          <table:table-cell office:value-type="float" office:value="9.9187491846965194" table:style-name="ce254">
            <text:p>9.92</text:p>
          </table:table-cell>
          <table:table-cell office:value-type="float" office:value="76994" table:style-name="ce253">
            <text:p><text:s text:c="3"/>76,994</text:p>
          </table:table-cell>
          <table:table-cell office:value-type="float" office:value="40296" table:style-name="ce253">
            <text:p><text:s text:c="3"/>40,296</text:p>
          </table:table-cell>
          <table:table-cell office:value-type="float" office:value="36698" table:style-name="ce253">
            <text:p><text:s text:c="3"/>36,698</text:p>
          </table:table-cell>
          <table:table-cell office:value-type="float" office:value="71.741115521514701" table:style-name="ce254">
            <text:p>71.74</text:p>
          </table:table-cell>
          <table:table-cell office:value-type="float" office:value="19683" table:style-name="ce253">
            <text:p><text:s text:c="3"/>19,683</text:p>
          </table:table-cell>
          <table:table-cell office:value-type="float" office:value="9232" table:style-name="ce253">
            <text:p><text:s text:c="3"/>9,232</text:p>
          </table:table-cell>
          <table:table-cell office:value-type="float" office:value="10451" table:style-name="ce253">
            <text:p><text:s text:c="3"/>10,451</text:p>
          </table:table-cell>
          <table:table-cell office:value-type="float" office:value="18.34013529378878" table:style-name="ce254">
            <text:p>18.34</text:p>
          </table:table-cell>
          <table:table-cell office:value-type="float" office:value="48060" table:style-name="ce253">
            <text:p><text:s text:c="3"/>48,060</text:p>
          </table:table-cell>
          <table:table-cell office:value-type="float" office:value="25110" table:style-name="ce253">
            <text:p><text:s text:c="3"/>25,110</text:p>
          </table:table-cell>
          <table:table-cell office:value-type="float" office:value="22950" table:style-name="ce253">
            <text:p><text:s text:c="3"/>22,950</text:p>
          </table:table-cell>
          <table:table-cell office:value-type="float" office:value="44.781125957399233" table:style-name="ce254">
            <text:p>44.78</text:p>
          </table:table-cell>
          <table:table-cell office:value-type="float" office:value="91893" table:style-name="ce253">
            <text:p><text:s text:c="3"/>91,893</text:p>
          </table:table-cell>
          <table:table-cell office:value-type="float" office:value="46949" table:style-name="ce253">
            <text:p><text:s text:c="3"/>46,949</text:p>
          </table:table-cell>
          <table:table-cell office:value-type="float" office:value="44944" table:style-name="ce253">
            <text:p><text:s text:c="3"/>44,944</text:p>
          </table:table-cell>
          <table:table-cell office:value-type="float" office:value="85.623637278470397" table:style-name="ce254">
            <text:p>85.62</text:p>
          </table:table-cell>
          <table:table-cell table:number-columns-repeated="16359" table:style-name="ce101"/>
        </table:table-row>
        <table:table-row table:style-name="ro16">
          <table:table-cell office:value-type="string" table:style-name="ce107">
            <text:p><text:span text:style-name="T5">基</text:span><text:s/><text:span text:style-name="T5">隆</text:span><text:s/><text:span text:style-name="T5">市</text:span></text:p>
          </table:table-cell>
          <table:table-cell office:value-type="float" office:value="361891" table:style-name="ce255">
            <text:p><text:s text:c="3"/>361,891</text:p>
          </table:table-cell>
          <table:table-cell office:value-type="float" office:value="180231" table:style-name="ce255">
            <text:p><text:s text:c="3"/>180,231</text:p>
          </table:table-cell>
          <table:table-cell office:value-type="float" office:value="181660" table:style-name="ce255">
            <text:p><text:s text:c="3"/>181,660</text:p>
          </table:table-cell>
          <table:table-cell office:value-type="float" office:value="100" table:style-name="ce256">
            <text:p>100.00</text:p>
          </table:table-cell>
          <table:table-cell office:value-type="float" office:value="35602" table:style-name="ce255">
            <text:p><text:s text:c="3"/>35,602</text:p>
          </table:table-cell>
          <table:table-cell office:value-type="float" office:value="18482" table:style-name="ce255">
            <text:p><text:s text:c="3"/>18,482</text:p>
          </table:table-cell>
          <table:table-cell office:value-type="float" office:value="17120" table:style-name="ce255">
            <text:p><text:s text:c="3"/>17,120</text:p>
          </table:table-cell>
          <table:table-cell office:value-type="float" office:value="9.8377688309463291" table:style-name="ce256">
            <text:p>9.84</text:p>
          </table:table-cell>
          <table:table-cell office:value-type="float" office:value="256171" table:style-name="ce255">
            <text:p><text:s text:c="3"/>256,171</text:p>
          </table:table-cell>
          <table:table-cell office:value-type="float" office:value="130224" table:style-name="ce255">
            <text:p><text:s text:c="3"/>130,224</text:p>
          </table:table-cell>
          <table:table-cell office:value-type="float" office:value="125947" table:style-name="ce255">
            <text:p><text:s text:c="3"/>125,947</text:p>
          </table:table-cell>
          <table:table-cell office:value-type="float" office:value="70.786783865860158" table:style-name="ce256">
            <text:p>70.79</text:p>
          </table:table-cell>
          <table:table-cell office:value-type="float" office:value="70118" table:style-name="ce255">
            <text:p><text:s text:c="3"/>70,118</text:p>
          </table:table-cell>
          <table:table-cell office:value-type="float" office:value="31525" table:style-name="ce255">
            <text:p><text:s text:c="3"/>31,525</text:p>
          </table:table-cell>
          <table:table-cell office:value-type="float" office:value="38593" table:style-name="ce255">
            <text:p><text:s text:c="3"/>38,593</text:p>
          </table:table-cell>
          <table:table-cell office:value-type="float" office:value="19.3754473031935" table:style-name="ce256">
            <text:p>19.38</text:p>
          </table:table-cell>
          <table:table-cell office:value-type="float" office:value="150438" table:style-name="ce255">
            <text:p><text:s text:c="3"/>150,438</text:p>
          </table:table-cell>
          <table:table-cell office:value-type="float" office:value="77549" table:style-name="ce255">
            <text:p><text:s text:c="3"/>77,549</text:p>
          </table:table-cell>
          <table:table-cell office:value-type="float" office:value="72889" table:style-name="ce255">
            <text:p><text:s text:c="3"/>72,889</text:p>
          </table:table-cell>
          <table:table-cell office:value-type="float" office:value="41.569975489857441" table:style-name="ce256">
            <text:p>41.57</text:p>
          </table:table-cell>
          <table:table-cell office:value-type="float" office:value="311487" table:style-name="ce255">
            <text:p><text:s text:c="3"/>311,487</text:p>
          </table:table-cell>
          <table:table-cell office:value-type="float" office:value="154006" table:style-name="ce255">
            <text:p><text:s text:c="3"/>154,006</text:p>
          </table:table-cell>
          <table:table-cell office:value-type="float" office:value="157481" table:style-name="ce255">
            <text:p><text:s text:c="3"/>157,481</text:p>
          </table:table-cell>
          <table:table-cell office:value-type="float" office:value="86.072049318717518" table:style-name="ce256">
            <text:p>86.07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新</text:span><text:s/><text:span text:style-name="T5">竹</text:span><text:s/><text:span text:style-name="T5">市</text:span></text:p>
          </table:table-cell>
          <table:table-cell office:value-type="float" office:value="452928" table:style-name="ce257">
            <text:p><text:s text:c="3"/>452,928</text:p>
          </table:table-cell>
          <table:table-cell office:value-type="float" office:value="223544" table:style-name="ce257">
            <text:p><text:s text:c="3"/>223,544</text:p>
          </table:table-cell>
          <table:table-cell office:value-type="float" office:value="229384" table:style-name="ce257">
            <text:p><text:s text:c="3"/>229,384</text:p>
          </table:table-cell>
          <table:table-cell office:value-type="float" office:value="100" table:style-name="ce258">
            <text:p>100.00</text:p>
          </table:table-cell>
          <table:table-cell office:value-type="float" office:value="73428" table:style-name="ce257">
            <text:p><text:s text:c="3"/>73,428</text:p>
          </table:table-cell>
          <table:table-cell office:value-type="float" office:value="38196" table:style-name="ce257">
            <text:p><text:s text:c="3"/>38,196</text:p>
          </table:table-cell>
          <table:table-cell office:value-type="float" office:value="35232" table:style-name="ce257">
            <text:p><text:s text:c="3"/>35,232</text:p>
          </table:table-cell>
          <table:table-cell office:value-type="float" office:value="16.21184824077999" table:style-name="ce258">
            <text:p>16.21</text:p>
          </table:table-cell>
          <table:table-cell office:value-type="float" office:value="315138" table:style-name="ce257">
            <text:p><text:s text:c="3"/>315,138</text:p>
          </table:table-cell>
          <table:table-cell office:value-type="float" office:value="156938" table:style-name="ce257">
            <text:p><text:s text:c="3"/>156,938</text:p>
          </table:table-cell>
          <table:table-cell office:value-type="float" office:value="158200" table:style-name="ce257">
            <text:p><text:s text:c="3"/>158,200</text:p>
          </table:table-cell>
          <table:table-cell office:value-type="float" office:value="69.577946163628653" table:style-name="ce258">
            <text:p>69.58</text:p>
          </table:table-cell>
          <table:table-cell office:value-type="float" office:value="64362" table:style-name="ce257">
            <text:p><text:s text:c="3"/>64,362</text:p>
          </table:table-cell>
          <table:table-cell office:value-type="float" office:value="28410" table:style-name="ce257">
            <text:p><text:s text:c="3"/>28,410</text:p>
          </table:table-cell>
          <table:table-cell office:value-type="float" office:value="35952" table:style-name="ce257">
            <text:p><text:s text:c="3"/>35,952</text:p>
          </table:table-cell>
          <table:table-cell office:value-type="float" office:value="14.210205595591351" table:style-name="ce258">
            <text:p>14.21</text:p>
          </table:table-cell>
          <table:table-cell office:value-type="float" office:value="200297" table:style-name="ce257">
            <text:p><text:s text:c="3"/>200,297</text:p>
          </table:table-cell>
          <table:table-cell office:value-type="float" office:value="100134" table:style-name="ce257">
            <text:p><text:s text:c="3"/>100,134</text:p>
          </table:table-cell>
          <table:table-cell office:value-type="float" office:value="100163" table:style-name="ce257">
            <text:p><text:s text:c="3"/>100,163</text:p>
          </table:table-cell>
          <table:table-cell office:value-type="float" office:value="44.222702063021053" table:style-name="ce258">
            <text:p>44.22</text:p>
          </table:table-cell>
          <table:table-cell office:value-type="float" office:value="355783" table:style-name="ce257">
            <text:p><text:s text:c="3"/>355,783</text:p>
          </table:table-cell>
          <table:table-cell office:value-type="float" office:value="173000" table:style-name="ce257">
            <text:p><text:s text:c="3"/>173,000</text:p>
          </table:table-cell>
          <table:table-cell office:value-type="float" office:value="182783" table:style-name="ce257">
            <text:p><text:s text:c="3"/>182,783</text:p>
          </table:table-cell>
          <table:table-cell office:value-type="float" office:value="78.55177864914512" table:style-name="ce258">
            <text:p>78.55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嘉</text:span><text:s/><text:span text:style-name="T5">義</text:span><text:s/><text:span text:style-name="T5">市</text:span></text:p>
          </table:table-cell>
          <table:table-cell office:value-type="float" office:value="263188" table:style-name="ce259">
            <text:p><text:s text:c="3"/>263,188</text:p>
          </table:table-cell>
          <table:table-cell office:value-type="float" office:value="126750" table:style-name="ce259">
            <text:p><text:s text:c="3"/>126,750</text:p>
          </table:table-cell>
          <table:table-cell office:value-type="float" office:value="136438" table:style-name="ce259">
            <text:p><text:s text:c="3"/>136,438</text:p>
          </table:table-cell>
          <table:table-cell office:value-type="float" office:value="100" table:style-name="ce260">
            <text:p>100.00</text:p>
          </table:table-cell>
          <table:table-cell office:value-type="float" office:value="33210" table:style-name="ce259">
            <text:p><text:s text:c="3"/>33,210</text:p>
          </table:table-cell>
          <table:table-cell office:value-type="float" office:value="17252" table:style-name="ce259">
            <text:p><text:s text:c="3"/>17,252</text:p>
          </table:table-cell>
          <table:table-cell office:value-type="float" office:value="15958" table:style-name="ce259">
            <text:p><text:s text:c="3"/>15,958</text:p>
          </table:table-cell>
          <table:table-cell office:value-type="float" office:value="12.618356460020969" table:style-name="ce260">
            <text:p>12.62</text:p>
          </table:table-cell>
          <table:table-cell office:value-type="float" office:value="183269" table:style-name="ce259">
            <text:p><text:s text:c="3"/>183,269</text:p>
          </table:table-cell>
          <table:table-cell office:value-type="float" office:value="89057" table:style-name="ce259">
            <text:p><text:s text:c="3"/>89,057</text:p>
          </table:table-cell>
          <table:table-cell office:value-type="float" office:value="94212" table:style-name="ce259">
            <text:p><text:s text:c="3"/>94,212</text:p>
          </table:table-cell>
          <table:table-cell office:value-type="float" office:value="69.634253841360547" table:style-name="ce260">
            <text:p>69.63</text:p>
          </table:table-cell>
          <table:table-cell office:value-type="float" office:value="46709" table:style-name="ce259">
            <text:p><text:s text:c="3"/>46,709</text:p>
          </table:table-cell>
          <table:table-cell office:value-type="float" office:value="20441" table:style-name="ce259">
            <text:p><text:s text:c="3"/>20,441</text:p>
          </table:table-cell>
          <table:table-cell office:value-type="float" office:value="26268" table:style-name="ce259">
            <text:p><text:s text:c="3"/>26,268</text:p>
          </table:table-cell>
          <table:table-cell office:value-type="float" office:value="17.74738969861848" table:style-name="ce260">
            <text:p>17.75</text:p>
          </table:table-cell>
          <table:table-cell office:value-type="float" office:value="111047" table:style-name="ce259">
            <text:p><text:s text:c="3"/>111,047</text:p>
          </table:table-cell>
          <table:table-cell office:value-type="float" office:value="54478" table:style-name="ce259">
            <text:p><text:s text:c="3"/>54,478</text:p>
          </table:table-cell>
          <table:table-cell office:value-type="float" office:value="56569" table:style-name="ce259">
            <text:p><text:s text:c="3"/>56,569</text:p>
          </table:table-cell>
          <table:table-cell office:value-type="float" office:value="42.19303311701141" table:style-name="ce260">
            <text:p>42.19</text:p>
          </table:table-cell>
          <table:table-cell office:value-type="float" office:value="216715" table:style-name="ce259">
            <text:p><text:s text:c="3"/>216,715</text:p>
          </table:table-cell>
          <table:table-cell office:value-type="float" office:value="102637" table:style-name="ce259">
            <text:p><text:s text:c="3"/>102,637</text:p>
          </table:table-cell>
          <table:table-cell office:value-type="float" office:value="114078" table:style-name="ce259">
            <text:p><text:s text:c="3"/>114,078</text:p>
          </table:table-cell>
          <table:table-cell office:value-type="float" office:value="82.342280043163058" table:style-name="ce260">
            <text:p>82.34</text:p>
          </table:table-cell>
          <table:table-cell table:number-columns-repeated="16359" table:style-name="ce101"/>
        </table:table-row>
        <table:table-row table:style-name="ro16">
          <table:table-cell office:value-type="string" table:style-name="ce106">
            <text:p><text:span text:style-name="T7">福</text:span><text:s/><text:span text:style-name="T7">建</text:span><text:s/><text:span text:style-name="T7">省</text:span></text:p>
          </table:table-cell>
          <table:table-cell office:value-type="float" office:value="155955" table:style-name="ce261">
            <text:p><text:s text:c="3"/>155,955</text:p>
          </table:table-cell>
          <table:table-cell office:value-type="float" office:value="78505" table:style-name="ce261">
            <text:p><text:s text:c="3"/>78,505</text:p>
          </table:table-cell>
          <table:table-cell office:value-type="float" office:value="77450" table:style-name="ce261">
            <text:p><text:s text:c="3"/>77,450</text:p>
          </table:table-cell>
          <table:table-cell office:value-type="float" office:value="100" table:style-name="ce262">
            <text:p>100.00</text:p>
          </table:table-cell>
          <table:table-cell office:value-type="float" office:value="13322" table:style-name="ce261">
            <text:p><text:s text:c="3"/>13,322</text:p>
          </table:table-cell>
          <table:table-cell office:value-type="float" office:value="6938" table:style-name="ce261">
            <text:p><text:s text:c="3"/>6,938</text:p>
          </table:table-cell>
          <table:table-cell office:value-type="float" office:value="6384" table:style-name="ce261">
            <text:p><text:s text:c="3"/>6,384</text:p>
          </table:table-cell>
          <table:table-cell office:value-type="float" office:value="8.5422076881151607" table:style-name="ce262">
            <text:p>8.54</text:p>
          </table:table-cell>
          <table:table-cell office:value-type="float" office:value="117214" table:style-name="ce261">
            <text:p><text:s text:c="3"/>117,214</text:p>
          </table:table-cell>
          <table:table-cell office:value-type="float" office:value="59250" table:style-name="ce261">
            <text:p><text:s text:c="3"/>59,250</text:p>
          </table:table-cell>
          <table:table-cell office:value-type="float" office:value="57964" table:style-name="ce261">
            <text:p><text:s text:c="3"/>57,964</text:p>
          </table:table-cell>
          <table:table-cell office:value-type="float" office:value="75.158859927543205" table:style-name="ce262">
            <text:p>75.16</text:p>
          </table:table-cell>
          <table:table-cell office:value-type="float" office:value="25419" table:style-name="ce261">
            <text:p><text:s text:c="3"/>25,419</text:p>
          </table:table-cell>
          <table:table-cell office:value-type="float" office:value="12317" table:style-name="ce261">
            <text:p><text:s text:c="3"/>12,317</text:p>
          </table:table-cell>
          <table:table-cell office:value-type="float" office:value="13102" table:style-name="ce261">
            <text:p><text:s text:c="3"/>13,102</text:p>
          </table:table-cell>
          <table:table-cell office:value-type="float" office:value="16.29893238434164" table:style-name="ce262">
            <text:p>16.30</text:p>
          </table:table-cell>
          <table:table-cell office:value-type="float" office:value="70014" table:style-name="ce261">
            <text:p><text:s text:c="3"/>70,014</text:p>
          </table:table-cell>
          <table:table-cell office:value-type="float" office:value="35372" table:style-name="ce261">
            <text:p><text:s text:c="3"/>35,372</text:p>
          </table:table-cell>
          <table:table-cell office:value-type="float" office:value="34642" table:style-name="ce261">
            <text:p><text:s text:c="3"/>34,642</text:p>
          </table:table-cell>
          <table:table-cell office:value-type="float" office:value="44.893719342117919" table:style-name="ce262">
            <text:p>44.89</text:p>
          </table:table-cell>
          <table:table-cell office:value-type="float" office:value="136460" table:style-name="ce261">
            <text:p><text:s text:c="3"/>136,460</text:p>
          </table:table-cell>
          <table:table-cell office:value-type="float" office:value="68347" table:style-name="ce261">
            <text:p><text:s text:c="3"/>68,347</text:p>
          </table:table-cell>
          <table:table-cell office:value-type="float" office:value="68113" table:style-name="ce261">
            <text:p><text:s text:c="3"/>68,113</text:p>
          </table:table-cell>
          <table:table-cell office:value-type="float" office:value="87.499599243371478" table:style-name="ce262">
            <text:p>87.50</text:p>
          </table:table-cell>
          <table:table-cell table:number-columns-repeated="16359" table:style-name="ce101"/>
        </table:table-row>
        <table:table-row table:style-name="ro16">
          <table:table-cell office:value-type="string" table:style-name="ce107">
            <text:p><text:span text:style-name="T5">金</text:span><text:s/><text:span text:style-name="T5">門</text:span><text:s/><text:span text:style-name="T5">縣</text:span></text:p>
          </table:table-cell>
          <table:table-cell office:value-type="float" office:value="141965" table:style-name="ce263">
            <text:p><text:s text:c="3"/>141,965</text:p>
          </table:table-cell>
          <table:table-cell office:value-type="float" office:value="70423" table:style-name="ce263">
            <text:p><text:s text:c="3"/>70,423</text:p>
          </table:table-cell>
          <table:table-cell office:value-type="float" office:value="71542" table:style-name="ce263">
            <text:p><text:s text:c="3"/>71,542</text:p>
          </table:table-cell>
          <table:table-cell office:value-type="float" office:value="100" table:style-name="ce264">
            <text:p>100.00</text:p>
          </table:table-cell>
          <table:table-cell office:value-type="float" office:value="11897" table:style-name="ce263">
            <text:p><text:s text:c="3"/>11,897</text:p>
          </table:table-cell>
          <table:table-cell office:value-type="float" office:value="6179" table:style-name="ce263">
            <text:p><text:s text:c="3"/>6,179</text:p>
          </table:table-cell>
          <table:table-cell office:value-type="float" office:value="5718" table:style-name="ce263">
            <text:p><text:s text:c="3"/>5,718</text:p>
          </table:table-cell>
          <table:table-cell office:value-type="float" office:value="8.3802345648575294" table:style-name="ce264">
            <text:p>8.38</text:p>
          </table:table-cell>
          <table:table-cell office:value-type="float" office:value="106610" table:style-name="ce263">
            <text:p><text:s text:c="3"/>106,610</text:p>
          </table:table-cell>
          <table:table-cell office:value-type="float" office:value="53006" table:style-name="ce263">
            <text:p><text:s text:c="3"/>53,006</text:p>
          </table:table-cell>
          <table:table-cell office:value-type="float" office:value="53604" table:style-name="ce263">
            <text:p><text:s text:c="3"/>53,604</text:p>
          </table:table-cell>
          <table:table-cell office:value-type="float" office:value="75.095974359877431" table:style-name="ce264">
            <text:p>75.10</text:p>
          </table:table-cell>
          <table:table-cell office:value-type="float" office:value="23458" table:style-name="ce263">
            <text:p><text:s text:c="3"/>23,458</text:p>
          </table:table-cell>
          <table:table-cell office:value-type="float" office:value="11238" table:style-name="ce263">
            <text:p><text:s text:c="3"/>11,238</text:p>
          </table:table-cell>
          <table:table-cell office:value-type="float" office:value="12220" table:style-name="ce263">
            <text:p><text:s text:c="3"/>12,220</text:p>
          </table:table-cell>
          <table:table-cell office:value-type="float" office:value="16.523791075265031" table:style-name="ce264">
            <text:p>16.52</text:p>
          </table:table-cell>
          <table:table-cell office:value-type="float" office:value="63319" table:style-name="ce263">
            <text:p><text:s text:c="3"/>63,319</text:p>
          </table:table-cell>
          <table:table-cell office:value-type="float" office:value="31462" table:style-name="ce263">
            <text:p><text:s text:c="3"/>31,462</text:p>
          </table:table-cell>
          <table:table-cell office:value-type="float" office:value="31857" table:style-name="ce263">
            <text:p><text:s text:c="3"/>31,857</text:p>
          </table:table-cell>
          <table:table-cell office:value-type="float" office:value="44.601838481315824" table:style-name="ce264">
            <text:p>44.60</text:p>
          </table:table-cell>
          <table:table-cell office:value-type="float" office:value="124413" table:style-name="ce263">
            <text:p><text:s text:c="3"/>124,413</text:p>
          </table:table-cell>
          <table:table-cell office:value-type="float" office:value="61303" table:style-name="ce263">
            <text:p><text:s text:c="3"/>61,303</text:p>
          </table:table-cell>
          <table:table-cell office:value-type="float" office:value="63110" table:style-name="ce263">
            <text:p><text:s text:c="3"/>63,110</text:p>
          </table:table-cell>
          <table:table-cell office:value-type="float" office:value="87.636389250871687" table:style-name="ce264">
            <text:p>87.64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連</text:span><text:s/><text:span text:style-name="T5">江</text:span><text:s/><text:span text:style-name="T5">縣</text:span></text:p>
          </table:table-cell>
          <table:table-cell office:value-type="float" office:value="13990" table:style-name="ce265">
            <text:p><text:s text:c="3"/>13,990</text:p>
          </table:table-cell>
          <table:table-cell office:value-type="float" office:value="8082" table:style-name="ce265">
            <text:p><text:s text:c="3"/>8,082</text:p>
          </table:table-cell>
          <table:table-cell office:value-type="float" office:value="5908" table:style-name="ce265">
            <text:p><text:s text:c="3"/>5,908</text:p>
          </table:table-cell>
          <table:table-cell office:value-type="float" office:value="100" table:style-name="ce266">
            <text:p>100.00</text:p>
          </table:table-cell>
          <table:table-cell office:value-type="float" office:value="1425" table:style-name="ce265">
            <text:p><text:s text:c="3"/>1,425</text:p>
          </table:table-cell>
          <table:table-cell office:value-type="float" office:value="759" table:style-name="ce265">
            <text:p><text:s text:c="3"/>759</text:p>
          </table:table-cell>
          <table:table-cell office:value-type="float" office:value="666" table:style-name="ce265">
            <text:p><text:s text:c="3"/>666</text:p>
          </table:table-cell>
          <table:table-cell office:value-type="float" office:value="10.185847033595429" table:style-name="ce266">
            <text:p>10.19</text:p>
          </table:table-cell>
          <table:table-cell office:value-type="float" office:value="10604" table:style-name="ce265">
            <text:p><text:s text:c="3"/>10,604</text:p>
          </table:table-cell>
          <table:table-cell office:value-type="float" office:value="6244" table:style-name="ce265">
            <text:p><text:s text:c="3"/>6,244</text:p>
          </table:table-cell>
          <table:table-cell office:value-type="float" office:value="4360" table:style-name="ce265">
            <text:p><text:s text:c="3"/>4,360</text:p>
          </table:table-cell>
          <table:table-cell office:value-type="float" office:value="75.796997855611153" table:style-name="ce266">
            <text:p>75.80</text:p>
          </table:table-cell>
          <table:table-cell office:value-type="float" office:value="1961" table:style-name="ce265">
            <text:p><text:s text:c="3"/>1,961</text:p>
          </table:table-cell>
          <table:table-cell office:value-type="float" office:value="1079" table:style-name="ce265">
            <text:p><text:s text:c="3"/>1,079</text:p>
          </table:table-cell>
          <table:table-cell office:value-type="float" office:value="882" table:style-name="ce265">
            <text:p><text:s text:c="3"/>882</text:p>
          </table:table-cell>
          <table:table-cell office:value-type="float" office:value="14.01715511079342" table:style-name="ce266">
            <text:p>14.02</text:p>
          </table:table-cell>
          <table:table-cell office:value-type="float" office:value="6695" table:style-name="ce265">
            <text:p><text:s text:c="3"/>6,695</text:p>
          </table:table-cell>
          <table:table-cell office:value-type="float" office:value="3910" table:style-name="ce265">
            <text:p><text:s text:c="3"/>3,910</text:p>
          </table:table-cell>
          <table:table-cell office:value-type="float" office:value="2785" table:style-name="ce265">
            <text:p><text:s text:c="3"/>2,785</text:p>
          </table:table-cell>
          <table:table-cell office:value-type="float" office:value="47.855611150822007" table:style-name="ce266">
            <text:p>47.86</text:p>
          </table:table-cell>
          <table:table-cell office:value-type="float" office:value="12047" table:style-name="ce265">
            <text:p><text:s text:c="3"/>12,047</text:p>
          </table:table-cell>
          <table:table-cell office:value-type="float" office:value="7044" table:style-name="ce265">
            <text:p><text:s text:c="3"/>7,044</text:p>
          </table:table-cell>
          <table:table-cell office:value-type="float" office:value="5003" table:style-name="ce265">
            <text:p><text:s text:c="3"/>5,003</text:p>
          </table:table-cell>
          <table:table-cell office:value-type="float" office:value="86.111508220157248" table:style-name="ce266">
            <text:p>86.11</text:p>
          </table:table-cell>
          <table:table-cell table:number-columns-repeated="16359" table:style-name="ce108"/>
        </table:table-row>
        <table:table-row table:style-name="ro26">
          <table:table-cell table:style-name="ce109"/>
          <table:table-cell table:number-columns-repeated="3" table:style-name="ce110"/>
          <table:table-cell table:style-name="ce111"/>
          <table:table-cell table:number-columns-repeated="3" table:style-name="ce110"/>
          <table:table-cell table:style-name="ce111"/>
          <table:table-cell table:number-columns-repeated="3" table:style-name="ce110"/>
          <table:table-cell table:style-name="ce111"/>
          <table:table-cell table:number-columns-repeated="3" table:style-name="ce110"/>
          <table:table-cell table:style-name="ce111"/>
          <table:table-cell table:number-columns-repeated="3" table:style-name="ce110"/>
          <table:table-cell table:style-name="ce111"/>
          <table:table-cell table:number-columns-repeated="3" table:style-name="ce110"/>
          <table:table-cell table:style-name="ce111"/>
          <table:table-cell table:number-columns-repeated="16359" table:style-name="ce101"/>
        </table:table-row>
        <table:table-row table:style-name="ro18">
          <table:table-cell table:style-name="ce112"/>
          <table:table-cell table:number-columns-repeated="23" table:style-name="ce113"/>
          <table:table-cell office:value-type="string" table:style-name="ce114">
            <text:p>內政部戶政司編製</text:p>
          </table:table-cell>
          <table:table-cell table:number-columns-repeated="16359" table:style-name="ce108"/>
        </table:table-row>
        <table:table-row table:style-name="ro27">
          <table:table-cell table:number-columns-repeated="25" table:style-name="ce95"/>
          <table:table-cell table:number-columns-repeated="16359" table:style-name="ce113"/>
        </table:table-row>
        <table:table-row table:number-rows-repeated="1048543" table:style-name="ro27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9" table:number-columns-repeated="16384" table:default-cell-style-name="ce268"/>
        <table:table-row table:style-name="ro21">
          <table:table-cell table:style-name="ce268">
            <draw:frame draw:z-index="2" draw:id="id1" draw:style-name="a1" draw:name="Object 3" svg:x="0.21875in" svg:y="0.125in" svg:width="6.91667in" svg:height="9.8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1">
          <table:table-cell table:number-columns-repeated="16384"/>
        </table:table-row>
        <table:table-row table:style-name="ro21">
          <table:table-cell table:style-name="ce268">
            <draw:frame draw:z-index="1" draw:id="id0" draw:style-name="a0" draw:name="Object 2" svg:x="0.20833in" svg:y="0.15625in" svg:width="6.67708in" svg:height="8.82292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1">
          <table:table-cell table:number-columns-repeated="16384"/>
        </table:table-row>
        <table:table-row table:style-name="ro28">
          <table:table-cell table:number-columns-repeated="16384" table:style-name="ce268"/>
        </table:table-row>
        <table:table-row table:number-rows-repeated="15" table:style-name="ro21">
          <table:table-cell table:number-columns-repeated="16384"/>
        </table:table-row>
        <table:table-row table:number-rows-repeated="5" table:style-name="ro29">
          <table:table-cell table:number-columns-repeated="11"/>
          <table:table-cell table:style-name="ce267"/>
          <table:table-cell table:number-columns-repeated="16372"/>
        </table:table-row>
        <table:table-row table:style-name="ro29">
          <table:table-cell table:number-columns-repeated="11"/>
          <table:table-cell table:style-name="ce269"/>
          <table:table-cell table:number-columns-repeated="16372"/>
        </table:table-row>
        <table:table-row table:number-rows-repeated="1048503" table:style-name="ro21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10.128.167.105/d/Users/moi1849/Desktop/123/3/1.月報/06速(月)報套印/11012/上網各月速報公式(12月).xls'#說明" table:style-name="ta5">
        <table:table-source xlink:href="file://10.128.167.105/d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160" table:style-name="ta5">
        <table:table-source xlink:href="file://10.128.167.105/d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170" table:style-name="ta5">
        <table:table-source xlink:href="file://10.128.167.105/d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1B0" table:style-name="ta5">
        <table:table-source xlink:href="file://10.128.167.105/d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1-年月別(貼01-縣市別)" table:style-name="ta5">
        <table:table-source xlink:href="file://10.128.167.105/d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1-縣市別" table:style-name="ta5">
        <table:table-source xlink:href="file://10.128.167.105/d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1-年齡結構" table:style-name="ta5">
        <table:table-source xlink:href="file://10.128.167.105/d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1資料分析" table:style-name="ta5">
        <table:table-source xlink:href="file://10.128.167.105/d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1分析(草稿)" table:style-name="ta5">
        <table:table-source xlink:href="file://10.128.167.105/d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2-年月別" table:style-name="ta5">
        <table:table-source xlink:href="file://10.128.167.105/d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2-縣市別" table:style-name="ta5">
        <table:table-source xlink:href="file://10.128.167.105/d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4-單一年齡" table:style-name="ta5">
        <table:table-source xlink:href="file://10.128.167.105/d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5-年齡結構" table:style-name="ta5">
        <table:table-source xlink:href="file://10.128.167.105/d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6-人口增加&amp;生死結離" table:style-name="ta5">
        <table:table-source xlink:href="file://10.128.167.105/d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7-年月別" table:style-name="ta5">
        <table:table-source xlink:href="file://10.128.167.105/d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7-縣市別" table:style-name="ta5">
        <table:table-source xlink:href="file://10.128.167.105/d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10-年月別" table:style-name="ta5">
        <table:table-source xlink:href="file://10.128.167.105/d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10-縣市別" table:style-name="ta5">
        <table:table-source xlink:href="file://10.128.167.105/d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11-遷徙" table:style-name="ta5">
        <table:table-source xlink:href="file://10.128.167.105/d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#REF" table:style-name="ta5">
        <table:table-source xlink:href="file://10.128.167.105/d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3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meta:initial-creator>陳桂瑋</meta:initial-creator>
    <dc:creator>陳桂瑋</dc:creator>
    <meta:creation-date>2023-02-04T06:16:41Z</meta:creation-date>
    <dc:date>2023-02-09T03:52:25Z</dc:date>
    <meta:print-date>2022-07-14T08:53:18Z</meta:print-date>
  </office:meta>
</office:document-meta>
</file>